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E540013573895E9D.png" manifest:media-type="image/png"/>
  <manifest:file-entry manifest:full-path="Pictures/1000020100000500000002D060C19ABA5FD7FEED.png" manifest:media-type="image/png"/>
  <manifest:file-entry manifest:full-path="Pictures/1000020100000500000002D0C620E741E09E4EA7.png" manifest:media-type="image/png"/>
  <manifest:file-entry manifest:full-path="Pictures/1000020100000500000002D0229702A03F5FBF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gr6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32cm" fo:padding-top="0cm" fo:padding-bottom="1.27cm" fo:padding-left="0cm" fo:padding-right="0cm"/>
    </style:style>
    <style:style style:name="gr7" style:family="graphic" style:parent-style-name="standard">
      <style:graphic-properties svg:stroke-color="#009999" draw:fill-color="#00cccc" draw:textarea-horizontal-align="justify" draw:textarea-vertical-align="middle" draw:auto-grow-height="false" fo:min-height="0.069cm" fo:min-width="0cm" fo:padding-left="1.27cm" fo:padding-right="0cm"/>
    </style:style>
    <style:style style:name="gr8" style:family="graphic" style:parent-style-name="standard">
      <style:graphic-properties svg:stroke-color="#009999" draw:fill-color="#00cccc" draw:textarea-horizontal-align="justify" draw:textarea-vertical-align="middle" draw:auto-grow-height="false" fo:min-height="0.069cm" fo:min-width="0cm" fo:padding-left="0cm" fo:padding-right="1.27cm"/>
    </style:style>
    <style:style style:name="gr9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32cm" fo:padding-top="1.27cm" fo:padding-bottom="0cm" fo:padding-left="0cm" fo:padding-right="0cm"/>
    </style:style>
    <style:style style:name="gr10" style:family="graphic" style:parent-style-name="objectwithoutfill">
      <style:graphic-properties svg:stroke-color="#000000" draw:fill="none"/>
    </style:style>
    <style:style style:name="gr11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32cm" fo:padding-top="0cm" fo:padding-bottom="0cm" fo:padding-left="0cm" fo:padding-right="1.27cm"/>
    </style:style>
    <style:style style:name="gr12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32cm" fo:padding-top="0cm" fo:padding-bottom="0cm" fo:padding-left="1.27cm" fo:padding-right="0cm"/>
    </style:style>
    <style:style style:name="gr13" style:family="graphic" style:parent-style-name="standard">
      <style:graphic-properties svg:stroke-color="#009999" draw:fill-color="#00cccc" draw:textarea-horizontal-align="justify" draw:textarea-vertical-align="middle" draw:auto-grow-height="false" fo:min-height="0.319cm" fo:min-width="0cm" fo:padding-top="0cm" fo:padding-bottom="0cm" fo:padding-left="0cm" fo:padding-right="1.2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5" style:family="graphic" style:parent-style-name="objectwithoutfill">
      <style:graphic-properties svg:stroke-color="#3333ff" draw:marker-end="Arrow" draw:marker-end-width="0.3cm" draw:fill="none"/>
    </style:style>
    <style:style style:name="gr16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9.588cm"/>
    </style:style>
    <style:style style:name="gr17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434cm" fo:padding-top="0cm" fo:padding-bottom="1.27cm" fo:padding-left="0cm" fo:padding-right="0cm"/>
    </style:style>
    <style:style style:name="gr18" style:family="graphic" style:parent-style-name="standard">
      <style:graphic-properties svg:stroke-color="#009999" draw:fill-color="#00cccc" draw:textarea-horizontal-align="justify" draw:textarea-vertical-align="middle" draw:auto-grow-height="false" fo:min-height="0.463cm" fo:min-width="0cm" fo:padding-top="0cm" fo:padding-bottom="0cm" fo:padding-left="0cm" fo:padding-right="1.27cm"/>
    </style:style>
    <style:style style:name="gr19" style:family="graphic" style:parent-style-name="standard">
      <style:graphic-properties svg:stroke-color="#009999" draw:fill-color="#00cccc" draw:textarea-horizontal-align="justify" draw:textarea-vertical-align="middle" draw:auto-grow-height="false" fo:min-height="0.44cm" fo:min-width="0cm" fo:padding-top="0cm" fo:padding-bottom="0cm" fo:padding-left="1.27cm" fo:padding-right="0cm"/>
    </style:style>
    <style:style style:name="gr20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434cm" fo:padding-top="1.27cm" fo:padding-bottom="0cm" fo:padding-left="0cm" fo:padding-right="0cm"/>
    </style:style>
    <style:style style:name="gr21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435cm" fo:padding-top="1.27cm" fo:padding-bottom="0cm" fo:padding-left="0cm" fo:padding-right="0cm"/>
    </style:style>
    <style:style style:name="gr22" style:family="graphic" style:parent-style-name="standard">
      <style:graphic-properties svg:stroke-color="#009999" draw:fill-color="#00cccc" draw:textarea-horizontal-align="justify" draw:textarea-vertical-align="middle" draw:auto-grow-height="false" fo:min-height="0.305cm" fo:min-width="0cm" fo:padding-top="0cm" fo:padding-bottom="0cm" fo:padding-left="1.27cm" fo:padding-right="0cm"/>
    </style:style>
    <style:style style:name="gr23" style:family="graphic" style:parent-style-name="standard">
      <style:graphic-properties svg:stroke-color="#009999" draw:fill-color="#00cccc" draw:textarea-horizontal-align="justify" draw:textarea-vertical-align="middle" draw:auto-grow-height="false" fo:min-height="0.319cm" fo:min-width="0cm" fo:padding-top="1.27cm" fo:padding-bottom="0cm" fo:padding-left="0cm" fo:padding-right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5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441cm" fo:padding-top="0cm" fo:padding-bottom="1.27cm" fo:padding-left="0cm" fo:padding-right="0cm"/>
    </style:style>
    <style:style style:name="gr26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442cm" fo:padding-top="0cm" fo:padding-bottom="1.27cm" fo:padding-left="0cm" fo:padding-right="0cm"/>
    </style:style>
    <style:style style:name="gr27" style:family="graphic" style:parent-style-name="standard">
      <style:graphic-properties svg:stroke-color="#009999" draw:fill-color="#00cccc" draw:textarea-horizontal-align="justify" draw:textarea-vertical-align="middle" draw:auto-grow-height="false" fo:min-height="0.439cm" fo:min-width="0cm" fo:padding-top="0cm" fo:padding-bottom="0cm" fo:padding-left="1.27cm" fo:padding-right="0cm"/>
    </style:style>
    <style:style style:name="gr28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441cm" fo:padding-top="1.27cm" fo:padding-bottom="0cm" fo:padding-left="0cm" fo:padding-right="0cm"/>
    </style:style>
    <style:style style:name="gr29" style:family="graphic" style:parent-style-name="standard">
      <style:graphic-properties svg:stroke-color="#009999" draw:fill-color="#00cccc" draw:textarea-horizontal-align="justify" draw:textarea-vertical-align="middle" draw:auto-grow-height="false" fo:min-height="0.44cm" fo:min-width="0cm" fo:padding-top="0cm" fo:padding-bottom="0cm" fo:padding-left="0cm" fo:padding-right="1.27cm"/>
    </style:style>
    <style:style style:name="gr30" style:family="graphic" style:parent-style-name="standard">
      <style:graphic-properties svg:stroke-color="#009999" draw:fill-color="#00cccc" draw:textarea-horizontal-align="justify" draw:textarea-vertical-align="middle" draw:auto-grow-height="false" fo:min-height="0.439cm" fo:min-width="0cm" fo:padding-top="0cm" fo:padding-bottom="0cm" fo:padding-left="0cm" fo:padding-right="1.2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32" style:family="graphic" style:parent-style-name="objectwithoutfill">
      <style:graphic-properties svg:stroke-color="#ff3333" draw:fill="none"/>
    </style:style>
    <style:style style:name="gr33" style:family="graphic" style:parent-style-name="objectwithoutfill">
      <style:graphic-properties svg:stroke-color="#0000ff" draw:fill="none"/>
    </style:style>
    <style:style style:name="gr34" style:family="graphic" style:parent-style-name="objectwithoutfill">
      <style:graphic-properties svg:stroke-color="#ff0000" draw:fill="none"/>
    </style:style>
    <style:style style:name="gr35" style:family="graphic" style:parent-style-name="standard">
      <style:graphic-properties svg:stroke-width="0.051cm" svg:stroke-color="#000000" draw:marker-start-width="0.276cm" draw:marker-end-width="0.276cm" draw:fill-color="#ffff99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13.174cm"/>
    </style:style>
    <style:style style:name="gr37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313cm" fo:padding-top="0cm" fo:padding-bottom="1.27cm" fo:padding-left="0cm" fo:padding-right="0cm"/>
    </style:style>
    <style:style style:name="gr38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299cm" fo:padding-top="0cm" fo:padding-bottom="1.27cm" fo:padding-left="0cm" fo:padding-right="0cm"/>
    </style:style>
    <style:style style:name="gr39" style:family="graphic" style:parent-style-name="standard">
      <style:graphic-properties svg:stroke-color="#009999" draw:fill-color="#00cccc" draw:textarea-horizontal-align="justify" draw:textarea-vertical-align="middle" draw:auto-grow-height="false" fo:min-height="0.324cm" fo:min-width="0cm" fo:padding-top="0cm" fo:padding-bottom="0cm" fo:padding-left="1.27cm" fo:padding-right="0cm"/>
    </style:style>
    <style:style style:name="gr40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299cm" fo:padding-top="1.27cm" fo:padding-bottom="0cm" fo:padding-left="0cm" fo:padding-right="0cm"/>
    </style:style>
    <style:style style:name="gr41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298cm" fo:padding-top="1.27cm" fo:padding-bottom="0cm" fo:padding-left="0cm" fo:padding-right="0cm"/>
    </style:style>
    <style:style style:name="gr42" style:family="graphic" style:parent-style-name="standard">
      <style:graphic-properties svg:stroke-color="#009999" draw:fill-color="#00cccc" draw:textarea-horizontal-align="justify" draw:textarea-vertical-align="middle" draw:auto-grow-height="false" fo:min-height="0.323cm" fo:min-width="0cm" fo:padding-top="0cm" fo:padding-bottom="0cm" fo:padding-left="0cm" fo:padding-right="1.27cm"/>
    </style:style>
    <style:style style:name="gr43" style:family="graphic" style:parent-style-name="standard">
      <style:graphic-properties svg:stroke-width="0.051cm" svg:stroke-color="#000000" draw:marker-start-width="0.276cm" draw:marker-end-width="0.276cm" draw:fill-color="#ccff99" fo:padding-top="0.15cm" fo:padding-bottom="0.15cm" fo:padding-left="0.275cm" fo:padding-right="0.275cm"/>
    </style:style>
    <style:style style:name="gr44" style:family="graphic" style:parent-style-name="objectwithoutfill">
      <style:graphic-properties svg:stroke-color="#dddddd" draw:fill="none" draw:fill-color="#dddddd"/>
    </style:style>
    <style:style style:name="gr45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.313cm" fo:padding-top="0cm" fo:padding-bottom="1.27cm" fo:padding-left="0cm" fo:padding-right="0cm"/>
    </style:style>
    <style:style style:name="gr46" style:family="graphic" style:parent-style-name="standard">
      <style:graphic-properties svg:stroke-color="#dddddd" draw:fill-color="#dddddd" draw:textarea-horizontal-align="justify" draw:textarea-vertical-align="middle" draw:auto-grow-height="false" fo:min-height="0cm" fo:min-width="0.299cm" fo:padding-top="0cm" fo:padding-bottom="1.27cm" fo:padding-left="0cm" fo:padding-right="0cm"/>
    </style:style>
    <style:style style:name="gr47" style:family="graphic" style:parent-style-name="standard">
      <style:graphic-properties svg:stroke-color="#dddddd" draw:fill-color="#dddddd" draw:textarea-horizontal-align="justify" draw:textarea-vertical-align="middle" draw:auto-grow-height="false" fo:min-height="0.324cm" fo:min-width="0cm" fo:padding-top="0cm" fo:padding-bottom="0cm" fo:padding-left="1.27cm" fo:padding-right="0cm"/>
    </style:style>
    <style:style style:name="gr48" style:family="graphic" style:parent-style-name="standard">
      <style:graphic-properties svg:stroke-color="#dddddd" draw:fill-color="#dddddd" draw:textarea-horizontal-align="justify" draw:textarea-vertical-align="middle" draw:auto-grow-height="false" fo:min-height="0cm" fo:min-width="0.299cm" fo:padding-top="1.27cm" fo:padding-bottom="0cm" fo:padding-left="0cm" fo:padding-right="0cm"/>
    </style:style>
    <style:style style:name="gr49" style:family="graphic" style:parent-style-name="standard">
      <style:graphic-properties svg:stroke-color="#dddddd" draw:fill-color="#dddddd" draw:textarea-horizontal-align="justify" draw:textarea-vertical-align="middle" draw:auto-grow-height="false" fo:min-height="0cm" fo:min-width="0.298cm" fo:padding-top="1.27cm" fo:padding-bottom="0cm" fo:padding-left="0cm" fo:padding-right="0cm"/>
    </style:style>
    <style:style style:name="gr50" style:family="graphic" style:parent-style-name="standard">
      <style:graphic-properties svg:stroke-color="#dddddd" draw:fill-color="#dddddd" draw:textarea-horizontal-align="justify" draw:textarea-vertical-align="middle" draw:auto-grow-height="false" fo:min-height="0.323cm" fo:min-width="0cm" fo:padding-top="0cm" fo:padding-bottom="0cm" fo:padding-left="0cm" fo:padding-right="1.27cm"/>
    </style:style>
    <style:style style:name="gr51" style:family="graphic" style:parent-style-name="standard">
      <style:graphic-properties draw:stroke="none" svg:stroke-color="#dddddd" draw:fill="none" draw:fill-color="#dddddd" draw:auto-grow-height="true" draw:auto-grow-width="false" fo:max-height="0cm" fo:min-height="0.713cm"/>
    </style:style>
    <style:style style:name="gr52" style:family="graphic" style:parent-style-name="standard">
      <style:graphic-properties svg:stroke-width="0.051cm" svg:stroke-color="#ff0000" draw:marker-start-width="0.276cm" draw:marker-end-width="0.276cm" draw:fill-color="#ff9999" draw:textarea-horizontal-align="justify" draw:textarea-vertical-align="middle" draw:auto-grow-height="false" fo:min-height="0cm" fo:min-width="0.313cm" fo:padding-top="0.025cm" fo:padding-bottom="1.295cm" fo:padding-left="0.025cm" fo:padding-right="0.025cm"/>
    </style:style>
    <style:style style:name="gr53" style:family="graphic" style:parent-style-name="standard">
      <style:graphic-properties svg:stroke-width="0.051cm" svg:stroke-color="#ff0000" draw:marker-start-width="0.276cm" draw:marker-end-width="0.276cm" draw:fill-color="#ff9999" draw:textarea-horizontal-align="justify" draw:textarea-vertical-align="middle" draw:auto-grow-height="false" fo:min-height="0cm" fo:min-width="0.299cm" fo:padding-top="0.025cm" fo:padding-bottom="1.295cm" fo:padding-left="0.025cm" fo:padding-right="0.025cm"/>
    </style:style>
    <style:style style:name="gr54" style:family="graphic" style:parent-style-name="standard">
      <style:graphic-properties svg:stroke-width="0.051cm" svg:stroke-color="#ff0000" draw:marker-start-width="0.276cm" draw:marker-end-width="0.276cm" draw:fill-color="#ff9999" draw:textarea-horizontal-align="justify" draw:textarea-vertical-align="middle" draw:auto-grow-height="false" fo:min-height="0.323cm" fo:min-width="0cm" fo:padding-top="0.025cm" fo:padding-bottom="0.025cm" fo:padding-left="0.025cm" fo:padding-right="1.295cm"/>
    </style:style>
    <style:style style:name="gr55" style:family="graphic" style:parent-style-name="standard">
      <style:graphic-properties svg:stroke-color="#ff0000" draw:fill-color="#ff9999" draw:textarea-horizontal-align="justify" draw:textarea-vertical-align="middle" draw:auto-grow-height="false" fo:min-height="0cm" fo:min-width="0.313cm" fo:padding-top="0cm" fo:padding-bottom="1.27cm" fo:padding-left="0cm" fo:padding-right="0cm"/>
    </style:style>
    <style:style style:name="gr56" style:family="graphic" style:parent-style-name="standard">
      <style:graphic-properties svg:stroke-width="0.152cm" svg:stroke-color="#ff0000" draw:marker-start-width="0.427cm" draw:marker-end-width="0.427cm" draw:fill="none" fo:padding-top="0.2cm" fo:padding-bottom="0.2cm" fo:padding-left="0.325cm" fo:padding-right="0.325cm"/>
    </style:style>
    <style:style style:name="gr57" style:family="graphic" style:parent-style-name="standard">
      <style:graphic-properties svg:stroke-color="#ff0000" draw:fill-color="#ff9999" draw:textarea-horizontal-align="justify" draw:textarea-vertical-align="middle" draw:auto-grow-height="false" fo:min-height="0cm" fo:min-width="0.299cm" fo:padding-top="0cm" fo:padding-bottom="1.27cm" fo:padding-left="0cm" fo:padding-right="0cm"/>
    </style:style>
    <style:style style:name="gr58" style:family="graphic" style:parent-style-name="objectwithoutfill">
      <style:graphic-properties svg:stroke-color="#ff0000" draw:fill="none" draw:fill-color="#dddddd"/>
    </style:style>
    <style:style style:name="gr59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.299cm" fo:padding-top="0cm" fo:padding-bottom="1.27cm" fo:padding-left="0cm" fo:padding-right="0cm"/>
    </style:style>
    <style:style style:name="gr60" style:family="graphic" style:parent-style-name="standard">
      <style:graphic-properties svg:stroke-color="#ff0000" draw:fill-color="#ff9999" draw:textarea-horizontal-align="justify" draw:textarea-vertical-align="middle" draw:auto-grow-height="false" fo:min-height="0cm" fo:min-width="0.298cm" fo:padding-top="1.27cm" fo:padding-bottom="0cm" fo:padding-left="0cm" fo:padding-right="0cm"/>
    </style:style>
    <style:style style:name="gr61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.298cm" fo:padding-top="1.27cm" fo:padding-bottom="0cm" fo:padding-left="0cm" fo:padding-right="0cm"/>
    </style:style>
    <style:style style:name="gr62" style:family="graphic" style:parent-style-name="standard">
      <style:graphic-properties svg:stroke-color="#ff0000" draw:fill-color="#ff9999" draw:textarea-horizontal-align="justify" draw:textarea-vertical-align="middle" draw:auto-grow-height="false" fo:min-height="0.323cm" fo:min-width="0cm" fo:padding-top="0cm" fo:padding-bottom="0cm" fo:padding-left="0cm" fo:padding-right="1.27cm"/>
    </style:style>
    <style:style style:name="gr63" style:family="graphic" style:parent-style-name="objectwithoutfill">
      <style:graphic-properties svg:stroke-color="#ff0000" draw:fill="none" draw:fill-color="#ff0000"/>
    </style:style>
    <style:style style:name="gr64" style:family="graphic" style:parent-style-name="standard">
      <style:graphic-properties svg:stroke-color="#ff0000" draw:fill-color="#ff0000" draw:textarea-horizontal-align="justify" draw:textarea-vertical-align="middle" draw:auto-grow-height="false" fo:min-height="0.323cm" fo:min-width="0cm" fo:padding-top="0cm" fo:padding-bottom="0cm" fo:padding-left="0cm" fo:padding-right="1.27cm"/>
    </style:style>
    <style:style style:name="gr65" style:family="graphic" style:parent-style-name="standard">
      <style:graphic-properties draw:stroke="none" svg:stroke-color="#ff0000" draw:fill="none" draw:fill-color="#ff0000" draw:auto-grow-height="true" draw:auto-grow-width="false" fo:max-height="0cm" fo:min-height="0.713cm"/>
    </style:style>
    <style:style style:name="gr66" style:family="graphic" style:parent-style-name="standard">
      <style:graphic-properties svg:stroke-color="#ff0000" draw:fill-color="#ff9999" draw:textarea-horizontal-align="justify" draw:textarea-vertical-align="middle" draw:auto-grow-height="false" fo:min-height="0.324cm" fo:min-width="0cm" fo:padding-top="0cm" fo:padding-bottom="0cm" fo:padding-left="1.27cm" fo:padding-right="0cm"/>
    </style:style>
    <style:style style:name="gr67" style:family="graphic" style:parent-style-name="standard">
      <style:graphic-properties svg:stroke-color="#ff0000" draw:fill-color="#ff0000" draw:textarea-horizontal-align="justify" draw:textarea-vertical-align="middle" draw:auto-grow-height="false" fo:min-height="0.324cm" fo:min-width="0cm" fo:padding-top="0cm" fo:padding-bottom="0cm" fo:padding-left="1.27cm" fo:padding-right="0cm"/>
    </style:style>
    <style:style style:name="gr68" style:family="graphic" style:parent-style-name="standard">
      <style:graphic-properties svg:stroke-color="#ff0000" draw:fill-color="#ff9999" draw:textarea-horizontal-align="justify" draw:textarea-vertical-align="middle" draw:auto-grow-height="false" fo:min-height="0cm" fo:min-width="0.299cm" fo:padding-top="1.27cm" fo:padding-bottom="0cm" fo:padding-left="0cm" fo:padding-right="0cm"/>
    </style:style>
    <style:style style:name="gr69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.299cm" fo:padding-top="1.27cm" fo:padding-bottom="0cm" fo:padding-left="0cm" fo:padding-right="0cm"/>
    </style:style>
    <style:style style:name="gr70" style:family="graphic" style:parent-style-name="objectwithoutfill">
      <style:graphic-properties svg:stroke-color="#000000" draw:fill="none" draw:fill-color="#000000"/>
    </style:style>
    <style:style style:name="gr7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13cm" fo:padding-top="0cm" fo:padding-bottom="1.27cm" fo:padding-left="0cm" fo:padding-right="0cm"/>
    </style:style>
    <style:style style:name="gr7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299cm" fo:padding-top="0cm" fo:padding-bottom="1.27cm" fo:padding-left="0cm" fo:padding-right="0cm"/>
    </style:style>
    <style:style style:name="gr73" style:family="graphic" style:parent-style-name="standard">
      <style:graphic-properties svg:stroke-color="#000000" draw:fill-color="#000000" draw:textarea-horizontal-align="justify" draw:textarea-vertical-align="middle" draw:auto-grow-height="false" fo:min-height="0.324cm" fo:min-width="0cm" fo:padding-top="0cm" fo:padding-bottom="0cm" fo:padding-left="1.27cm" fo:padding-right="0cm"/>
    </style:style>
    <style:style style:name="gr7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299cm" fo:padding-top="1.27cm" fo:padding-bottom="0cm" fo:padding-left="0cm" fo:padding-right="0cm"/>
    </style:style>
    <style:style style:name="gr7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298cm" fo:padding-top="1.27cm" fo:padding-bottom="0cm" fo:padding-left="0cm" fo:padding-right="0cm"/>
    </style:style>
    <style:style style:name="gr76" style:family="graphic" style:parent-style-name="standard">
      <style:graphic-properties svg:stroke-color="#000000" draw:fill-color="#000000" draw:textarea-horizontal-align="justify" draw:textarea-vertical-align="middle" draw:auto-grow-height="false" fo:min-height="0.323cm" fo:min-width="0cm" fo:padding-top="0cm" fo:padding-bottom="0cm" fo:padding-left="0cm" fo:padding-right="1.27cm"/>
    </style:style>
    <style:style style:name="gr77" style:family="graphic" style:parent-style-name="standard">
      <style:graphic-properties draw:stroke="none" svg:stroke-color="#000000" draw:fill="none" draw:fill-color="#000000" draw:auto-grow-height="true" draw:auto-grow-width="false" fo:max-height="0cm" fo:min-height="0.713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2.02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6.649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12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13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14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15" style:family="presentation" style:parent-style-name="Bubbles-subtitle" style:list-style-name="L1">
      <style:graphic-properties draw:fill-color="#ffffff" draw:textarea-horizontal-align="left" draw:textarea-vertical-align="top" draw:auto-grow-height="true" fo:min-height="11.029cm"/>
    </style:style>
    <style:style style:name="pr16" style:family="presentation" style:parent-style-name="Bubbles-subtitle" style:list-style-name="L1">
      <style:graphic-properties draw:fill-color="#ffffff" draw:textarea-horizontal-align="left" draw:textarea-vertical-align="top" draw:auto-grow-height="true" fo:min-height="3.079cm"/>
    </style:style>
    <style:style style:name="pr17" style:family="presentation" style:parent-style-name="Bubbles-subtitle" style:list-style-name="L1">
      <style:graphic-properties draw:fill-color="#ffffff" draw:textarea-horizontal-align="left" draw:textarea-vertical-align="top" draw:auto-grow-height="true" fo:min-height="8.757cm"/>
    </style:style>
    <style:style style:name="pr18" style:family="presentation" style:parent-style-name="Bubbles-subtitle" style:list-style-name="L1">
      <style:graphic-properties draw:fill-color="#ffffff" draw:textarea-horizontal-align="left" draw:textarea-vertical-align="top" draw:auto-grow-height="true" fo:min-height="9.105cm"/>
    </style:style>
    <style:style style:name="pr19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0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1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2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3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4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5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6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7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8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9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30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31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32" style:family="presentation" style:parent-style-name="Bubbles-subtitle" style:list-style-name="L1">
      <style:graphic-properties draw:fill-color="#ffffff" draw:textarea-horizontal-align="left" draw:textarea-vertical-align="top" draw:auto-grow-height="true" fo:min-height="6.543cm"/>
    </style:style>
    <style:style style:name="pr33" style:family="presentation" style:parent-style-name="Bubbles-subtitle" style:list-style-name="L1">
      <style:graphic-properties draw:fill-color="#ffffff" draw:textarea-horizontal-align="left" draw:textarea-vertical-align="top" draw:auto-grow-height="true" fo:min-height="9.896cm"/>
    </style:style>
    <style:style style:name="pr3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006cm"/>
    </style:style>
    <style:style style:name="pr3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3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404cm"/>
    </style:style>
    <style:style style:name="pr3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263cm"/>
    </style:style>
    <style:style style:name="pr3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263cm"/>
    </style:style>
    <style:style style:name="pr3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263cm"/>
    </style:style>
    <style:style style:name="pr4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263cm"/>
    </style:style>
    <style:style style:name="pr4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263cm"/>
    </style:style>
    <style:style style:name="pr4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4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4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4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4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4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4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4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5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5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5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53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  <style:text-properties style:font-name="Ubuntu3" fo:font-size="21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9" style:family="paragraph">
      <style:text-properties fo:color="#99ffff" style:font-name="Ferrum" fo:font-size="32pt" fo:background-color="transparent" style:font-size-asian="40pt" style:font-size-complex="40pt"/>
    </style:style>
    <style:style style:name="P10" style:family="paragraph">
      <loext:graphic-properties draw:fill-color="#ffffff"/>
      <style:paragraph-properties fo:text-align="justify"/>
      <style:text-properties style:font-name="Ubuntu3" fo:font-size="48pt" style:font-size-asian="48pt" style:font-size-complex="4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  <style:text-properties fo:color="#99ffff" style:font-name="Ferrum" fo:font-size="32pt" fo:font-weight="normal" fo:background-color="transparent" style:font-size-asian="40pt" style:font-size-complex="40pt"/>
    </style:style>
    <style:style style:name="P14" style:family="paragraph">
      <style:paragraph-properties fo:text-align="end"/>
    </style:style>
    <style:style style:name="P15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fo:font-weight="normal" style:font-size-asian="10pt" style:font-size-complex="10pt"/>
    </style:style>
    <style:style style:name="P16" style:family="paragraph">
      <loext:graphic-properties draw:fill="none" draw:fill-color="#ffffff"/>
      <style:paragraph-properties fo:text-align="center"/>
      <style:text-properties fo:font-size="18pt" fo:font-weight="normal"/>
    </style:style>
    <style:style style:name="P17" style:family="paragraph">
      <loext:graphic-properties draw:fill-color="#ffffff"/>
      <style:paragraph-properties fo:text-align="justify"/>
      <style:text-properties style:font-name="Ubuntu3" fo:font-size="21pt" fo:font-weight="bold" style:font-size-asian="28pt" style:font-weight-asian="bold" style:font-size-complex="28pt" style:font-weight-complex="bold"/>
    </style:style>
    <style:style style:name="P18" style:family="paragraph">
      <loext:graphic-properties draw:fill-color="#00cccc"/>
      <style:paragraph-properties fo:text-align="center"/>
      <style:text-properties fo:font-size="18pt"/>
    </style:style>
    <style:style style:name="P19" style:family="paragraph">
      <loext:graphic-properties draw:fill-color="#00cccc"/>
      <style:paragraph-properties fo:text-align="center"/>
    </style:style>
    <style:style style:name="P20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text-align="start"/>
      <style:text-properties fo:font-size="10pt" fo:font-weight="normal" style:font-size-asian="10pt" style:font-size-complex="10pt"/>
    </style:style>
    <style:style style:name="P23" style:family="paragraph">
      <loext:graphic-properties draw:fill-color="#ffffff"/>
      <style:paragraph-properties fo:text-align="start"/>
      <style:text-properties style:font-name="Ubuntu3" fo:font-size="21pt" fo:font-weight="bold" style:font-size-asian="28pt" style:font-weight-asian="bold" style:font-size-complex="28pt" style:font-weight-complex="bold"/>
    </style:style>
    <style:style style:name="P24" style:family="paragraph">
      <loext:graphic-properties draw:fill-color="#00cccc"/>
      <style:paragraph-properties fo:text-align="center"/>
      <style:text-properties fo:font-size="18pt" fo:font-weight="bold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-color="#ffff99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ccff99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9" style:family="paragraph">
      <loext:graphic-properties draw:fill="none" draw:fill-color="#dddddd"/>
      <style:paragraph-properties fo:text-align="center"/>
      <style:text-properties fo:color="#dddddd"/>
    </style:style>
    <style:style style:name="P30" style:family="paragraph">
      <loext:graphic-properties draw:fill-color="#ff0000"/>
      <style:paragraph-properties fo:text-align="center"/>
      <style:text-properties fo:color="#ff0000" fo:font-size="18pt" fo:font-weight="bold"/>
    </style:style>
    <style:style style:name="P31" style:family="paragraph">
      <loext:graphic-properties draw:fill-color="#dddddd"/>
      <style:paragraph-properties fo:text-align="center"/>
      <style:text-properties fo:color="#dddddd" fo:font-size="18pt" fo:font-weight="bold"/>
    </style:style>
    <style:style style:name="P32" style:family="paragraph">
      <loext:graphic-properties draw:fill="none" draw:fill-color="#dddddd"/>
      <style:text-properties fo:color="#dddddd"/>
    </style:style>
    <style:style style:name="P33" style:family="paragraph">
      <loext:graphic-properties draw:fill-color="#ff9999"/>
      <style:paragraph-properties fo:text-align="center"/>
      <style:text-properties fo:font-size="18pt" fo:font-weight="bold"/>
    </style:style>
    <style:style style:name="P34" style:family="paragraph">
      <loext:graphic-properties draw:fill="none" draw:fill-color="#dddddd"/>
      <style:text-properties fo:color="#ff0000"/>
    </style:style>
    <style:style style:name="P35" style:family="paragraph">
      <loext:graphic-properties draw:fill="none" draw:fill-color="#ff0000"/>
      <style:paragraph-properties fo:text-align="center"/>
      <style:text-properties fo:color="#ff0000"/>
    </style:style>
    <style:style style:name="P36" style:family="paragraph">
      <loext:graphic-properties draw:fill="none" draw:fill-color="#ff0000"/>
      <style:paragraph-properties fo:text-align="center"/>
    </style:style>
    <style:style style:name="P37" style:family="paragraph">
      <loext:graphic-properties draw:fill="none" draw:fill-color="#ff0000"/>
      <style:text-properties fo:color="#ff0000"/>
    </style:style>
    <style:style style:name="P38" style:family="paragraph">
      <loext:graphic-properties draw:fill="none" draw:fill-color="#000000"/>
      <style:paragraph-properties fo:text-align="center"/>
      <style:text-properties fo:color="#000000"/>
    </style:style>
    <style:style style:name="P39" style:family="paragraph">
      <loext:graphic-properties draw:fill-color="#000000"/>
      <style:paragraph-properties fo:text-align="center"/>
      <style:text-properties fo:color="#000000" fo:font-size="18pt" fo:font-weight="bold"/>
    </style:style>
    <style:style style:name="P40" style:family="paragraph">
      <loext:graphic-properties draw:fill="none" draw:fill-color="#000000"/>
      <style:text-properties fo:color="#000000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style:font-name="Ubuntu3" fo:font-size="54pt" style:font-size-asian="54pt" style:font-size-complex="54pt"/>
    </style:style>
    <style:style style:name="T6" style:family="text">
      <style:text-properties style:font-name="Ubuntu3" fo:font-size="36pt" style:font-size-asian="36pt" style:font-size-complex="36pt"/>
    </style:style>
    <style:style style:name="T7" style:family="text">
      <style:text-properties style:font-name="Ubuntu3" fo:font-size="48pt" style:font-size-asian="48pt" style:font-size-complex="48pt"/>
    </style:style>
    <style:style style:name="T8" style:family="text">
      <style:text-properties fo:color="#333333" style:font-name="Ferrum" fo:font-size="88pt" style:font-size-asian="88pt" style:font-size-complex="88pt"/>
    </style:style>
    <style:style style:name="T9" style:family="text">
      <style:text-properties fo:color="#99ffff" style:font-name="Ferrum" fo:font-size="48pt" fo:font-weight="normal" fo:background-color="transparent" style:font-size-asian="66pt" style:font-size-complex="66pt"/>
    </style:style>
    <style:style style:name="T10" style:family="text">
      <style:text-properties fo:color="#000000" fo:font-size="8pt" fo:font-style="italic" fo:font-weight="normal" style:font-size-asian="8pt" style:font-style-asian="italic" style:font-size-complex="8pt" style:font-style-complex="italic"/>
    </style:style>
    <style:style style:name="T11" style:family="text">
      <style:text-properties fo:font-size="18pt" fo:font-weight="normal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2pt" fo:font-weight="normal" style:font-size-asian="12pt" style:font-size-complex="12pt"/>
    </style:style>
    <style:style style:name="T15" style:family="text">
      <style:text-properties style:text-position="0% 100%" style:font-name="Ubuntu3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style:text-position="0% 100%" style:font-name="Ubuntu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text-position="0% 100%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style:text-position="0% 100%"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style:text-position="0% 100%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size="18pt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ize="14pt" fo:font-weight="normal" style:font-size-asian="14pt" style:font-size-complex="14pt"/>
    </style:style>
    <style:style style:name="T23" style:family="text">
      <style:text-properties fo:font-size="14pt" style:text-underline-style="solid" style:text-underline-width="auto" style:text-underline-color="font-color" fo:font-weight="normal" style:font-size-asian="14pt" style:font-size-complex="14pt"/>
    </style:style>
    <style:style style:name="T24" style:family="text">
      <style:text-properties style:text-position="0% 100%" style:font-name="Ubuntu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5" style:family="text">
      <style:text-properties style:text-position="0% 100%"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style:text-position="0% 100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style:text-position="-33% 58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style:text-position="0% 100%" style:font-name="Ubuntu3"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style:text-position="0% 100%" style:font-name="Ubuntu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style:text-position="-33% 58%" style:font-name="Ubuntu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style:text-position="0% 100%" style:font-name="Ubuntu3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style:text-position="0% 100%" style:font-name="Ubuntu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text-position="0% 100%" style:font-name="Ubuntu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text-position="-33% 58%" style:font-name="Ubuntu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text-position="0% 100%" style:font-name="Ubuntu3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text-position="0% 100%" style:font-name="Ubuntu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text-position="-33% 58%" style:font-name="Ubuntu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text-position="0% 100%" style:font-name="Ubuntu3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style:text-position="0% 100%"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text-position="-33% 58%" fo:font-weight="bold" style:font-weight-asian="bold" style:font-weight-complex="bold"/>
    </style:style>
    <style:style style:name="T43" style:family="text">
      <style:text-properties style:text-position="-33% 58%"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style:text-position="0% 100%" style:font-name="Ubuntu3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style:text-position="0% 100%" style:font-name="Ubuntu3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text-position="0% 100%" style:font-name="Ubuntu3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text-position="-33% 58%" style:font-name="Ubuntu3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text-position="-33% 58%" style:font-name="Ubuntu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9" style:family="text">
      <style:text-properties style:text-position="0% 100%" style:font-name="Ubuntu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text-position="0% 100%" style:font-name="Ubuntu3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text-position="-33% 58%" style:font-name="Ubuntu3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text-position="0% 100%" style:font-name="Ubuntu3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style:text-position="0% 100%" style:font-name="Ubuntu3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text-position="-33% 58%" style:font-name="Ubuntu3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6" style:family="text">
      <style:text-properties style:text-position="0% 100%" style:font-name="Ubuntu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style:text-position="-33% 58%" style:font-name="Ubuntu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8" style:family="text">
      <style:text-properties style:text-position="-33% 58%" style:font-name="Ubuntu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9" style:family="text">
      <style:text-properties style:text-position="-33% 58%" style:font-name="Ubuntu3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0" style:family="text">
      <style:text-properties style:text-position="-33% 58%" style:font-name="Ubuntu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1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color="#ff0000" fo:font-size="18pt"/>
    </style:style>
    <style:style style:name="T63" style:family="text">
      <style:text-properties fo:color="#dddddd" fo:font-size="18pt"/>
    </style:style>
    <style:style style:name="T64" style:family="text">
      <style:text-properties fo:color="#dddddd"/>
    </style:style>
    <style:style style:name="T65" style:family="text">
      <style:text-properties style:font-name="Ubuntu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6" style:family="text">
      <style:text-properties fo:color="#ff0000"/>
    </style:style>
    <style:style style:name="T67" style:family="text">
      <style:text-properties fo:color="#000000" fo:font-size="18pt"/>
    </style:style>
    <style:style style:name="T68" style:family="text">
      <style:text-properties fo:color="#000000"/>
    </style:style>
    <style:style style:name="T69" style:family="text">
      <style:text-properties style:font-name="Ubuntu3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Trees!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3-29">Mar 29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26.203cm" svg:height="12.064cm" svg:x="1.114cm" svg:y="2.975cm">
          <draw:text-box>
            <text:p text:style-name="P5"><text:span text:style-name="T3">Trees are a handy structure in Data Structures, and are also a part of Graph Theory.</text:span></text:p>
          </draw:text-box>
        </draw:frame>
        <draw:frame presentation:style-name="pr4" draw:text-style-name="P8" draw:layer="layout" svg:width="22.292cm" svg:height="1.971cm" svg:x="3.284cm" svg:y="0.226cm" presentation:class="title" presentation:user-transformed="true">
          <draw:text-box>
            <text:p text:style-name="P7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10" draw:layer="layout" svg:width="26.839cm" svg:height="12.02cm" svg:x="0.441cm" svg:y="3.087cm">
          <draw:text-box>
            <text:p text:style-name="P5"><text:span text:style-name="T5">1. Intro to Trees</text:span></text:p>
            <text:p text:style-name="P5"><text:span text:style-name="T6"/></text:p>
            <text:p text:style-name="P5"><text:span text:style-name="T5">2. Propositions &amp; Theorems</text:span></text:p>
            <text:p text:style-name="P5"><text:span text:style-name="T7"/></text:p>
            <text:p text:style-name="P5"><text:span text:style-name="T5">3. Spanning Tree Algorith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8">Intro to Tre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line draw:style-name="gr3" draw:text-style-name="P12" draw:layer="layout" svg:x1="14.876cm" svg:y1="9.875cm" svg:x2="14.803cm" svg:y2="12.639cm">
          <text:p/>
        </draw:line>
        <draw:line draw:style-name="gr3" draw:text-style-name="P12" draw:layer="layout" svg:x1="14.906cm" svg:y1="12.668cm" svg:x2="16.714cm" svg:y2="9.86cm">
          <text:p/>
        </draw:line>
        <draw:line draw:style-name="gr3" draw:text-style-name="P12" draw:layer="layout" svg:x1="18.757cm" svg:y1="12.712cm" svg:x2="16.714cm" svg:y2="9.86cm">
          <text:p/>
        </draw:line>
        <draw:line draw:style-name="gr3" draw:text-style-name="P12" draw:layer="layout" svg:x1="18.86cm" svg:y1="9.919cm" svg:x2="16.714cm" svg:y2="9.86cm">
          <text:p/>
        </draw:line>
        <draw:line draw:style-name="gr3" draw:text-style-name="P12" draw:layer="layout" svg:x1="18.757cm" svg:y1="12.712cm" svg:x2="16.787cm" svg:y2="12.683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1. Intro to Tree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16" draw:layer="layout" svg:width="5.744cm" svg:height="8.778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12">Tree: </text:span><text:span text:style-name="T13">A connected, simple graph with no cycles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7" draw:text-style-name="P17" draw:layer="layout" svg:width="20.448cm" svg:height="12.288cm" svg:x="0.661cm" svg:y="2.804cm">
          <draw:text-box>
            <text:p text:style-name="P5"><text:span text:style-name="T15">Connected Graph: </text:span><text:span text:style-name="T16">A graph where there exists a walk between any two arbitrarily chosen nodes.</text:span></text:p>
            <text:p text:style-name="P5"><text:span text:style-name="T15"/></text:p>
            <text:p text:style-name="P5"><text:span text:style-name="T15">Simple Graph:</text:span><text:span text:style-name="T16"> A graph with no loops and no parallel edges.</text:span></text:p>
            <text:p text:style-name="P5"><text:span text:style-name="T17"/></text:p>
            <text:p text:style-name="P5"><text:span text:style-name="T18">Tree: </text:span><text:span text:style-name="T19">A connected, simple graph with no cycles.</text:span></text:p>
          </draw:text-box>
        </draw:frame>
        <draw:custom-shape draw:style-name="gr6" draw:text-style-name="P18" draw:layer="layout" svg:width="0.452cm" svg:height="0.451cm" svg:x="14.565cm" svg:y="9.72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2" draw:layer="layout" svg:x1="4.852cm" svg:y1="10.007cm" svg:x2="3.117cm" svg:y2="11.507cm">
          <text:p/>
        </draw:line>
        <draw:line draw:style-name="gr3" draw:text-style-name="P12" draw:layer="layout" svg:x1="1.985cm" svg:y1="13.506cm" svg:x2="3.117cm" svg:y2="11.507cm">
          <text:p/>
        </draw:line>
        <draw:line draw:style-name="gr3" draw:text-style-name="P12" draw:layer="layout" svg:x1="7.145cm" svg:y1="11.463cm" svg:x2="4.852cm" svg:y2="10.007cm">
          <text:p/>
        </draw:line>
        <draw:custom-shape draw:style-name="gr6" draw:text-style-name="P18" draw:layer="layout" svg:width="0.452cm" svg:height="0.451cm" svg:x="4.598cm" svg:y="9.772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452cm" svg:height="0.451cm" svg:x="6.906cm" svg:y="11.188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draw:layer="layout" svg:width="0.452cm" svg:height="0.451cm" svg:x="2.863cm" svg:y="11.291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draw:layer="layout" svg:width="0.452cm" svg:height="0.451cm" svg:x="1.775cm" svg:y="13.261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0.452cm" svg:height="0.451cm" svg:x="16.566cm" svg:y="9.714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0.452cm" svg:height="0.451cm" svg:x="18.566cm" svg:y="9.714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14.566cm" svg:y="12.414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16.567cm" svg:y="12.437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18.567cm" svg:y="12.437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1. Intro to Tree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16" draw:layer="layout" svg:width="5.744cm" svg:height="8.778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12">Tree: </text:span><text:span text:style-name="T13">A connected, simple graph with no cycles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8" draw:text-style-name="P17" draw:layer="layout" svg:width="20.448cm" svg:height="6.649cm" svg:x="0.661cm" svg:y="2.804cm">
          <draw:text-box>
            <text:p text:style-name="P5"><text:span text:style-name="T15">Connected Graph: </text:span><text:span text:style-name="T16">A graph where there exists a walk between any two arbitrarily chosen nodes.</text:span></text:p>
            <text:p text:style-name="P5"><text:span text:style-name="T15"/></text:p>
            <text:p text:style-name="P5"><text:span text:style-name="T15">Simple Graph:</text:span><text:span text:style-name="T16"> A graph with no loops and no parallel edges.</text:span></text:p>
            <text:p text:style-name="P5"><text:span text:style-name="T17"/></text:p>
            <text:p text:style-name="P5"><text:span text:style-name="T18">Spanning Tree: </text:span><text:span text:style-name="T19">Given some simple, connected graph G, a subgraph T is a spanning tree of G if T is a tree and every node in G is a node in T.</text:span></text:p>
          </draw:text-box>
        </draw:frame>
        <draw:custom-shape draw:style-name="gr6" draw:text-style-name="P18" draw:layer="layout" svg:width="0.452cm" svg:height="0.451cm" svg:x="3.301cm" svg:y="10.894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0.452cm" svg:height="0.451cm" svg:x="5.302cm" svg:y="10.888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0.452cm" svg:height="0.451cm" svg:x="7.302cm" svg:y="10.888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3.302cm" svg:y="13.588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5.303cm" svg:y="13.61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7.303cm" svg:y="13.61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3.572cm" svg:y1="11.059cm" svg:x2="3.572cm" svg:y2="13.785cm">
          <text:p/>
        </draw:line>
        <draw:line draw:style-name="gr10" draw:text-style-name="P12" draw:layer="layout" svg:x1="7.567cm" svg:y1="11.059cm" svg:x2="3.572cm" svg:y2="11.059cm">
          <text:p/>
        </draw:line>
        <draw:line draw:style-name="gr10" draw:text-style-name="P12" draw:layer="layout" svg:x1="3.572cm" svg:y1="13.785cm" svg:x2="7.594cm" svg:y2="13.838cm">
          <text:p/>
        </draw:line>
        <draw:line draw:style-name="gr10" draw:text-style-name="P12" draw:layer="layout" svg:x1="7.567cm" svg:y1="11.059cm" svg:x2="7.594cm" svg:y2="13.838cm">
          <text:p/>
        </draw:line>
        <draw:line draw:style-name="gr10" draw:text-style-name="P12" draw:layer="layout" svg:x1="7.461cm" svg:y1="13.891cm" svg:x2="5.583cm" svg:y2="11.086cm">
          <text:p/>
        </draw:line>
        <draw:line draw:style-name="gr10" draw:text-style-name="P12" draw:layer="layout" svg:x1="5.424cm" svg:y1="13.811cm" svg:x2="3.572cm" svg:y2="11.059cm">
          <text:p/>
        </draw:line>
        <draw:custom-shape draw:style-name="gr6" draw:text-style-name="P18" draw:layer="layout" svg:width="0.452cm" svg:height="0.451cm" svg:x="13.302cm" svg:y="10.904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0.452cm" svg:height="0.451cm" svg:x="15.303cm" svg:y="10.898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0.452cm" svg:height="0.451cm" svg:x="17.303cm" svg:y="10.898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13.303cm" svg:y="13.598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15.304cm" svg:y="13.6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17.304cm" svg:y="13.6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13.573cm" svg:y1="11.069cm" svg:x2="13.573cm" svg:y2="13.795cm">
          <text:p/>
        </draw:line>
        <draw:line draw:style-name="gr10" draw:text-style-name="P12" draw:layer="layout" svg:x1="13.573cm" svg:y1="13.795cm" svg:x2="17.595cm" svg:y2="13.848cm">
          <text:p/>
        </draw:line>
        <draw:line draw:style-name="gr10" draw:text-style-name="P12" draw:layer="layout" svg:x1="17.568cm" svg:y1="11.069cm" svg:x2="17.595cm" svg:y2="13.848cm">
          <text:p/>
        </draw:line>
        <draw:line draw:style-name="gr10" draw:text-style-name="P12" draw:layer="layout" svg:x1="17.462cm" svg:y1="13.901cm" svg:x2="15.584cm" svg:y2="11.096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8">Propositions</text:span><text:span text:style-name="T8"><text:line-break/></text:span><text:span text:style-name="T8">&amp; Theore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2. Propositions &amp; Theore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16" draw:layer="layout" svg:width="5.744cm" svg:height="8.778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12">Tree: </text:span><text:span text:style-name="T13">A connected, simple graph with no cycles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9" draw:text-style-name="P17" draw:layer="layout" svg:width="20.448cm" svg:height="12.288cm" svg:x="0.661cm" svg:y="2.804cm">
          <draw:text-box>
            <text:p text:style-name="P5"><text:span text:style-name="T18">Proposition 3:</text:span><text:span text:style-name="T19"> If you have a connected graph with a cycle in it, and you remove an edge from the cycle, then the graph is still connected.</text:span></text:p>
          </draw:text-box>
        </draw:frame>
        <draw:g>
          <draw:line draw:style-name="gr3" draw:text-style-name="P12" draw:layer="layout" svg:x1="14.584cm" svg:y1="8.976cm" svg:x2="14.511cm" svg:y2="11.74cm">
            <text:p/>
          </draw:line>
          <draw:line draw:style-name="gr3" draw:text-style-name="P12" draw:layer="layout" svg:x1="14.614cm" svg:y1="11.769cm" svg:x2="16.422cm" svg:y2="8.961cm">
            <text:p/>
          </draw:line>
          <draw:line draw:style-name="gr3" draw:text-style-name="P12" draw:layer="layout" svg:x1="18.465cm" svg:y1="11.813cm" svg:x2="16.422cm" svg:y2="8.961cm">
            <text:p/>
          </draw:line>
          <draw:line draw:style-name="gr3" draw:text-style-name="P12" draw:layer="layout" svg:x1="18.568cm" svg:y1="9.02cm" svg:x2="16.422cm" svg:y2="8.961cm">
            <text:p/>
          </draw:line>
          <draw:line draw:style-name="gr3" draw:text-style-name="P12" draw:layer="layout" svg:x1="18.465cm" svg:y1="11.813cm" svg:x2="16.495cm" svg:y2="11.784cm">
            <text:p/>
          </draw:line>
          <draw:custom-shape draw:style-name="gr6" draw:text-style-name="P19" draw:layer="layout" svg:width="0.452cm" svg:height="0.451cm" svg:x="14.273cm" svg:y="8.821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9" draw:layer="layout" svg:width="0.452cm" svg:height="0.451cm" svg:x="16.274cm" svg:y="8.815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9" draw:layer="layout" svg:width="0.452cm" svg:height="0.451cm" svg:x="18.274cm" svg:y="8.815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452cm" svg:height="0.451cm" svg:x="14.274cm" svg:y="11.515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452cm" svg:height="0.451cm" svg:x="16.275cm" svg:y="11.538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452cm" svg:height="0.451cm" svg:x="18.275cm" svg:y="11.538cm">
            <text:p text:style-name="P7">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" draw:text-style-name="P12" draw:layer="layout" svg:x1="6.653cm" svg:y1="11.688cm" svg:x2="6.58cm" svg:y2="8.865cm">
            <text:p/>
          </draw:line>
          <draw:line draw:style-name="gr3" draw:text-style-name="P12" draw:layer="layout" svg:x1="4.742cm" svg:y1="8.88cm" svg:x2="4.669cm" svg:y2="11.644cm">
            <text:p/>
          </draw:line>
          <draw:line draw:style-name="gr3" draw:text-style-name="P12" draw:layer="layout" svg:x1="4.772cm" svg:y1="11.673cm" svg:x2="6.58cm" svg:y2="8.865cm">
            <text:p/>
          </draw:line>
          <draw:line draw:style-name="gr3" draw:text-style-name="P12" draw:layer="layout" svg:x1="8.623cm" svg:y1="11.717cm" svg:x2="6.58cm" svg:y2="8.865cm">
            <text:p/>
          </draw:line>
          <draw:line draw:style-name="gr3" draw:text-style-name="P12" draw:layer="layout" svg:x1="8.726cm" svg:y1="8.924cm" svg:x2="6.58cm" svg:y2="8.865cm">
            <text:p/>
          </draw:line>
          <draw:line draw:style-name="gr3" draw:text-style-name="P12" draw:layer="layout" svg:x1="8.623cm" svg:y1="11.717cm" svg:x2="6.653cm" svg:y2="11.688cm">
            <text:p/>
          </draw:line>
          <draw:custom-shape draw:style-name="gr6" draw:text-style-name="P19" draw:layer="layout" svg:width="0.452cm" svg:height="0.451cm" svg:x="4.431cm" svg:y="8.725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9" draw:layer="layout" svg:width="0.452cm" svg:height="0.451cm" svg:x="6.432cm" svg:y="8.719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9" draw:layer="layout" svg:width="0.452cm" svg:height="0.451cm" svg:x="8.432cm" svg:y="8.719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452cm" svg:height="0.451cm" svg:x="4.432cm" svg:y="11.419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452cm" svg:height="0.451cm" svg:x="6.433cm" svg:y="11.442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452cm" svg:height="0.451cm" svg:x="8.433cm" svg:y="11.442cm">
            <text:p text:style-name="P7">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2. Propositions &amp; Theore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16" draw:layer="layout" svg:width="5.744cm" svg:height="8.778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12">Tree: </text:span><text:span text:style-name="T13">A connected, simple graph with no cycles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10" draw:text-style-name="P17" draw:layer="layout" svg:width="20.448cm" svg:height="12.288cm" svg:x="0.661cm" svg:y="2.804cm">
          <draw:text-box>
            <text:p text:style-name="P5"><text:span text:style-name="T18">Proposition 4:</text:span><text:span text:style-name="T19"> For a connected graph with at least one edge, if there are no cycles in the graph, then the graph has at least one vertex with degree 1.</text:span></text:p>
          </draw:text-box>
        </draw:frame>
        <draw:g>
          <draw:line draw:style-name="gr3" draw:text-style-name="P12" draw:layer="layout" svg:x1="8.525cm" svg:y1="9.161cm" svg:x2="8.452cm" svg:y2="11.925cm">
            <text:p/>
          </draw:line>
          <draw:line draw:style-name="gr3" draw:text-style-name="P12" draw:layer="layout" svg:x1="8.555cm" svg:y1="11.954cm" svg:x2="10.363cm" svg:y2="9.146cm">
            <text:p/>
          </draw:line>
          <draw:line draw:style-name="gr3" draw:text-style-name="P12" draw:layer="layout" svg:x1="12.406cm" svg:y1="11.998cm" svg:x2="10.363cm" svg:y2="9.146cm">
            <text:p/>
          </draw:line>
          <draw:line draw:style-name="gr3" draw:text-style-name="P12" draw:layer="layout" svg:x1="12.509cm" svg:y1="9.205cm" svg:x2="10.363cm" svg:y2="9.146cm">
            <text:p/>
          </draw:line>
          <draw:line draw:style-name="gr3" draw:text-style-name="P12" draw:layer="layout" svg:x1="12.406cm" svg:y1="11.998cm" svg:x2="10.436cm" svg:y2="11.969cm">
            <text:p/>
          </draw:line>
          <draw:custom-shape draw:style-name="gr6" draw:text-style-name="P19" draw:layer="layout" svg:width="0.452cm" svg:height="0.451cm" svg:x="8.214cm" svg:y="9.006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9" draw:layer="layout" svg:width="0.452cm" svg:height="0.451cm" svg:x="10.215cm" svg:y="9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9" draw:layer="layout" svg:width="0.452cm" svg:height="0.451cm" svg:x="12.215cm" svg:y="9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452cm" svg:height="0.451cm" svg:x="8.215cm" svg:y="11.7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452cm" svg:height="0.451cm" svg:x="10.216cm" svg:y="11.723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452cm" svg:height="0.451cm" svg:x="12.216cm" svg:y="11.723cm">
            <text:p text:style-name="P7">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2. Propositions &amp; Theore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16" draw:layer="layout" svg:width="5.744cm" svg:height="8.778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12">Tree: </text:span><text:span text:style-name="T13">A connected, simple graph with no cycles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11" draw:text-style-name="P17" draw:layer="layout" svg:width="20.448cm" svg:height="12.288cm" svg:x="0.661cm" svg:y="2.804cm">
          <draw:text-box>
            <text:p text:style-name="P5"><text:span text:style-name="T18">Proposition 5:</text:span><text:span text:style-name="T19"> For any tree with at least one edge, the tree has at least two leaves.</text:span></text:p>
          </draw:text-box>
        </draw:frame>
        <draw:g>
          <draw:line draw:style-name="gr3" draw:text-style-name="P12" draw:layer="layout" svg:x1="15.425cm" svg:y1="9.075cm" svg:x2="16.51cm" svg:y2="7.355cm">
            <text:p/>
          </draw:line>
          <draw:line draw:style-name="gr3" draw:text-style-name="P12" draw:layer="layout" svg:x1="17.436cm" svg:y1="9.181cm" svg:x2="16.51cm" svg:y2="7.355cm">
            <text:p/>
          </draw:line>
          <draw:custom-shape draw:style-name="gr6" draw:text-style-name="P19" draw:layer="layout" svg:width="0.452cm" svg:height="0.451cm" svg:x="16.283cm" svg:y="7.207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52cm" svg:height="0.451cm" svg:x="15.242cm" svg:y="8.868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52cm" svg:height="0.429cm" svg:x="17.242cm" svg:y="8.89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" draw:text-style-name="P12" draw:layer="layout" svg:x1="6.35cm" svg:y1="8.943cm" svg:x2="6.287cm" svg:y2="7.063cm">
            <text:p/>
          </draw:line>
          <draw:custom-shape draw:style-name="gr6" draw:text-style-name="P19" draw:layer="layout" svg:width="0.452cm" svg:height="0.451cm" svg:x="6.06cm" svg:y="6.915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9" draw:layer="layout" svg:width="0.452cm" svg:height="0.451cm" svg:x="6.078cm" svg:y="8.602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20" draw:layer="layout" svg:width="2.752cm" svg:height="0.963cm" svg:x="9.392cm" svg:y="8.864cm">
          <draw:text-box>
            <text:p><text:span text:style-name="T21">leaves</text:span></text:p>
          </draw:text-box>
        </draw:frame>
        <draw:line draw:style-name="gr15" draw:text-style-name="P12" draw:layer="layout" svg:x1="9.313cm" svg:y1="9.339cm" svg:x2="6.694cm" svg:y2="8.863cm">
          <text:p/>
        </draw:line>
        <draw:line draw:style-name="gr15" draw:text-style-name="P12" draw:layer="layout" svg:x1="9.313cm" svg:y1="9.339cm" svg:x2="6.588cm" svg:y2="7.143cm">
          <text:p/>
        </draw:line>
        <draw:frame draw:style-name="gr14" draw:text-style-name="P20" draw:layer="layout" svg:width="2.752cm" svg:height="0.963cm" svg:x="15.187cm" svg:y="11.537cm">
          <draw:text-box>
            <text:p><text:span text:style-name="T21">leaves</text:span></text:p>
          </draw:text-box>
        </draw:frame>
        <draw:line draw:style-name="gr15" draw:text-style-name="P12" draw:layer="layout" svg:x1="16.377cm" svg:y1="11.668cm" svg:x2="15.478cm" svg:y2="9.472cm">
          <text:p/>
        </draw:line>
        <draw:line draw:style-name="gr15" draw:text-style-name="P12" draw:layer="layout" svg:x1="16.377cm" svg:y1="11.668cm" svg:x2="17.436cm" svg:y2="9.445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9.832cm" svg:y1="10.315cm" svg:x2="11.669cm" svg:y2="12.709cm">
          <text:p/>
        </draw:line>
        <draw:line draw:style-name="gr10" draw:text-style-name="P12" draw:layer="layout" svg:x1="7.104cm" svg:y1="10.309cm" svg:x2="8.555cm" svg:y2="12.638cm">
          <text:p/>
        </draw:line>
        <draw:line draw:style-name="gr10" draw:text-style-name="P12" draw:layer="layout" svg:x1="9.965cm" svg:y1="10.363cm" svg:x2="8.554cm" svg:y2="12.638cm">
          <text:p/>
        </draw:line>
        <draw:line draw:style-name="gr10" draw:text-style-name="P12" draw:layer="layout" svg:x1="14.916cm" svg:y1="12.566cm" svg:x2="11.668cm" svg:y2="12.709cm">
          <text:p/>
        </draw:line>
        <draw:line draw:style-name="gr10" draw:text-style-name="P12" draw:layer="layout" svg:x1="8.6cm" svg:y1="8.111cm" svg:x2="14.915cm" svg:y2="12.566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2. Propositions &amp; Theore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16" draw:text-style-name="P16" draw:layer="layout" svg:width="5.744cm" svg:height="9.838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12">Simple Graph:</text:span><text:span text:style-name="T22"> A graph with </text:span><text:span text:style-name="T23">no loops</text:span><text:span text:style-name="T22"> and </text:span><text:span text:style-name="T23">no parallel edges</text:span><text:span text:style-name="T22">.</text:span></text:p>
            <text:p text:style-name="P2"><text:span text:style-name="T13"/></text:p>
            <text:p text:style-name="P2"><text:span text:style-name="T12">Walk:</text:span><text:span text:style-name="T13"> A series of alternating vertices/edges.</text:span></text:p>
            <text:p text:style-name="P2"><text:span text:style-name="T13"/></text:p>
            <text:p text:style-name="P2"><text:span text:style-name="T12">Trail:</text:span><text:span text:style-name="T13"> A walk with no repeated edges.</text:span></text:p>
            <text:p text:style-name="P2"><text:span text:style-name="T13"/></text:p>
            <text:p text:style-name="P2"><text:span text:style-name="T12">Path:</text:span><text:span text:style-name="T13"> A walk with no repeated vertices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12" draw:text-style-name="P17" draw:layer="layout" svg:width="20.448cm" svg:height="12.288cm" svg:x="0.661cm" svg:y="2.804cm">
          <draw:text-box>
            <text:p text:style-name="P5"><text:span text:style-name="T18">Proposition 6:</text:span><text:span text:style-name="T19"> If a simple graph has a walk from vertex a to vertex b, then there is also a path from vertex a to vertex b.</text:span></text:p>
          </draw:text-box>
        </draw:frame>
        <draw:line draw:style-name="gr3" draw:text-style-name="P12" draw:layer="layout" svg:x1="7.104cm" svg:y1="10.309cm" svg:x2="8.573cm" svg:y2="7.818cm">
          <text:p/>
        </draw:line>
        <draw:line draw:style-name="gr3" draw:text-style-name="P12" draw:layer="layout" svg:x1="9.827cm" svg:y1="10.463cm" svg:x2="8.573cm" svg:y2="7.818cm">
          <text:p/>
        </draw:line>
        <draw:custom-shape draw:style-name="gr17" draw:text-style-name="P19" draw:layer="layout" svg:width="0.612cm" svg:height="0.653cm" svg:x="8.266cm" svg:y="7.604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0.612cm" svg:height="0.653cm" svg:x="6.856cm" svg:y="10.01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0.612cm" svg:height="0.622cm" svg:x="9.565cm" svg:y="10.041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0.612cm" svg:height="0.653cm" svg:x="8.235cm" svg:y="12.278cm">
          <text:p text:style-name="P7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draw:layer="layout" svg:width="0.613cm" svg:height="0.653cm" svg:x="11.302cm" svg:y="12.311cm">
          <text:p text:style-name="P7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0.612cm" svg:height="0.653cm" svg:x="14.549cm" svg:y="12.311cm">
          <text:p text:style-name="P7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9.95cm" svg:y1="10.081cm" svg:x2="17.796cm" svg:y2="10.04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2. Propositions &amp; Theore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16" draw:text-style-name="P16" draw:layer="layout" svg:width="5.744cm" svg:height="9.838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12">Simple Graph:</text:span><text:span text:style-name="T22"> A graph with </text:span><text:span text:style-name="T23">no loops</text:span><text:span text:style-name="T22"> and </text:span><text:span text:style-name="T23">no parallel edges</text:span><text:span text:style-name="T22">.</text:span></text:p>
            <text:p text:style-name="P2"><text:span text:style-name="T13"/></text:p>
            <text:p text:style-name="P2"><text:span text:style-name="T12">Walk:</text:span><text:span text:style-name="T13"> A series of alternating vertices/edges.</text:span></text:p>
            <text:p text:style-name="P2"><text:span text:style-name="T13"/></text:p>
            <text:p text:style-name="P2"><text:span text:style-name="T12">Trail:</text:span><text:span text:style-name="T13"> A walk with no repeated edges.</text:span></text:p>
            <text:p text:style-name="P2"><text:span text:style-name="T13"/></text:p>
            <text:p text:style-name="P2"><text:span text:style-name="T12">Path:</text:span><text:span text:style-name="T13"> A walk with no repeated vertices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13" draw:text-style-name="P17" draw:layer="layout" svg:width="20.448cm" svg:height="12.288cm" svg:x="0.661cm" svg:y="2.804cm">
          <draw:text-box>
            <text:p text:style-name="P5"><text:span text:style-name="T18">Theorem 7:</text:span><text:span text:style-name="T19"> </text:span></text:p>
            <text:p text:style-name="P5"><text:span text:style-name="T19">A tree with </text:span><text:span text:style-name="T24">n</text:span><text:span text:style-name="T19"> <text:s/>edges has </text:span><text:span text:style-name="T24">n + 1</text:span><text:span text:style-name="T19"> vertices.</text:span></text:p>
          </draw:text-box>
        </draw:frame>
        <draw:g>
          <draw:line draw:style-name="gr3" draw:text-style-name="P12" draw:layer="layout" svg:x1="6.296cm" svg:y1="8.545cm" svg:x2="7.381cm" svg:y2="6.825cm">
            <text:p/>
          </draw:line>
          <draw:line draw:style-name="gr3" draw:text-style-name="P12" draw:layer="layout" svg:x1="8.307cm" svg:y1="8.651cm" svg:x2="7.381cm" svg:y2="6.825cm">
            <text:p/>
          </draw:line>
          <draw:custom-shape draw:style-name="gr6" draw:text-style-name="P19" draw:layer="layout" svg:width="0.452cm" svg:height="0.451cm" svg:x="7.154cm" svg:y="6.677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9" draw:layer="layout" svg:width="0.452cm" svg:height="0.451cm" svg:x="6.113cm" svg:y="8.338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9" draw:layer="layout" svg:width="0.452cm" svg:height="0.429cm" svg:x="8.113cm" svg:y="8.36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" draw:text-style-name="P12" draw:layer="layout" svg:x1="2.644cm" svg:y1="8.573cm" svg:x2="2.581cm" svg:y2="6.693cm">
            <text:p/>
          </draw:line>
          <draw:custom-shape draw:style-name="gr6" draw:text-style-name="P19" draw:layer="layout" svg:width="0.452cm" svg:height="0.451cm" svg:x="2.354cm" svg:y="6.545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9" draw:layer="layout" svg:width="0.452cm" svg:height="0.451cm" svg:x="2.372cm" svg:y="8.232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0" draw:text-style-name="P12" draw:layer="layout" svg:x1="12.291cm" svg:y1="8.464cm" svg:x2="13.282cm" svg:y2="10.055cm">
            <text:p/>
          </draw:line>
          <draw:g>
            <draw:line draw:style-name="gr3" draw:text-style-name="P12" draw:layer="layout" svg:x1="12.291cm" svg:y1="8.464cm" svg:x2="13.376cm" svg:y2="6.744cm">
              <text:p/>
            </draw:line>
            <draw:line draw:style-name="gr3" draw:text-style-name="P12" draw:layer="layout" svg:x1="14.302cm" svg:y1="8.57cm" svg:x2="13.376cm" svg:y2="6.744cm">
              <text:p/>
            </draw:line>
            <draw:custom-shape draw:style-name="gr6" draw:text-style-name="P19" draw:layer="layout" svg:width="0.452cm" svg:height="0.451cm" svg:x="13.149cm" svg:y="6.596cm">
              <text:p text:style-name="P7">A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9" draw:layer="layout" svg:width="0.452cm" svg:height="0.451cm" svg:x="12.108cm" svg:y="8.257cm">
              <text:p text:style-name="P7">B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452cm" svg:height="0.429cm" svg:x="14.108cm" svg:y="8.279cm">
              <text:p text:style-name="P7">C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19" draw:layer="layout" svg:width="0.452cm" svg:height="0.451cm" svg:x="13.023cm" svg:y="9.769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19" draw:layer="layout" svg:width="0.452cm" svg:height="0.451cm" svg:x="19.705cm" svg:y="9.796cm">
          <text:p text:style-name="P7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0" draw:text-style-name="P12" draw:layer="layout" svg:x1="16.805cm" svg:y1="8.454cm" svg:x2="17.796cm" svg:y2="10.045cm">
            <text:p/>
          </draw:line>
          <draw:g>
            <draw:line draw:style-name="gr3" draw:text-style-name="P12" draw:layer="layout" svg:x1="16.805cm" svg:y1="8.454cm" svg:x2="17.89cm" svg:y2="6.734cm">
              <text:p/>
            </draw:line>
            <draw:line draw:style-name="gr3" draw:text-style-name="P12" draw:layer="layout" svg:x1="18.816cm" svg:y1="8.56cm" svg:x2="17.89cm" svg:y2="6.734cm">
              <text:p/>
            </draw:line>
            <draw:custom-shape draw:style-name="gr6" draw:text-style-name="P19" draw:layer="layout" svg:width="0.452cm" svg:height="0.451cm" svg:x="17.663cm" svg:y="6.586cm">
              <text:p text:style-name="P7">A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9" draw:layer="layout" svg:width="0.452cm" svg:height="0.451cm" svg:x="16.622cm" svg:y="8.247cm">
              <text:p text:style-name="P7">B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452cm" svg:height="0.429cm" svg:x="18.622cm" svg:y="8.269cm">
              <text:p text:style-name="P7">C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19" draw:layer="layout" svg:width="0.452cm" svg:height="0.451cm" svg:x="17.537cm" svg:y="9.759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2. Propositions &amp; Theore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16" draw:text-style-name="P16" draw:layer="layout" svg:width="5.744cm" svg:height="9.838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12">Simple Graph:</text:span><text:span text:style-name="T22"> A graph with </text:span><text:span text:style-name="T23">no loops</text:span><text:span text:style-name="T22"> and </text:span><text:span text:style-name="T23">no parallel edges</text:span><text:span text:style-name="T22">.</text:span></text:p>
            <text:p text:style-name="P2"><text:span text:style-name="T13"/></text:p>
            <text:p text:style-name="P2"><text:span text:style-name="T12">Walk:</text:span><text:span text:style-name="T13"> A series of alternating vertices/edges.</text:span></text:p>
            <text:p text:style-name="P2"><text:span text:style-name="T13"/></text:p>
            <text:p text:style-name="P2"><text:span text:style-name="T12">Trail:</text:span><text:span text:style-name="T13"> A walk with no repeated edges.</text:span></text:p>
            <text:p text:style-name="P2"><text:span text:style-name="T13"/></text:p>
            <text:p text:style-name="P2"><text:span text:style-name="T12">Path:</text:span><text:span text:style-name="T13"> A walk with no repeated vertices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14" draw:text-style-name="P17" draw:layer="layout" svg:width="20.448cm" svg:height="12.288cm" svg:x="0.661cm" svg:y="2.804cm">
          <draw:text-box>
            <text:p text:style-name="P5"><text:span text:style-name="T18">Theorem 2:</text:span><text:span text:style-name="T19"> </text:span></text:p>
            <text:p text:style-name="P5"><text:span text:style-name="T19">A connected graph is Eulerian if (and only if) every node has an even deg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8">Spanning Tree</text:span><text:span text:style-name="T8"><text:line-break/></text:span><text:span text:style-name="T8">Algorith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16" draw:text-style-name="P16" draw:layer="layout" svg:width="5.744cm" svg:height="9.838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12">Simple Graph:</text:span><text:span text:style-name="T22"> A graph with </text:span><text:span text:style-name="T23">no loops</text:span><text:span text:style-name="T22"> and </text:span><text:span text:style-name="T23">no parallel edges</text:span><text:span text:style-name="T22">.</text:span></text:p>
            <text:p text:style-name="P2"><text:span text:style-name="T13"/></text:p>
            <text:p text:style-name="P2"><text:span text:style-name="T12">Walk:</text:span><text:span text:style-name="T13"> A series of alternating vertices/edges.</text:span></text:p>
            <text:p text:style-name="P2"><text:span text:style-name="T13"/></text:p>
            <text:p text:style-name="P2"><text:span text:style-name="T12">Trail:</text:span><text:span text:style-name="T13"> A walk with no repeated edges.</text:span></text:p>
            <text:p text:style-name="P2"><text:span text:style-name="T13"/></text:p>
            <text:p text:style-name="P2"><text:span text:style-name="T12">Path:</text:span><text:span text:style-name="T13"> A walk with no repeated vertices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15" draw:text-style-name="P17" draw:layer="layout" svg:width="20.448cm" svg:height="11.029cm" svg:x="0.661cm" svg:y="2.804cm">
          <draw:text-box>
            <text:p text:style-name="P5"><text:span text:style-name="T25">(Basic) Spanning Tree Algorithm:</text:span></text:p>
            <text:p text:style-name="P5"><text:span text:style-name="T18"/></text:p>
            <text:p text:style-name="P5"><text:span text:style-name="T26">Input: A simple, connected graph G</text:span><text:span text:style-name="T27">0</text:span><text:span text:style-name="T26">.</text:span></text:p>
            <text:p text:style-name="P5"><text:span text:style-name="T19"/></text:p>
            <text:p text:style-name="P5"><text:span text:style-name="T26">Algorithm:</text:span></text:p>
            <text:p text:style-name="P5"><text:span text:style-name="T26"><text:tab/></text:span><text:span text:style-name="T26">For each i &gt;= 1, as long as there is a </text:span><text:span text:style-name="T28">cycle</text:span><text:span text:style-name="T29"> in G</text:span><text:span text:style-name="T30">i-1</text:span><text:span text:style-name="T29">…</text:span></text:p>
            <text:p text:style-name="P5"><text:span text:style-name="T29"><text:tab/></text:span><text:span text:style-name="T29"><text:tab/></text:span><text:span text:style-name="T29">Choose an edge </text:span><text:span text:style-name="T31">e</text:span><text:span text:style-name="T29"> <text:s/>in any cycle of G</text:span><text:span text:style-name="T30">i-1</text:span><text:span text:style-name="T29">, and form </text:span><text:span text:style-name="T29"><text:tab/></text:span><text:span text:style-name="T29"><text:tab/></text:span><text:span text:style-name="T29"><text:tab/></text:span><text:span text:style-name="T29"><text:tab/></text:span><text:span text:style-name="T29">the subgraph G</text:span><text:span text:style-name="T30">i</text:span><text:span text:style-name="T29"> of G</text:span><text:span text:style-name="T30">i-1</text:span><text:span text:style-name="T29"> by deleting </text:span><text:span text:style-name="T31">e</text:span><text:span text:style-name="T29"> from G</text:span><text:span text:style-name="T30">i-1</text:span><text:span text:style-name="T29">.</text:span></text:p>
            <text:p text:style-name="P5"><text:span text:style-name="T29"/></text:p>
            <text:p text:style-name="P5"><text:span text:style-name="T29">Output: The final result G</text:span><text:span text:style-name="T30">k</text:span><text:span text:style-name="T29"> will be a spanning tree of G</text:span><text:span text:style-name="T30">0</text:span><text:span text:style-name="T29">.</text:span></text:p>
            <text:p text:style-name="P2"><text:span text:style-name="T18"/></text:p>
          </draw:text-box>
        </draw:frame>
        <draw:frame draw:style-name="gr24" draw:text-style-name="P21" draw:layer="layout" svg:width="20.664cm" svg:height="0.725cm" svg:x="0.476cm" svg:y="14.367cm">
          <draw:text-box>
            <text:p text:style-name="P14"><text:span text:style-name="T32">From Discrete Mathematics, Ensley &amp; Crawley, page 52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Basic) Spanning Tree Algorithm:</text:span></text:p>
            <text:p text:style-name="P2"><text:span text:style-name="T33"/></text:p>
            <text:list text:style-name="L1">
              <text:list-item>
                <text:p text:style-name="P2"><text:span text:style-name="T34">Input: A simple, connected graph 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or each i &gt;= 1, as long as there is a </text:span><text:span text:style-name="T36">cycle</text:span><text:span text:style-name="T37"> in G</text:span><text:span text:style-name="T38">i-1</text:span><text:span text:style-name="T37">…</text:span></text:p>
                <text:list>
                  <text:list-item>
                    <text:p text:style-name="P2"><text:span text:style-name="T37">Choose an edge </text:span><text:span text:style-name="T39">e</text:span><text:span text:style-name="T37"> <text:s/>in any cycle of G</text:span><text:span text:style-name="T38">i-1</text:span><text:span text:style-name="T37">, and form the subgraph G</text:span><text:span text:style-name="T38">i</text:span><text:span text:style-name="T37"> of G</text:span><text:span text:style-name="T38">i-1</text:span><text:span text:style-name="T37"> by deleting </text:span><text:span text:style-name="T39">e</text:span><text:span text:style-name="T37"> from G</text:span><text:span text:style-name="T38">i-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utput: The final result G</text:span><text:span text:style-name="T38">k</text:span><text:span text:style-name="T37"> will be a spanning tree of 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frame presentation:style-name="pr16" draw:text-style-name="P23" draw:layer="layout" svg:width="6.605cm" svg:height="3.079cm" svg:x="14.504cm" svg:y="2.862cm">
          <draw:text-box>
            <text:p text:style-name="P2"><text:span text:style-name="T40">First, we begin with some simple, connected graph.</text:span></text:p>
          </draw:text-box>
        </draw:frame>
        <draw:g>
          <draw:line draw:style-name="gr10" draw:text-style-name="P12" draw:layer="layout" svg:x1="1.828cm" svg:y1="7.456cm" svg:x2="12.219cm" svg:y2="7.071cm">
            <text:p/>
          </draw:line>
          <draw:line draw:style-name="gr10" draw:text-style-name="P12" draw:layer="layout" svg:x1="9.02cm" svg:y1="4.137cm" svg:x2="12.123cm" svg:y2="11.425cm">
            <text:p/>
          </draw:line>
          <draw:line draw:style-name="gr10" draw:text-style-name="P12" draw:layer="layout" svg:x1="5.533cm" svg:y1="3.92cm" svg:x2="12.364cm" svg:y2="7.095cm">
            <text:p/>
          </draw:line>
          <draw:line draw:style-name="gr10" draw:text-style-name="P12" draw:layer="layout" svg:x1="9.477cm" svg:y1="13.854cm" svg:x2="12.219cm" svg:y2="7.047cm">
            <text:p/>
          </draw:line>
          <draw:line draw:style-name="gr10" draw:text-style-name="P12" draw:layer="layout" svg:x1="5.34cm" svg:y1="3.896cm" svg:x2="5.244cm" svg:y2="13.662cm">
            <text:p/>
          </draw:line>
          <draw:line draw:style-name="gr10" draw:text-style-name="P12" draw:layer="layout" svg:x1="1.828cm" svg:y1="7.456cm" svg:x2="5.244cm" svg:y2="13.662cm">
            <text:p/>
          </draw:line>
          <draw:line draw:style-name="gr10" draw:text-style-name="P12" draw:layer="layout" svg:x1="1.852cm" svg:y1="10.727cm" svg:x2="9.477cm" svg:y2="13.854cm">
            <text:p/>
          </draw:line>
          <draw:line draw:style-name="gr10" draw:text-style-name="P12" draw:layer="layout" svg:x1="1.828cm" svg:y1="7.456cm" svg:x2="5.34cm" svg:y2="3.896cm">
            <text:p/>
          </draw:line>
          <draw:line draw:style-name="gr10" draw:text-style-name="P12" draw:layer="layout" svg:x1="9.141cm" svg:y1="3.993cm" svg:x2="12.219cm" svg:y2="7.071cm">
            <text:p/>
          </draw:line>
          <draw:line draw:style-name="gr10" draw:text-style-name="P12" draw:layer="layout" svg:x1="2.045cm" svg:y1="10.848cm" svg:x2="5.244cm" svg:y2="13.662cm">
            <text:p/>
          </draw:line>
          <draw:line draw:style-name="gr10" draw:text-style-name="P12" draw:layer="layout" svg:x1="9.477cm" svg:y1="13.854cm" svg:x2="12.171cm" svg:y2="11.281cm">
            <text:p/>
          </draw:line>
          <draw:line draw:style-name="gr10" draw:text-style-name="P12" draw:layer="layout" svg:x1="5.533cm" svg:y1="3.92cm" svg:x2="9.141cm" svg:y2="3.993cm">
            <text:p/>
          </draw:line>
          <draw:line draw:style-name="gr10" draw:text-style-name="P12" draw:layer="layout" svg:x1="9.477cm" svg:y1="13.854cm" svg:x2="5.1cm" svg:y2="13.614cm">
            <text:p/>
          </draw:line>
          <draw:line draw:style-name="gr10" draw:text-style-name="P12" draw:layer="layout" svg:x1="1.852cm" svg:y1="7.673cm" svg:x2="2.045cm" svg:y2="10.848cm">
            <text:p/>
          </draw:line>
          <draw:line draw:style-name="gr10" draw:text-style-name="P12" draw:layer="layout" svg:x1="12.219cm" svg:y1="7.047cm" svg:x2="12.123cm" svg:y2="11.425cm">
            <text:p/>
          </draw:line>
          <draw:custom-shape draw:style-name="gr25" draw:text-style-name="P24" draw:layer="layout" svg:width="0.623cm" svg:height="0.622cm" svg:x="5.15cm" svg:y="3.641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624cm" svg:height="0.622cm" svg:x="8.774cm" svg:y="3.699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4" draw:layer="layout" svg:width="0.624cm" svg:height="0.622cm" svg:x="11.932cm" svg:y="6.783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4" draw:layer="layout" svg:width="0.624cm" svg:height="0.621cm" svg:x="11.822cm" svg:y="11.003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4" draw:layer="layout" svg:width="0.623cm" svg:height="0.622cm" svg:x="9.041cm" svg:y="13.52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4" draw:layer="layout" svg:width="0.623cm" svg:height="0.622cm" svg:x="4.964cm" svg:y="13.321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4" draw:layer="layout" svg:width="0.623cm" svg:height="0.622cm" svg:x="1.716cm" svg:y="10.513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4" draw:layer="layout" svg:width="0.624cm" svg:height="0.621cm" svg:x="1.582cm" svg:y="7.172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25" draw:layer="layout" svg:width="3.487cm" svg:height="1.122cm" svg:x="0.602cm" svg:y="2.742cm">
            <draw:text-box>
              <text:p><text:span text:style-name="T41">Graph G</text:span><text:span text:style-name="T42">0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32" draw:text-style-name="P12" draw:layer="layout" svg:x1="5.533cm" svg:y1="3.92cm" svg:x2="12.364cm" svg:y2="7.09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5.34cm" svg:y1="3.896cm" svg:x2="5.244cm" svg:y2="13.662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33" draw:text-style-name="P12" draw:layer="layout" svg:x1="9.141cm" svg:y1="3.993cm" svg:x2="12.219cm" svg:y2="7.071cm">
          <text:p/>
        </draw:line>
        <draw:line draw:style-name="gr10" draw:text-style-name="P12" draw:layer="layout" svg:x1="2.045cm" svg:y1="10.848cm" svg:x2="5.244cm" svg:y2="13.662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33" draw:text-style-name="P12" draw:layer="layout" svg:x1="5.533cm" svg:y1="3.92cm" svg:x2="9.141cm" svg:y2="3.993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10" draw:text-style-name="P12" draw:layer="layout" svg:x1="1.852cm" svg:y1="7.673cm" svg:x2="2.045cm" svg:y2="10.848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Basic) Spanning Tree Algorithm:</text:span></text:p>
            <text:p text:style-name="P2"><text:span text:style-name="T33"/></text:p>
            <text:list text:style-name="L1">
              <text:list-item>
                <text:p text:style-name="P2"><text:span text:style-name="T34">Input: A simple, connected graph 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or each i &gt;= 1, as long as there is a </text:span><text:span text:style-name="T36">cycle</text:span><text:span text:style-name="T37"> in G</text:span><text:span text:style-name="T38">i-1</text:span><text:span text:style-name="T37">…</text:span></text:p>
                <text:list>
                  <text:list-item>
                    <text:p text:style-name="P2"><text:span text:style-name="T37">Choose an edge </text:span><text:span text:style-name="T39">e</text:span><text:span text:style-name="T37"> <text:s/>in any cycle of G</text:span><text:span text:style-name="T38">i-1</text:span><text:span text:style-name="T37">, and form the subgraph G</text:span><text:span text:style-name="T38">i</text:span><text:span text:style-name="T37"> of G</text:span><text:span text:style-name="T38">i-1</text:span><text:span text:style-name="T37"> by deleting </text:span><text:span text:style-name="T39">e</text:span><text:span text:style-name="T37"> from G</text:span><text:span text:style-name="T38">i-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utput: The final result G</text:span><text:span text:style-name="T38">k</text:span><text:span text:style-name="T37"> will be a spanning tree of 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7" draw:text-style-name="P23" draw:layer="layout" svg:width="6.605cm" svg:height="8.757cm" svg:x="14.504cm" svg:y="2.862cm">
          <draw:text-box>
            <text:p text:style-name="P2"><text:span text:style-name="T40">First, we begin with some simple, connected graph.</text:span></text:p>
            <text:p text:style-name="P2"><text:span text:style-name="T40"/></text:p>
            <text:p text:style-name="P2"><text:span text:style-name="T40">Cycles, exist, so we will start the for loop.</text:span></text:p>
            <text:p text:style-name="P2"><text:span text:style-name="T40"/></text:p>
            <text:p text:style-name="P2"><text:span text:style-name="T40">Choose any arbitrary cycle in the graph.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raph G</text:span><text:span text:style-name="T42">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5.34cm" svg:y1="3.896cm" svg:x2="5.244cm" svg:y2="13.662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33" draw:text-style-name="P12" draw:layer="layout" svg:x1="9.141cm" svg:y1="3.993cm" svg:x2="12.219cm" svg:y2="7.071cm">
          <text:p/>
        </draw:line>
        <draw:line draw:style-name="gr10" draw:text-style-name="P12" draw:layer="layout" svg:x1="2.045cm" svg:y1="10.848cm" svg:x2="5.244cm" svg:y2="13.662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33" draw:text-style-name="P12" draw:layer="layout" svg:x1="5.533cm" svg:y1="3.92cm" svg:x2="9.141cm" svg:y2="3.993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10" draw:text-style-name="P12" draw:layer="layout" svg:x1="1.852cm" svg:y1="7.673cm" svg:x2="2.045cm" svg:y2="10.848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Basic) Spanning Tree Algorithm:</text:span></text:p>
            <text:p text:style-name="P2"><text:span text:style-name="T33"/></text:p>
            <text:list text:style-name="L1">
              <text:list-item>
                <text:p text:style-name="P2"><text:span text:style-name="T34">Input: A simple, connected graph 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or each i &gt;= 1, as long as there is a </text:span><text:span text:style-name="T36">cycle</text:span><text:span text:style-name="T37"> in G</text:span><text:span text:style-name="T38">i-1</text:span><text:span text:style-name="T37">…</text:span></text:p>
                <text:list>
                  <text:list-item>
                    <text:p text:style-name="P2"><text:span text:style-name="T37">Choose an edge </text:span><text:span text:style-name="T39">e</text:span><text:span text:style-name="T37"> <text:s/>in any cycle of G</text:span><text:span text:style-name="T38">i-1</text:span><text:span text:style-name="T37">, and form the subgraph G</text:span><text:span text:style-name="T38">i</text:span><text:span text:style-name="T37"> of G</text:span><text:span text:style-name="T38">i-1</text:span><text:span text:style-name="T37"> by deleting </text:span><text:span text:style-name="T39">e</text:span><text:span text:style-name="T37"> from G</text:span><text:span text:style-name="T38">i-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utput: The final result G</text:span><text:span text:style-name="T38">k</text:span><text:span text:style-name="T37"> will be a spanning tree of 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3" draw:layer="layout" svg:width="6.605cm" svg:height="9.105cm" svg:x="14.504cm" svg:y="2.862cm">
          <draw:text-box>
            <text:p text:style-name="P2"><text:span text:style-name="T40">First, we begin with some simple, connected graph.</text:span></text:p>
            <text:p text:style-name="P2"><text:span text:style-name="T40"/></text:p>
            <text:p text:style-name="P2"><text:span text:style-name="T40">Choose any edge from this cycle and remove it.</text:span></text:p>
            <text:p text:style-name="P2"><text:span text:style-name="T40"/></text:p>
            <text:p text:style-name="P2"><text:span text:style-name="T40">This takes us from the initial state, G</text:span><text:span text:style-name="T43">0,</text:span><text:span text:style-name="T40"> to the next state, G</text:span><text:span text:style-name="T43">1</text:span><text:span text:style-name="T40">.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raph G</text:span><text:span text:style-name="T42">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line draw:style-name="gr33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5.34cm" svg:y1="3.896cm" svg:x2="5.244cm" svg:y2="13.662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33" draw:text-style-name="P12" draw:layer="layout" svg:x1="1.828cm" svg:y1="7.456cm" svg:x2="5.34cm" svg:y2="3.896cm">
          <text:p/>
        </draw:line>
        <draw:line draw:style-name="gr33" draw:text-style-name="P12" draw:layer="layout" svg:x1="9.141cm" svg:y1="3.993cm" svg:x2="12.219cm" svg:y2="7.071cm">
          <text:p/>
        </draw:line>
        <draw:line draw:style-name="gr10" draw:text-style-name="P12" draw:layer="layout" svg:x1="2.045cm" svg:y1="10.848cm" svg:x2="5.244cm" svg:y2="13.662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34" draw:text-style-name="P12" draw:layer="layout" svg:x1="5.533cm" svg:y1="3.92cm" svg:x2="9.141cm" svg:y2="3.993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10" draw:text-style-name="P12" draw:layer="layout" svg:x1="1.852cm" svg:y1="7.673cm" svg:x2="2.045cm" svg:y2="10.848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Basic) Spanning Tree Algorithm:</text:span></text:p>
            <text:p text:style-name="P2"><text:span text:style-name="T33"/></text:p>
            <text:list text:style-name="L1">
              <text:list-item>
                <text:p text:style-name="P2"><text:span text:style-name="T34">Input: A simple, connected graph 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or each i &gt;= 1, as long as there is a </text:span><text:span text:style-name="T36">cycle</text:span><text:span text:style-name="T37"> in G</text:span><text:span text:style-name="T38">i-1</text:span><text:span text:style-name="T37">…</text:span></text:p>
                <text:list>
                  <text:list-item>
                    <text:p text:style-name="P2"><text:span text:style-name="T37">Choose an edge </text:span><text:span text:style-name="T39">e</text:span><text:span text:style-name="T37"> <text:s/>in any cycle of G</text:span><text:span text:style-name="T38">i-1</text:span><text:span text:style-name="T37">, and form the subgraph G</text:span><text:span text:style-name="T38">i</text:span><text:span text:style-name="T37"> of G</text:span><text:span text:style-name="T38">i-1</text:span><text:span text:style-name="T37"> by deleting </text:span><text:span text:style-name="T39">e</text:span><text:span text:style-name="T37"> from G</text:span><text:span text:style-name="T38">i-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utput: The final result G</text:span><text:span text:style-name="T38">k</text:span><text:span text:style-name="T37"> will be a spanning tree of 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23" draw:layer="layout" svg:width="6.605cm" svg:height="4.777cm" svg:x="14.504cm" svg:y="2.862cm">
          <draw:text-box>
            <text:p text:style-name="P2"><text:span text:style-name="T40">We still have cycles, so we continue.</text:span></text:p>
            <text:p text:style-name="P2"><text:span text:style-name="T40"/></text:p>
            <text:p text:style-name="P2"><text:span text:style-name="T40">Identify a cycle…</text:span></text:p>
            <text:p text:style-name="P2"><text:span text:style-name="T40"/></text:p>
            <text:p text:style-name="P2"><text:span text:style-name="T40">Remove an edge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raph G</text:span><text:span text:style-name="T42">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5.34cm" svg:y1="3.896cm" svg:x2="5.244cm" svg:y2="13.662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10" draw:text-style-name="P12" draw:layer="layout" svg:x1="2.045cm" svg:y1="10.848cm" svg:x2="5.244cm" svg:y2="13.662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10" draw:text-style-name="P12" draw:layer="layout" svg:x1="1.852cm" svg:y1="7.673cm" svg:x2="2.045cm" svg:y2="10.848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Basic) Spanning Tree Algorithm:</text:span></text:p>
            <text:p text:style-name="P2"><text:span text:style-name="T33"/></text:p>
            <text:list text:style-name="L1">
              <text:list-item>
                <text:p text:style-name="P2"><text:span text:style-name="T34">Input: A simple, connected graph 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or each i &gt;= 1, as long as there is a </text:span><text:span text:style-name="T36">cycle</text:span><text:span text:style-name="T37"> in G</text:span><text:span text:style-name="T38">i-1</text:span><text:span text:style-name="T37">…</text:span></text:p>
                <text:list>
                  <text:list-item>
                    <text:p text:style-name="P2"><text:span text:style-name="T37">Choose an edge </text:span><text:span text:style-name="T39">e</text:span><text:span text:style-name="T37"> <text:s/>in any cycle of G</text:span><text:span text:style-name="T38">i-1</text:span><text:span text:style-name="T37">, and form the subgraph G</text:span><text:span text:style-name="T38">i</text:span><text:span text:style-name="T37"> of G</text:span><text:span text:style-name="T38">i-1</text:span><text:span text:style-name="T37"> by deleting </text:span><text:span text:style-name="T39">e</text:span><text:span text:style-name="T37"> from G</text:span><text:span text:style-name="T38">i-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utput: The final result G</text:span><text:span text:style-name="T38">k</text:span><text:span text:style-name="T37"> will be a spanning tree of 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0" draw:text-style-name="P23" draw:layer="layout" svg:width="6.605cm" svg:height="4.777cm" svg:x="14.504cm" svg:y="2.862cm">
          <draw:text-box>
            <text:p text:style-name="P2"><text:span text:style-name="T40">We still have cycles, so we continue.</text:span></text:p>
            <text:p text:style-name="P2"><text:span text:style-name="T40"/></text:p>
            <text:p text:style-name="P2"><text:span text:style-name="T40">Identify a cycle…</text:span></text:p>
            <text:p text:style-name="P2"><text:span text:style-name="T40"/></text:p>
            <text:p text:style-name="P2"><text:span text:style-name="T40">Remove an edge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raph G</text:span><text:span text:style-name="T4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5.34cm" svg:y1="3.896cm" svg:x2="5.244cm" svg:y2="13.662cm">
          <text:p/>
        </draw:line>
        <draw:line draw:style-name="gr33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33" draw:text-style-name="P12" draw:layer="layout" svg:x1="2.045cm" svg:y1="10.848cm" svg:x2="5.244cm" svg:y2="13.662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34" draw:text-style-name="P12" draw:layer="layout" svg:x1="1.852cm" svg:y1="7.673cm" svg:x2="2.045cm" svg:y2="10.848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Basic) Spanning Tree Algorithm:</text:span></text:p>
            <text:p text:style-name="P2"><text:span text:style-name="T33"/></text:p>
            <text:list text:style-name="L1">
              <text:list-item>
                <text:p text:style-name="P2"><text:span text:style-name="T34">Input: A simple, connected graph 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or each i &gt;= 1, as long as there is a </text:span><text:span text:style-name="T36">cycle</text:span><text:span text:style-name="T37"> in G</text:span><text:span text:style-name="T38">i-1</text:span><text:span text:style-name="T37">…</text:span></text:p>
                <text:list>
                  <text:list-item>
                    <text:p text:style-name="P2"><text:span text:style-name="T37">Choose an edge </text:span><text:span text:style-name="T39">e</text:span><text:span text:style-name="T37"> <text:s/>in any cycle of G</text:span><text:span text:style-name="T38">i-1</text:span><text:span text:style-name="T37">, and form the subgraph G</text:span><text:span text:style-name="T38">i</text:span><text:span text:style-name="T37"> of G</text:span><text:span text:style-name="T38">i-1</text:span><text:span text:style-name="T37"> by deleting </text:span><text:span text:style-name="T39">e</text:span><text:span text:style-name="T37"> from G</text:span><text:span text:style-name="T38">i-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utput: The final result G</text:span><text:span text:style-name="T38">k</text:span><text:span text:style-name="T37"> will be a spanning tree of 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23" draw:layer="layout" svg:width="6.605cm" svg:height="4.777cm" svg:x="14.504cm" svg:y="2.862cm">
          <draw:text-box>
            <text:p text:style-name="P2"><text:span text:style-name="T40">We still have cycles, so we continue.</text:span></text:p>
            <text:p text:style-name="P2"><text:span text:style-name="T40"/></text:p>
            <text:p text:style-name="P2"><text:span text:style-name="T40">Identify a cycle…</text:span></text:p>
            <text:p text:style-name="P2"><text:span text:style-name="T40"/></text:p>
            <text:p text:style-name="P2"><text:span text:style-name="T40">Remove an edge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raph G</text:span><text:span text:style-name="T4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5.34cm" svg:y1="3.896cm" svg:x2="5.244cm" svg:y2="13.662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10" draw:text-style-name="P12" draw:layer="layout" svg:x1="2.045cm" svg:y1="10.848cm" svg:x2="5.244cm" svg:y2="13.662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Basic) Spanning Tree Algorithm:</text:span></text:p>
            <text:p text:style-name="P2"><text:span text:style-name="T33"/></text:p>
            <text:list text:style-name="L1">
              <text:list-item>
                <text:p text:style-name="P2"><text:span text:style-name="T34">Input: A simple, connected graph 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or each i &gt;= 1, as long as there is a </text:span><text:span text:style-name="T36">cycle</text:span><text:span text:style-name="T37"> in G</text:span><text:span text:style-name="T38">i-1</text:span><text:span text:style-name="T37">…</text:span></text:p>
                <text:list>
                  <text:list-item>
                    <text:p text:style-name="P2"><text:span text:style-name="T37">Choose an edge </text:span><text:span text:style-name="T39">e</text:span><text:span text:style-name="T37"> <text:s/>in any cycle of G</text:span><text:span text:style-name="T38">i-1</text:span><text:span text:style-name="T37">, and form the subgraph G</text:span><text:span text:style-name="T38">i</text:span><text:span text:style-name="T37"> of G</text:span><text:span text:style-name="T38">i-1</text:span><text:span text:style-name="T37"> by deleting </text:span><text:span text:style-name="T39">e</text:span><text:span text:style-name="T37"> from G</text:span><text:span text:style-name="T38">i-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utput: The final result G</text:span><text:span text:style-name="T38">k</text:span><text:span text:style-name="T37"> will be a spanning tree of 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23" draw:layer="layout" svg:width="6.605cm" svg:height="4.777cm" svg:x="14.504cm" svg:y="2.862cm">
          <draw:text-box>
            <text:p text:style-name="P2"><text:span text:style-name="T40">We still have cycles, so we continue.</text:span></text:p>
            <text:p text:style-name="P2"><text:span text:style-name="T40"/></text:p>
            <text:p text:style-name="P2"><text:span text:style-name="T40">Identify a cycle…</text:span></text:p>
            <text:p text:style-name="P2"><text:span text:style-name="T40"/></text:p>
            <text:p text:style-name="P2"><text:span text:style-name="T40">Remove an edge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raph G</text:span><text:span text:style-name="T42">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5.34cm" svg:y1="3.896cm" svg:x2="5.244cm" svg:y2="13.662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33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34" draw:text-style-name="P12" draw:layer="layout" svg:x1="2.045cm" svg:y1="10.848cm" svg:x2="5.244cm" svg:y2="13.662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33" draw:text-style-name="P12" draw:layer="layout" svg:x1="9.477cm" svg:y1="13.854cm" svg:x2="5.1cm" svg:y2="13.614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Basic) Spanning Tree Algorithm:</text:span></text:p>
            <text:p text:style-name="P2"><text:span text:style-name="T33"/></text:p>
            <text:list text:style-name="L1">
              <text:list-item>
                <text:p text:style-name="P2"><text:span text:style-name="T34">Input: A simple, connected graph 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or each i &gt;= 1, as long as there is a </text:span><text:span text:style-name="T36">cycle</text:span><text:span text:style-name="T37"> in G</text:span><text:span text:style-name="T38">i-1</text:span><text:span text:style-name="T37">…</text:span></text:p>
                <text:list>
                  <text:list-item>
                    <text:p text:style-name="P2"><text:span text:style-name="T37">Choose an edge </text:span><text:span text:style-name="T39">e</text:span><text:span text:style-name="T37"> <text:s/>in any cycle of G</text:span><text:span text:style-name="T38">i-1</text:span><text:span text:style-name="T37">, and form the subgraph G</text:span><text:span text:style-name="T38">i</text:span><text:span text:style-name="T37"> of G</text:span><text:span text:style-name="T38">i-1</text:span><text:span text:style-name="T37"> by deleting </text:span><text:span text:style-name="T39">e</text:span><text:span text:style-name="T37"> from G</text:span><text:span text:style-name="T38">i-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utput: The final result G</text:span><text:span text:style-name="T38">k</text:span><text:span text:style-name="T37"> will be a spanning tree of 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3" draw:text-style-name="P23" draw:layer="layout" svg:width="6.605cm" svg:height="4.777cm" svg:x="14.504cm" svg:y="2.862cm">
          <draw:text-box>
            <text:p text:style-name="P2"><text:span text:style-name="T40">We still have cycles, so we continue.</text:span></text:p>
            <text:p text:style-name="P2"><text:span text:style-name="T40"/></text:p>
            <text:p text:style-name="P2"><text:span text:style-name="T40">Identify a cycle…</text:span></text:p>
            <text:p text:style-name="P2"><text:span text:style-name="T40"/></text:p>
            <text:p text:style-name="P2"><text:span text:style-name="T40">Remove an edge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raph G</text:span><text:span text:style-name="T42">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5.34cm" svg:y1="3.896cm" svg:x2="5.244cm" svg:y2="13.662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Basic) Spanning Tree Algorithm:</text:span></text:p>
            <text:p text:style-name="P2"><text:span text:style-name="T33"/></text:p>
            <text:list text:style-name="L1">
              <text:list-item>
                <text:p text:style-name="P2"><text:span text:style-name="T34">Input: A simple, connected graph 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or each i &gt;= 1, as long as there is a </text:span><text:span text:style-name="T36">cycle</text:span><text:span text:style-name="T37"> in G</text:span><text:span text:style-name="T38">i-1</text:span><text:span text:style-name="T37">…</text:span></text:p>
                <text:list>
                  <text:list-item>
                    <text:p text:style-name="P2"><text:span text:style-name="T37">Choose an edge </text:span><text:span text:style-name="T39">e</text:span><text:span text:style-name="T37"> <text:s/>in any cycle of G</text:span><text:span text:style-name="T38">i-1</text:span><text:span text:style-name="T37">, and form the subgraph G</text:span><text:span text:style-name="T38">i</text:span><text:span text:style-name="T37"> of G</text:span><text:span text:style-name="T38">i-1</text:span><text:span text:style-name="T37"> by deleting </text:span><text:span text:style-name="T39">e</text:span><text:span text:style-name="T37"> from G</text:span><text:span text:style-name="T38">i-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utput: The final result G</text:span><text:span text:style-name="T38">k</text:span><text:span text:style-name="T37"> will be a spanning tree of 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4" draw:text-style-name="P23" draw:layer="layout" svg:width="6.605cm" svg:height="4.777cm" svg:x="14.504cm" svg:y="2.862cm">
          <draw:text-box>
            <text:p text:style-name="P2"><text:span text:style-name="T40">We still have cycles, so we continue.</text:span></text:p>
            <text:p text:style-name="P2"><text:span text:style-name="T40"/></text:p>
            <text:p text:style-name="P2"><text:span text:style-name="T40">Identify a cycle…</text:span></text:p>
            <text:p text:style-name="P2"><text:span text:style-name="T40"/></text:p>
            <text:p text:style-name="P2"><text:span text:style-name="T40">Remove an edge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raph G</text:span><text:span text:style-name="T42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34" draw:text-style-name="P12" draw:layer="layout" svg:x1="5.34cm" svg:y1="3.896cm" svg:x2="5.244cm" svg:y2="13.662cm">
          <text:p/>
        </draw:line>
        <draw:line draw:style-name="gr33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33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Basic) Spanning Tree Algorithm:</text:span></text:p>
            <text:p text:style-name="P2"><text:span text:style-name="T33"/></text:p>
            <text:list text:style-name="L1">
              <text:list-item>
                <text:p text:style-name="P2"><text:span text:style-name="T34">Input: A simple, connected graph 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or each i &gt;= 1, as long as there is a </text:span><text:span text:style-name="T36">cycle</text:span><text:span text:style-name="T37"> in G</text:span><text:span text:style-name="T38">i-1</text:span><text:span text:style-name="T37">…</text:span></text:p>
                <text:list>
                  <text:list-item>
                    <text:p text:style-name="P2"><text:span text:style-name="T37">Choose an edge </text:span><text:span text:style-name="T39">e</text:span><text:span text:style-name="T37"> <text:s/>in any cycle of G</text:span><text:span text:style-name="T38">i-1</text:span><text:span text:style-name="T37">, and form the subgraph G</text:span><text:span text:style-name="T38">i</text:span><text:span text:style-name="T37"> of G</text:span><text:span text:style-name="T38">i-1</text:span><text:span text:style-name="T37"> by deleting </text:span><text:span text:style-name="T39">e</text:span><text:span text:style-name="T37"> from G</text:span><text:span text:style-name="T38">i-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utput: The final result G</text:span><text:span text:style-name="T38">k</text:span><text:span text:style-name="T37"> will be a spanning tree of 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5" draw:text-style-name="P23" draw:layer="layout" svg:width="6.605cm" svg:height="4.777cm" svg:x="14.504cm" svg:y="2.862cm">
          <draw:text-box>
            <text:p text:style-name="P2"><text:span text:style-name="T40">We still have cycles, so we continue.</text:span></text:p>
            <text:p text:style-name="P2"><text:span text:style-name="T40"/></text:p>
            <text:p text:style-name="P2"><text:span text:style-name="T40">Identify a cycle…</text:span></text:p>
            <text:p text:style-name="P2"><text:span text:style-name="T40"/></text:p>
            <text:p text:style-name="P2"><text:span text:style-name="T40">Remove an edge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raph G</text:span><text:span text:style-name="T42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Basic) Spanning Tree Algorithm:</text:span></text:p>
            <text:p text:style-name="P2"><text:span text:style-name="T33"/></text:p>
            <text:list text:style-name="L1">
              <text:list-item>
                <text:p text:style-name="P2"><text:span text:style-name="T34">Input: A simple, connected graph 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or each i &gt;= 1, as long as there is a </text:span><text:span text:style-name="T36">cycle</text:span><text:span text:style-name="T37"> in G</text:span><text:span text:style-name="T38">i-1</text:span><text:span text:style-name="T37">…</text:span></text:p>
                <text:list>
                  <text:list-item>
                    <text:p text:style-name="P2"><text:span text:style-name="T37">Choose an edge </text:span><text:span text:style-name="T39">e</text:span><text:span text:style-name="T37"> <text:s/>in any cycle of G</text:span><text:span text:style-name="T38">i-1</text:span><text:span text:style-name="T37">, and form the subgraph G</text:span><text:span text:style-name="T38">i</text:span><text:span text:style-name="T37"> of G</text:span><text:span text:style-name="T38">i-1</text:span><text:span text:style-name="T37"> by deleting </text:span><text:span text:style-name="T39">e</text:span><text:span text:style-name="T37"> from G</text:span><text:span text:style-name="T38">i-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utput: The final result G</text:span><text:span text:style-name="T38">k</text:span><text:span text:style-name="T37"> will be a spanning tree of 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6" draw:text-style-name="P23" draw:layer="layout" svg:width="6.605cm" svg:height="4.777cm" svg:x="14.504cm" svg:y="2.862cm">
          <draw:text-box>
            <text:p text:style-name="P2"><text:span text:style-name="T40">We still have cycles, so we continue.</text:span></text:p>
            <text:p text:style-name="P2"><text:span text:style-name="T40"/></text:p>
            <text:p text:style-name="P2"><text:span text:style-name="T40">Identify a cycle…</text:span></text:p>
            <text:p text:style-name="P2"><text:span text:style-name="T40"/></text:p>
            <text:p text:style-name="P2"><text:span text:style-name="T40">Remove an edge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raph G</text:span><text:span text:style-name="T42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34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33" draw:text-style-name="P12" draw:layer="layout" svg:x1="9.141cm" svg:y1="3.993cm" svg:x2="12.219cm" svg:y2="7.071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33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Basic) Spanning Tree Algorithm:</text:span></text:p>
            <text:p text:style-name="P2"><text:span text:style-name="T33"/></text:p>
            <text:list text:style-name="L1">
              <text:list-item>
                <text:p text:style-name="P2"><text:span text:style-name="T34">Input: A simple, connected graph 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or each i &gt;= 1, as long as there is a </text:span><text:span text:style-name="T36">cycle</text:span><text:span text:style-name="T37"> in G</text:span><text:span text:style-name="T38">i-1</text:span><text:span text:style-name="T37">…</text:span></text:p>
                <text:list>
                  <text:list-item>
                    <text:p text:style-name="P2"><text:span text:style-name="T37">Choose an edge </text:span><text:span text:style-name="T39">e</text:span><text:span text:style-name="T37"> <text:s/>in any cycle of G</text:span><text:span text:style-name="T38">i-1</text:span><text:span text:style-name="T37">, and form the subgraph G</text:span><text:span text:style-name="T38">i</text:span><text:span text:style-name="T37"> of G</text:span><text:span text:style-name="T38">i-1</text:span><text:span text:style-name="T37"> by deleting </text:span><text:span text:style-name="T39">e</text:span><text:span text:style-name="T37"> from G</text:span><text:span text:style-name="T38">i-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utput: The final result G</text:span><text:span text:style-name="T38">k</text:span><text:span text:style-name="T37"> will be a spanning tree of 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7" draw:text-style-name="P23" draw:layer="layout" svg:width="6.605cm" svg:height="4.777cm" svg:x="14.504cm" svg:y="2.862cm">
          <draw:text-box>
            <text:p text:style-name="P2"><text:span text:style-name="T40">We still have cycles, so we continue.</text:span></text:p>
            <text:p text:style-name="P2"><text:span text:style-name="T40"/></text:p>
            <text:p text:style-name="P2"><text:span text:style-name="T40">Identify a cycle…</text:span></text:p>
            <text:p text:style-name="P2"><text:span text:style-name="T40"/></text:p>
            <text:p text:style-name="P2"><text:span text:style-name="T40">Remove an edge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raph G</text:span><text:span text:style-name="T42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Basic) Spanning Tree Algorithm:</text:span></text:p>
            <text:p text:style-name="P2"><text:span text:style-name="T33"/></text:p>
            <text:list text:style-name="L1">
              <text:list-item>
                <text:p text:style-name="P2"><text:span text:style-name="T34">Input: A simple, connected graph 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or each i &gt;= 1, as long as there is a </text:span><text:span text:style-name="T36">cycle</text:span><text:span text:style-name="T37"> in G</text:span><text:span text:style-name="T38">i-1</text:span><text:span text:style-name="T37">…</text:span></text:p>
                <text:list>
                  <text:list-item>
                    <text:p text:style-name="P2"><text:span text:style-name="T37">Choose an edge </text:span><text:span text:style-name="T39">e</text:span><text:span text:style-name="T37"> <text:s/>in any cycle of G</text:span><text:span text:style-name="T38">i-1</text:span><text:span text:style-name="T37">, and form the subgraph G</text:span><text:span text:style-name="T38">i</text:span><text:span text:style-name="T37"> of G</text:span><text:span text:style-name="T38">i-1</text:span><text:span text:style-name="T37"> by deleting </text:span><text:span text:style-name="T39">e</text:span><text:span text:style-name="T37"> from G</text:span><text:span text:style-name="T38">i-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utput: The final result G</text:span><text:span text:style-name="T38">k</text:span><text:span text:style-name="T37"> will be a spanning tree of 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8" draw:text-style-name="P23" draw:layer="layout" svg:width="6.605cm" svg:height="4.777cm" svg:x="14.504cm" svg:y="2.862cm">
          <draw:text-box>
            <text:p text:style-name="P2"><text:span text:style-name="T40">We still have cycles, so we continue.</text:span></text:p>
            <text:p text:style-name="P2"><text:span text:style-name="T40"/></text:p>
            <text:p text:style-name="P2"><text:span text:style-name="T40">Identify a cycle…</text:span></text:p>
            <text:p text:style-name="P2"><text:span text:style-name="T40"/></text:p>
            <text:p text:style-name="P2"><text:span text:style-name="T40">Remove an edge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raph G</text:span><text:span text:style-name="T42">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33" draw:text-style-name="P12" draw:layer="layout" svg:x1="9.477cm" svg:y1="13.854cm" svg:x2="12.219cm" svg:y2="7.047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33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34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Basic) Spanning Tree Algorithm:</text:span></text:p>
            <text:p text:style-name="P2"><text:span text:style-name="T33"/></text:p>
            <text:list text:style-name="L1">
              <text:list-item>
                <text:p text:style-name="P2"><text:span text:style-name="T34">Input: A simple, connected graph 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or each i &gt;= 1, as long as there is a </text:span><text:span text:style-name="T36">cycle</text:span><text:span text:style-name="T37"> in G</text:span><text:span text:style-name="T38">i-1</text:span><text:span text:style-name="T37">…</text:span></text:p>
                <text:list>
                  <text:list-item>
                    <text:p text:style-name="P2"><text:span text:style-name="T37">Choose an edge </text:span><text:span text:style-name="T39">e</text:span><text:span text:style-name="T37"> <text:s/>in any cycle of G</text:span><text:span text:style-name="T38">i-1</text:span><text:span text:style-name="T37">, and form the subgraph G</text:span><text:span text:style-name="T38">i</text:span><text:span text:style-name="T37"> of G</text:span><text:span text:style-name="T38">i-1</text:span><text:span text:style-name="T37"> by deleting </text:span><text:span text:style-name="T39">e</text:span><text:span text:style-name="T37"> from G</text:span><text:span text:style-name="T38">i-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utput: The final result G</text:span><text:span text:style-name="T38">k</text:span><text:span text:style-name="T37"> will be a spanning tree of 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9" draw:text-style-name="P23" draw:layer="layout" svg:width="6.605cm" svg:height="4.777cm" svg:x="14.504cm" svg:y="2.862cm">
          <draw:text-box>
            <text:p text:style-name="P2"><text:span text:style-name="T40">We still have cycles, so we continue.</text:span></text:p>
            <text:p text:style-name="P2"><text:span text:style-name="T40"/></text:p>
            <text:p text:style-name="P2"><text:span text:style-name="T40">Identify a cycle…</text:span></text:p>
            <text:p text:style-name="P2"><text:span text:style-name="T40"/></text:p>
            <text:p text:style-name="P2"><text:span text:style-name="T40">Remove an edge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raph G</text:span><text:span text:style-name="T42">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Basic) Spanning Tree Algorithm:</text:span></text:p>
            <text:p text:style-name="P2"><text:span text:style-name="T33"/></text:p>
            <text:list text:style-name="L1">
              <text:list-item>
                <text:p text:style-name="P2"><text:span text:style-name="T34">Input: A simple, connected graph 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or each i &gt;= 1, as long as there is a </text:span><text:span text:style-name="T36">cycle</text:span><text:span text:style-name="T37"> in G</text:span><text:span text:style-name="T38">i-1</text:span><text:span text:style-name="T37">…</text:span></text:p>
                <text:list>
                  <text:list-item>
                    <text:p text:style-name="P2"><text:span text:style-name="T37">Choose an edge </text:span><text:span text:style-name="T39">e</text:span><text:span text:style-name="T37"> <text:s/>in any cycle of G</text:span><text:span text:style-name="T38">i-1</text:span><text:span text:style-name="T37">, and form the subgraph G</text:span><text:span text:style-name="T38">i</text:span><text:span text:style-name="T37"> of G</text:span><text:span text:style-name="T38">i-1</text:span><text:span text:style-name="T37"> by deleting </text:span><text:span text:style-name="T39">e</text:span><text:span text:style-name="T37"> from G</text:span><text:span text:style-name="T38">i-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utput: The final result G</text:span><text:span text:style-name="T38">k</text:span><text:span text:style-name="T37"> will be a spanning tree of 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0" draw:text-style-name="P23" draw:layer="layout" svg:width="6.605cm" svg:height="4.777cm" svg:x="14.504cm" svg:y="2.862cm">
          <draw:text-box>
            <text:p text:style-name="P2"><text:span text:style-name="T40">We still have cycles, so we continue.</text:span></text:p>
            <text:p text:style-name="P2"><text:span text:style-name="T40"/></text:p>
            <text:p text:style-name="P2"><text:span text:style-name="T40">Identify a cycle…</text:span></text:p>
            <text:p text:style-name="P2"><text:span text:style-name="T40"/></text:p>
            <text:p text:style-name="P2"><text:span text:style-name="T40">Remove an edge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raph G</text:span><text:span text:style-name="T42">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office:forms form:automatic-focus="false" form:apply-design-mode="false"/>
        <draw:line draw:style-name="gr33" draw:text-style-name="P12" draw:layer="layout" svg:x1="1.828cm" svg:y1="7.456cm" svg:x2="12.219cm" svg:y2="7.071cm">
          <text:p/>
        </draw:line>
        <draw:line draw:style-name="gr33" draw:text-style-name="P12" draw:layer="layout" svg:x1="9.477cm" svg:y1="13.854cm" svg:x2="12.219cm" svg:y2="7.047cm">
          <text:p/>
        </draw:line>
        <draw:line draw:style-name="gr34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33" draw:text-style-name="P12" draw:layer="layout" svg:x1="9.477cm" svg:y1="13.854cm" svg:x2="5.1cm" svg:y2="13.614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Basic) Spanning Tree Algorithm:</text:span></text:p>
            <text:p text:style-name="P2"><text:span text:style-name="T33"/></text:p>
            <text:list text:style-name="L1">
              <text:list-item>
                <text:p text:style-name="P2"><text:span text:style-name="T34">Input: A simple, connected graph 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or each i &gt;= 1, as long as there is a </text:span><text:span text:style-name="T36">cycle</text:span><text:span text:style-name="T37"> in G</text:span><text:span text:style-name="T38">i-1</text:span><text:span text:style-name="T37">…</text:span></text:p>
                <text:list>
                  <text:list-item>
                    <text:p text:style-name="P2"><text:span text:style-name="T37">Choose an edge </text:span><text:span text:style-name="T39">e</text:span><text:span text:style-name="T37"> <text:s/>in any cycle of G</text:span><text:span text:style-name="T38">i-1</text:span><text:span text:style-name="T37">, and form the subgraph G</text:span><text:span text:style-name="T38">i</text:span><text:span text:style-name="T37"> of G</text:span><text:span text:style-name="T38">i-1</text:span><text:span text:style-name="T37"> by deleting </text:span><text:span text:style-name="T39">e</text:span><text:span text:style-name="T37"> from G</text:span><text:span text:style-name="T38">i-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utput: The final result G</text:span><text:span text:style-name="T38">k</text:span><text:span text:style-name="T37"> will be a spanning tree of 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1" draw:text-style-name="P23" draw:layer="layout" svg:width="6.605cm" svg:height="4.777cm" svg:x="14.504cm" svg:y="2.862cm">
          <draw:text-box>
            <text:p text:style-name="P2"><text:span text:style-name="T40">We still have cycles, so we continue.</text:span></text:p>
            <text:p text:style-name="P2"><text:span text:style-name="T40"/></text:p>
            <text:p text:style-name="P2"><text:span text:style-name="T40">Identify a cycle…</text:span></text:p>
            <text:p text:style-name="P2"><text:span text:style-name="T40"/></text:p>
            <text:p text:style-name="P2"><text:span text:style-name="T40">Remove an edge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raph G</text:span><text:span text:style-name="T42">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Basic) Spanning Tree Algorithm:</text:span></text:p>
            <text:p text:style-name="P2"><text:span text:style-name="T33"/></text:p>
            <text:list text:style-name="L1">
              <text:list-item>
                <text:p text:style-name="P2"><text:span text:style-name="T34">Input: A simple, connected graph 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or each i &gt;= 1, as long as there is a </text:span><text:span text:style-name="T36">cycle</text:span><text:span text:style-name="T37"> in G</text:span><text:span text:style-name="T38">i-1</text:span><text:span text:style-name="T37">…</text:span></text:p>
                <text:list>
                  <text:list-item>
                    <text:p text:style-name="P2"><text:span text:style-name="T37">Choose an edge </text:span><text:span text:style-name="T39">e</text:span><text:span text:style-name="T37"> <text:s/>in any cycle of G</text:span><text:span text:style-name="T38">i-1</text:span><text:span text:style-name="T37">, and form the subgraph G</text:span><text:span text:style-name="T38">i</text:span><text:span text:style-name="T37"> of G</text:span><text:span text:style-name="T38">i-1</text:span><text:span text:style-name="T37"> by deleting </text:span><text:span text:style-name="T39">e</text:span><text:span text:style-name="T37"> from G</text:span><text:span text:style-name="T38">i-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utput: The final result G</text:span><text:span text:style-name="T38">k</text:span><text:span text:style-name="T37"> will be a spanning tree of 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2" draw:text-style-name="P23" draw:layer="layout" svg:width="6.605cm" svg:height="6.543cm" svg:x="14.504cm" svg:y="2.862cm">
          <draw:text-box>
            <text:p text:style-name="P2"><text:span text:style-name="T40">Now we have no more cycles, and we are done.</text:span></text:p>
            <text:p text:style-name="P2"><text:span text:style-name="T40"/></text:p>
            <text:p text:style-name="P2"><text:span text:style-name="T40">This is one of many possible spanning trees of the original graph, G</text:span><text:span text:style-name="T43">0</text:span><text:span text:style-name="T40">.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raph G</text:span><text:span text:style-name="T42">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16" draw:text-style-name="P16" draw:layer="layout" svg:width="5.744cm" svg:height="9.838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12">Simple Graph:</text:span><text:span text:style-name="T22"> A graph with </text:span><text:span text:style-name="T23">no loops</text:span><text:span text:style-name="T22"> and </text:span><text:span text:style-name="T23">no parallel edges</text:span><text:span text:style-name="T22">.</text:span></text:p>
            <text:p text:style-name="P2"><text:span text:style-name="T13"/></text:p>
            <text:p text:style-name="P2"><text:span text:style-name="T12">Walk:</text:span><text:span text:style-name="T13"> A series of alternating vertices/edges.</text:span></text:p>
            <text:p text:style-name="P2"><text:span text:style-name="T13"/></text:p>
            <text:p text:style-name="P2"><text:span text:style-name="T12">Trail:</text:span><text:span text:style-name="T13"> A walk with no repeated edges.</text:span></text:p>
            <text:p text:style-name="P2"><text:span text:style-name="T13"/></text:p>
            <text:p text:style-name="P2"><text:span text:style-name="T12">Path:</text:span><text:span text:style-name="T13"> A walk with no repeated vertices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33" draw:text-style-name="P23" draw:layer="layout" svg:width="20.448cm" svg:height="9.896cm" svg:x="0.661cm" svg:y="2.804cm">
          <draw:text-box>
            <text:p text:style-name="P2"><text:span text:style-name="T44">Prim’s Spanning Tree Algorithm:</text:span></text:p>
            <text:p text:style-name="P2"><text:span text:style-name="T18"/></text:p>
            <text:p text:style-name="P2"><text:span text:style-name="T45">Input: A simple, connected graph G with </text:span><text:span text:style-name="T46">n + 1</text:span><text:span text:style-name="T45"> <text:s/>nodes.</text:span></text:p>
            <text:p text:style-name="P2"><text:span text:style-name="T26"/></text:p>
            <text:p text:style-name="P2"><text:span text:style-name="T45">Initialize: Let </text:span><text:span text:style-name="T46">v</text:span><text:span text:style-name="T47">0</text:span><text:span text:style-name="T45"> be any node in G, and let </text:span><text:span text:style-name="T46">T</text:span><text:span text:style-name="T47">0</text:span><text:span text:style-name="T46"> = {v</text:span><text:span text:style-name="T47">0</text:span><text:span text:style-name="T46">}</text:span><text:span text:style-name="T45"> be a tree with one node and no edges.</text:span></text:p>
            <text:p text:style-name="P2"><text:span text:style-name="T19"/></text:p>
            <text:p text:style-name="P2"><text:span text:style-name="T45">For each </text:span><text:span text:style-name="T46">k</text:span><text:span text:style-name="T45"> from {1, 2, …, n}:</text:span></text:p>
            <text:list text:style-name="L1">
              <text:list-item>
                <text:p text:style-name="P2"><text:span text:style-name="T45">Let </text:span><text:span text:style-name="T46">E</text:span><text:span text:style-name="T47">k</text:span><text:span text:style-name="T45"> = {</text:span><text:span text:style-name="T46">e</text:span><text:span text:style-name="T45"> an edge in </text:span><text:span text:style-name="T46">G</text:span><text:span text:style-name="T45"> : </text:span><text:span text:style-name="T46">e</text:span><text:span text:style-name="T45"> has one endpoint in </text:span><text:span text:style-name="T46">T</text:span><text:span text:style-name="T47">k-1</text:span><text:span text:style-name="T45"> and the other endpoint not in </text:span><text:span text:style-name="T46">T</text:span><text:span text:style-name="T47">k-1</text:span><text:span text:style-name="T45">}.</text:span></text:p>
              </text:list-item>
              <text:list-item>
                <text:p text:style-name="P2"><text:span text:style-name="T45">Let </text:span><text:span text:style-name="T46">e</text:span><text:span text:style-name="T47">k</text:span><text:span text:style-name="T45"> be the edge in </text:span><text:span text:style-name="T46">E</text:span><text:span text:style-name="T47">k</text:span><text:span text:style-name="T48"> </text:span><text:span text:style-name="T45">with the smallest weight. </text:span><text:span text:style-name="T49">(In case of a tie, choose any edge of the smallest weight.)</text:span></text:p>
              </text:list-item>
              <text:list-item>
                <text:p text:style-name="P2"><text:span text:style-name="T45">Let </text:span><text:span text:style-name="T46">T</text:span><text:span text:style-name="T47">k</text:span><text:span text:style-name="T45"> be the tree obtained by adding edge </text:span><text:span text:style-name="T46">e</text:span><text:span text:style-name="T47">k</text:span><text:span text:style-name="T45"> </text:span><text:span text:style-name="T49">(along with its node not already in</text:span><text:span text:style-name="T50"> T</text:span><text:span text:style-name="T51">k-1</text:span><text:span text:style-name="T49">) </text:span><text:span text:style-name="T45">to </text:span><text:span text:style-name="T46">T</text:span><text:span text:style-name="T47">k-1</text:span><text:span text:style-name="T45">.</text:span></text:p>
              </text:list-item>
            </text:list>
            <text:p text:style-name="P2"><text:span text:style-name="T29"/></text:p>
            <text:p text:style-name="P2"><text:span text:style-name="T52">Output: The final result </text:span><text:span text:style-name="T53">T</text:span><text:span text:style-name="T54">n</text:span><text:span text:style-name="T52"> is the tree returned by the algorithm.</text:span></text:p>
          </draw:text-box>
        </draw:frame>
        <draw:frame draw:style-name="gr24" draw:text-style-name="P21" draw:layer="layout" svg:width="20.664cm" svg:height="0.725cm" svg:x="0.476cm" svg:y="14.367cm">
          <draw:text-box>
            <text:p text:style-name="P14"><text:span text:style-name="T32">From Discrete Mathematics, Ensley &amp; Crawley, page 52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office:forms form:automatic-focus="false" form:apply-design-mode="false"/>
        <draw:rect draw:style-name="gr35" draw:text-style-name="P26" draw:layer="layout" svg:width="9.429cm" svg:height="10.704cm" svg:x="0.626cm" svg:y="4.162cm" draw:corner-radius="0.5cm">
          <text:p text:style-name="P7"><text:span text:style-name="T55">Original Grap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6" draw:text-style-name="P16" draw:layer="layout" svg:width="5.744cm" svg:height="13.424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33">Prim’s Spanning Tree Algorithm:</text:span></text:p>
            <text:p text:style-name="P2"><text:span text:style-name="T33"/></text:p>
            <text:p text:style-name="P2"><text:span text:style-name="T34">Input: A simple, connected graph G with </text:span><text:span text:style-name="T56">n + 1</text:span><text:span text:style-name="T34"> <text:s/>nodes.</text:span></text:p>
            <text:p text:style-name="P2"><text:span text:style-name="T34"/></text:p>
            <text:p text:style-name="P2"><text:span text:style-name="T34">Initialize: Let </text:span><text:span text:style-name="T56">v</text:span><text:span text:style-name="T57">0</text:span><text:span text:style-name="T34"> be any node in G, and let </text:span><text:span text:style-name="T56">T</text:span><text:span text:style-name="T57">0</text:span><text:span text:style-name="T56"> = {v</text:span><text:span text:style-name="T57">0</text:span><text:span text:style-name="T56">}</text:span><text:span text:style-name="T34"> be a tree with one node and no edges.</text:span></text:p>
            <text:p text:style-name="P2"><text:span text:style-name="T34"/></text:p>
            <text:p text:style-name="P2"><text:span text:style-name="T34">For each </text:span><text:span text:style-name="T56">k</text:span><text:span text:style-name="T34"> from {1, 2, …, n}:</text:span></text:p>
            <text:list text:style-name="L1">
              <text:list-item>
                <text:p text:style-name="P2"><text:span text:style-name="T34">Let </text:span><text:span text:style-name="T56">E</text:span><text:span text:style-name="T57">k</text:span><text:span text:style-name="T34"> = {</text:span><text:span text:style-name="T56">e</text:span><text:span text:style-name="T34"> an edge in </text:span><text:span text:style-name="T56">G</text:span><text:span text:style-name="T34"> : </text:span><text:span text:style-name="T56">e</text:span><text:span text:style-name="T34"> has one endpoint in </text:span><text:span text:style-name="T56">T</text:span><text:span text:style-name="T57">k-1</text:span><text:span text:style-name="T34"> and the other endpoint not in </text:span><text:span text:style-name="T56">T</text:span><text:span text:style-name="T57">k-1</text:span><text:span text:style-name="T34">}.</text:span></text:p>
              </text:list-item>
              <text:list-item>
                <text:p text:style-name="P2"><text:span text:style-name="T34">Let </text:span><text:span text:style-name="T56">e</text:span><text:span text:style-name="T57">k</text:span><text:span text:style-name="T34"> be the edge in </text:span><text:span text:style-name="T56">E</text:span><text:span text:style-name="T57">k</text:span><text:span text:style-name="T58"> </text:span><text:span text:style-name="T34">with the smallest weight. (In case of a tie, choose any edge of the smallest weight.)</text:span></text:p>
              </text:list-item>
              <text:list-item>
                <text:p text:style-name="P2"><text:span text:style-name="T34">Let </text:span><text:span text:style-name="T56">T</text:span><text:span text:style-name="T57">k</text:span><text:span text:style-name="T34"> be the tree obtained by adding edge </text:span><text:span text:style-name="T56">e</text:span><text:span text:style-name="T57">k</text:span><text:span text:style-name="T34"> (along with its node not already in</text:span><text:span text:style-name="T56"> T</text:span><text:span text:style-name="T57">k-1</text:span><text:span text:style-name="T34">) to </text:span><text:span text:style-name="T56">T</text:span><text:span text:style-name="T57">k-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utput: The final result </text:span><text:span text:style-name="T39">T</text:span><text:span text:style-name="T59">n</text:span><text:span text:style-name="T37"> is the tree returned by the algorithm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34" draw:text-style-name="P23" draw:layer="layout" svg:width="10.156cm" svg:height="12.006cm" svg:x="10.954cm" svg:y="2.863cm">
          <draw:text-box>
            <text:p text:style-name="P2"><text:span text:style-name="T26">First, we begin with some simple, connected weighted graph.</text:span></text:p>
            <text:p text:style-name="P2"><text:span text:style-name="T40"/></text:p>
            <text:p text:style-name="P2"><text:span text:style-name="T26">We are going to build out a tree using the algorithm, and taking one edge at a time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37" draw:text-style-name="P24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Bubbles" presentation:presentation-page-layout-name="AL1T0">
        <office:forms form:automatic-focus="false" form:apply-design-mode="false"/>
        <draw:rect draw:style-name="gr35" draw:text-style-name="P26" draw:layer="layout" svg:width="9.429cm" svg:height="10.704cm" svg:x="0.626cm" svg:y="4.162cm" draw:corner-radius="0.5cm">
          <text:p text:style-name="P7"><text:span text:style-name="T55">Original Grap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6" draw:text-style-name="P16" draw:layer="layout" svg:width="5.744cm" svg:height="13.424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33">Prim’s Spanning Tree Algorithm:</text:span></text:p>
            <text:p text:style-name="P2"><text:span text:style-name="T33"/></text:p>
            <text:p text:style-name="P2"><text:span text:style-name="T34">Input: A simple, connected graph G with </text:span><text:span text:style-name="T56">n + 1</text:span><text:span text:style-name="T34"> <text:s/>nodes.</text:span></text:p>
            <text:p text:style-name="P2"><text:span text:style-name="T34"/></text:p>
            <text:p text:style-name="P2"><text:span text:style-name="T34">Initialize: Let </text:span><text:span text:style-name="T56">v</text:span><text:span text:style-name="T57">0</text:span><text:span text:style-name="T34"> be any node in G, and let </text:span><text:span text:style-name="T56">T</text:span><text:span text:style-name="T57">0</text:span><text:span text:style-name="T56"> = {v</text:span><text:span text:style-name="T57">0</text:span><text:span text:style-name="T56">}</text:span><text:span text:style-name="T34"> be a tree with one node and no edges.</text:span></text:p>
            <text:p text:style-name="P2"><text:span text:style-name="T34"/></text:p>
            <text:p text:style-name="P2"><text:span text:style-name="T34">For each </text:span><text:span text:style-name="T56">k</text:span><text:span text:style-name="T34"> from {1, 2, …, n}:</text:span></text:p>
            <text:list text:style-name="L1">
              <text:list-item>
                <text:p text:style-name="P2"><text:span text:style-name="T34">Let </text:span><text:span text:style-name="T56">E</text:span><text:span text:style-name="T57">k</text:span><text:span text:style-name="T34"> = {</text:span><text:span text:style-name="T56">e</text:span><text:span text:style-name="T34"> an edge in </text:span><text:span text:style-name="T56">G</text:span><text:span text:style-name="T34"> : </text:span><text:span text:style-name="T56">e</text:span><text:span text:style-name="T34"> has one endpoint in </text:span><text:span text:style-name="T56">T</text:span><text:span text:style-name="T57">k-1</text:span><text:span text:style-name="T34"> and the other endpoint not in </text:span><text:span text:style-name="T56">T</text:span><text:span text:style-name="T57">k-1</text:span><text:span text:style-name="T34">}.</text:span></text:p>
              </text:list-item>
              <text:list-item>
                <text:p text:style-name="P2"><text:span text:style-name="T34">Let </text:span><text:span text:style-name="T56">e</text:span><text:span text:style-name="T57">k</text:span><text:span text:style-name="T34"> be the edge in </text:span><text:span text:style-name="T56">E</text:span><text:span text:style-name="T57">k</text:span><text:span text:style-name="T58"> </text:span><text:span text:style-name="T34">with the smallest weight. (In case of a tie, choose any edge of the smallest weight.)</text:span></text:p>
              </text:list-item>
              <text:list-item>
                <text:p text:style-name="P2"><text:span text:style-name="T34">Let </text:span><text:span text:style-name="T56">T</text:span><text:span text:style-name="T57">k</text:span><text:span text:style-name="T34"> be the tree obtained by adding edge </text:span><text:span text:style-name="T56">e</text:span><text:span text:style-name="T57">k</text:span><text:span text:style-name="T34"> (along with its node not already in</text:span><text:span text:style-name="T56"> T</text:span><text:span text:style-name="T57">k-1</text:span><text:span text:style-name="T34">) to </text:span><text:span text:style-name="T56">T</text:span><text:span text:style-name="T57">k-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utput: The final result </text:span><text:span text:style-name="T39">T</text:span><text:span text:style-name="T59">n</text:span><text:span text:style-name="T37"> is the tree returned by the algorithm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35" draw:text-style-name="P23" draw:layer="layout" svg:width="20.629cm" svg:height="0.797cm" svg:x="0.481cm" svg:y="2.863cm">
          <draw:text-box>
            <text:p text:style-name="P7"><text:span text:style-name="T16">We can start with any node, so I will start with node A. So T</text:span><text:span text:style-name="T60">0</text:span><text:span text:style-name="T16"> = {v</text:span><text:span text:style-name="T60">A</text:span><text:span text:style-name="T16">} to start with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37" draw:text-style-name="P24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3" draw:text-style-name="P28" draw:layer="layout" svg:width="9.429cm" svg:height="10.704cm" svg:x="11.763cm" svg:y="4.186cm" draw:corner-radius="0.5cm">
          <text:p text:style-name="P7"><text:span text:style-name="T55">Tree T</text:span><text:span text:style-name="T61">0</text:span></text:p>
        </draw:rect>
        <draw:g>
          <draw:line draw:style-name="gr44" draw:text-style-name="P29" draw:layer="layout" svg:x1="15.291cm" svg:y1="13.143cm" svg:x2="17.832cm" svg:y2="6.176cm">
            <text:p/>
          </draw:line>
          <draw:line draw:style-name="gr44" draw:text-style-name="P29" draw:layer="layout" svg:x1="19.91cm" svg:y1="8.42cm" svg:x2="17.905cm" svg:y2="13.391cm">
            <text:p/>
          </draw:line>
          <draw:line draw:style-name="gr44" draw:text-style-name="P29" draw:layer="layout" svg:x1="15.397cm" svg:y1="6.122cm" svg:x2="13.042cm" svg:y2="11.211cm">
            <text:p/>
          </draw:line>
          <draw:line draw:style-name="gr44" draw:text-style-name="P29" draw:layer="layout" svg:x1="12.895cm" svg:y1="8.72cm" svg:x2="15.266cm" svg:y2="6.105cm">
            <text:p/>
          </draw:line>
          <draw:line draw:style-name="gr44" draw:text-style-name="P29" draw:layer="layout" svg:x1="17.832cm" svg:y1="6.176cm" svg:x2="19.91cm" svg:y2="8.437cm">
            <text:p/>
          </draw:line>
          <draw:line draw:style-name="gr44" draw:text-style-name="P29" draw:layer="layout" svg:x1="13.042cm" svg:y1="11.212cm" svg:x2="15.202cm" svg:y2="13.279cm">
            <text:p/>
          </draw:line>
          <draw:line draw:style-name="gr44" draw:text-style-name="P29" draw:layer="layout" svg:x1="18.059cm" svg:y1="13.42cm" svg:x2="19.878cm" svg:y2="11.53cm">
            <text:p/>
          </draw:line>
          <draw:line draw:style-name="gr44" draw:text-style-name="P29" draw:layer="layout" svg:x1="15.397cm" svg:y1="6.122cm" svg:x2="17.833cm" svg:y2="6.176cm">
            <text:p/>
          </draw:line>
          <draw:line draw:style-name="gr44" draw:text-style-name="P29" draw:layer="layout" svg:x1="18.059cm" svg:y1="13.42cm" svg:x2="15.104cm" svg:y2="13.244cm">
            <text:p/>
          </draw:line>
          <draw:line draw:style-name="gr44" draw:text-style-name="P29" draw:layer="layout" svg:x1="12.912cm" svg:y1="8.879cm" svg:x2="13.042cm" svg:y2="11.211cm">
            <text:p/>
          </draw:line>
          <draw:line draw:style-name="gr44" draw:text-style-name="P29" draw:layer="layout" svg:x1="19.911cm" svg:y1="8.42cm" svg:x2="19.846cm" svg:y2="11.636cm">
            <text:p/>
          </draw:line>
          <draw:custom-shape draw:style-name="gr45" draw:text-style-name="P30" draw:layer="layout" svg:width="0.443cm" svg:height="0.407cm" svg:x="15.093cm" svg:y="5.903cm">
            <text:p text:style-name="P7"><text:span text:style-name="T6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1" draw:layer="layout" svg:width="0.421cm" svg:height="0.457cm" svg:x="17.585cm" svg:y="5.96cm">
            <text:p text:style-name="P7"><text:span text:style-name="T63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1cm" svg:height="0.456cm" svg:x="19.717cm" svg:y="8.226cm">
            <text:p text:style-name="P7"><text:span text:style-name="T6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2cm" svg:height="0.456cm" svg:x="19.642cm" svg:y="11.326cm">
            <text:p text:style-name="P7"><text:span text:style-name="T63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draw:layer="layout" svg:width="0.421cm" svg:height="0.457cm" svg:x="17.765cm" svg:y="13.175cm">
            <text:p text:style-name="P7"><text:span text:style-name="T63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1" draw:layer="layout" svg:width="0.42cm" svg:height="0.456cm" svg:x="15.013cm" svg:y="13.029cm">
            <text:p text:style-name="P7"><text:span text:style-name="T63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1" draw:layer="layout" svg:width="0.42cm" svg:height="0.457cm" svg:x="12.82cm" svg:y="10.966cm">
            <text:p text:style-name="P7"><text:span text:style-name="T63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1" draw:layer="layout" svg:width="0.422cm" svg:height="0.457cm" svg:x="12.729cm" svg:y="8.511cm">
            <text:p text:style-name="P7"><text:span text:style-name="T63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32" draw:layer="layout" svg:width="0.78cm" svg:height="0.963cm" svg:x="13.342cm" svg:y="6.782cm">
            <draw:text-box>
              <text:p><text:span text:style-name="T64">2</text:span></text:p>
            </draw:text-box>
          </draw:frame>
          <draw:frame draw:style-name="gr51" draw:text-style-name="P32" draw:layer="layout" svg:width="0.52cm" svg:height="0.963cm" svg:x="12.216cm" svg:y="9.622cm">
            <draw:text-box>
              <text:p><text:span text:style-name="T64">6</text:span></text:p>
            </draw:text-box>
          </draw:frame>
          <draw:frame draw:style-name="gr51" draw:text-style-name="P32" draw:layer="layout" svg:width="0.747cm" svg:height="0.963cm" svg:x="13.489cm" svg:y="12.136cm">
            <draw:text-box>
              <text:p><text:span text:style-name="T64">3</text:span></text:p>
            </draw:text-box>
          </draw:frame>
          <draw:frame draw:style-name="gr51" draw:text-style-name="P32" draw:layer="layout" svg:width="0.914cm" svg:height="0.963cm" svg:x="16.306cm" svg:y="5.3cm">
            <draw:text-box>
              <text:p><text:span text:style-name="T64">1</text:span></text:p>
            </draw:text-box>
          </draw:frame>
          <draw:frame draw:style-name="gr51" draw:text-style-name="P32" draw:layer="layout" svg:width="0.991cm" svg:height="0.963cm" svg:x="18.766cm" svg:y="6.429cm">
            <draw:text-box>
              <text:p><text:span text:style-name="T64">5</text:span></text:p>
            </draw:text-box>
          </draw:frame>
          <draw:frame draw:style-name="gr51" draw:text-style-name="P32" draw:layer="layout" svg:width="0.731cm" svg:height="0.963cm" svg:x="20.049cm" svg:y="9.415cm">
            <draw:text-box>
              <text:p><text:span text:style-name="T64">3</text:span></text:p>
            </draw:text-box>
          </draw:frame>
          <draw:frame draw:style-name="gr51" draw:text-style-name="P32" draw:layer="layout" svg:width="0.78cm" svg:height="0.963cm" svg:x="15.989cm" svg:y="13.444cm">
            <draw:text-box>
              <text:p><text:span text:style-name="T64">6</text:span></text:p>
            </draw:text-box>
          </draw:frame>
          <draw:frame draw:style-name="gr51" draw:text-style-name="P32" draw:layer="layout" svg:width="1.022cm" svg:height="0.963cm" svg:x="18.913cm" svg:y="12.649cm">
            <draw:text-box>
              <text:p><text:span text:style-name="T64">3</text:span></text:p>
            </draw:text-box>
          </draw:frame>
          <draw:frame draw:style-name="gr51" draw:text-style-name="P32" draw:layer="layout" svg:width="0.812cm" svg:height="0.963cm" svg:x="14.033cm" svg:y="8.407cm">
            <draw:text-box>
              <text:p><text:span text:style-name="T64">3</text:span></text:p>
            </draw:text-box>
          </draw:frame>
          <draw:frame draw:style-name="gr51" draw:text-style-name="P32" draw:layer="layout" svg:width="0.909cm" svg:height="0.963cm" svg:x="16.736cm" svg:y="9.274cm">
            <draw:text-box>
              <text:p><text:span text:style-name="T64">1</text:span></text:p>
            </draw:text-box>
          </draw:frame>
          <draw:frame draw:style-name="gr51" draw:text-style-name="P32" draw:layer="layout" svg:width="0.601cm" svg:height="0.963cm" svg:x="18.378cm" svg:y="9.83cm">
            <draw:text-box>
              <text:p><text:span text:style-name="T64">8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Bubbles" presentation:presentation-page-layout-name="AL1T0">
        <office:forms form:automatic-focus="false" form:apply-design-mode="false"/>
        <draw:rect draw:style-name="gr35" draw:text-style-name="P26" draw:layer="layout" svg:width="9.429cm" svg:height="10.704cm" svg:x="0.626cm" svg:y="4.162cm" draw:corner-radius="0.5cm">
          <text:p text:style-name="P7"><text:span text:style-name="T55">Original Grap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6" draw:text-style-name="P16" draw:layer="layout" svg:width="5.744cm" svg:height="13.424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33">Prim’s Spanning Tree Algorithm:</text:span></text:p>
            <text:p text:style-name="P2"><text:span text:style-name="T33"/></text:p>
            <text:p text:style-name="P2"><text:span text:style-name="T34">Input: A simple, connected graph G with </text:span><text:span text:style-name="T56">n + 1</text:span><text:span text:style-name="T34"> <text:s/>nodes.</text:span></text:p>
            <text:p text:style-name="P2"><text:span text:style-name="T34"/></text:p>
            <text:p text:style-name="P2"><text:span text:style-name="T34">Initialize: Let </text:span><text:span text:style-name="T56">v</text:span><text:span text:style-name="T57">0</text:span><text:span text:style-name="T34"> be any node in G, and let </text:span><text:span text:style-name="T56">T</text:span><text:span text:style-name="T57">0</text:span><text:span text:style-name="T56"> = {v</text:span><text:span text:style-name="T57">0</text:span><text:span text:style-name="T56">}</text:span><text:span text:style-name="T34"> be a tree with one node and no edges.</text:span></text:p>
            <text:p text:style-name="P2"><text:span text:style-name="T34"/></text:p>
            <text:p text:style-name="P2"><text:span text:style-name="T34">For each </text:span><text:span text:style-name="T56">k</text:span><text:span text:style-name="T34"> from {1, 2, …, n}:</text:span></text:p>
            <text:list text:style-name="L1">
              <text:list-item>
                <text:p text:style-name="P2"><text:span text:style-name="T34">Let </text:span><text:span text:style-name="T56">E</text:span><text:span text:style-name="T57">k</text:span><text:span text:style-name="T34"> = {</text:span><text:span text:style-name="T56">e</text:span><text:span text:style-name="T34"> an edge in </text:span><text:span text:style-name="T56">G</text:span><text:span text:style-name="T34"> : </text:span><text:span text:style-name="T56">e</text:span><text:span text:style-name="T34"> has one endpoint in </text:span><text:span text:style-name="T56">T</text:span><text:span text:style-name="T57">k-1</text:span><text:span text:style-name="T34"> and the other endpoint not in </text:span><text:span text:style-name="T56">T</text:span><text:span text:style-name="T57">k-1</text:span><text:span text:style-name="T34">}.</text:span></text:p>
              </text:list-item>
              <text:list-item>
                <text:p text:style-name="P2"><text:span text:style-name="T34">Let </text:span><text:span text:style-name="T56">e</text:span><text:span text:style-name="T57">k</text:span><text:span text:style-name="T34"> be the edge in </text:span><text:span text:style-name="T56">E</text:span><text:span text:style-name="T57">k</text:span><text:span text:style-name="T58"> </text:span><text:span text:style-name="T34">with the smallest weight. (In case of a tie, choose any edge of the smallest weight.)</text:span></text:p>
              </text:list-item>
              <text:list-item>
                <text:p text:style-name="P2"><text:span text:style-name="T34">Let </text:span><text:span text:style-name="T56">T</text:span><text:span text:style-name="T57">k</text:span><text:span text:style-name="T34"> be the tree obtained by adding edge </text:span><text:span text:style-name="T56">e</text:span><text:span text:style-name="T57">k</text:span><text:span text:style-name="T34"> (along with its node not already in</text:span><text:span text:style-name="T56"> T</text:span><text:span text:style-name="T57">k-1</text:span><text:span text:style-name="T34">) to </text:span><text:span text:style-name="T56">T</text:span><text:span text:style-name="T57">k-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utput: The final result </text:span><text:span text:style-name="T39">T</text:span><text:span text:style-name="T59">n</text:span><text:span text:style-name="T37"> is the tree returned by the algorithm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36" draw:text-style-name="P23" draw:layer="layout" svg:width="20.629cm" svg:height="1.404cm" svg:x="0.402cm" svg:y="2.493cm">
          <draw:text-box>
            <text:p text:style-name="P7"><text:span text:style-name="T65">Next, we build E</text:span><text:span text:style-name="T60">1</text:span><text:span text:style-name="T65">, the list of edges in the graph that are connected to any nodes we currently have in the tree. For now, this means just the neighbors of A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2" draw:text-style-name="P33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3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33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3" draw:text-style-name="P28" draw:layer="layout" svg:width="9.429cm" svg:height="10.704cm" svg:x="11.763cm" svg:y="4.186cm" draw:corner-radius="0.5cm">
          <text:p text:style-name="P7"><text:span text:style-name="T55">Tree T</text:span><text:span text:style-name="T61">0</text:span></text:p>
        </draw:rect>
        <draw:g>
          <draw:line draw:style-name="gr44" draw:text-style-name="P29" draw:layer="layout" svg:x1="15.291cm" svg:y1="13.143cm" svg:x2="17.832cm" svg:y2="6.176cm">
            <text:p/>
          </draw:line>
          <draw:line draw:style-name="gr44" draw:text-style-name="P29" draw:layer="layout" svg:x1="19.91cm" svg:y1="8.42cm" svg:x2="17.905cm" svg:y2="13.391cm">
            <text:p/>
          </draw:line>
          <draw:line draw:style-name="gr44" draw:text-style-name="P29" draw:layer="layout" svg:x1="15.397cm" svg:y1="6.122cm" svg:x2="13.042cm" svg:y2="11.211cm">
            <text:p/>
          </draw:line>
          <draw:line draw:style-name="gr44" draw:text-style-name="P29" draw:layer="layout" svg:x1="12.895cm" svg:y1="8.72cm" svg:x2="15.266cm" svg:y2="6.105cm">
            <text:p/>
          </draw:line>
          <draw:line draw:style-name="gr44" draw:text-style-name="P29" draw:layer="layout" svg:x1="17.832cm" svg:y1="6.176cm" svg:x2="19.91cm" svg:y2="8.437cm">
            <text:p/>
          </draw:line>
          <draw:line draw:style-name="gr44" draw:text-style-name="P29" draw:layer="layout" svg:x1="13.042cm" svg:y1="11.212cm" svg:x2="15.202cm" svg:y2="13.279cm">
            <text:p/>
          </draw:line>
          <draw:line draw:style-name="gr44" draw:text-style-name="P29" draw:layer="layout" svg:x1="18.059cm" svg:y1="13.42cm" svg:x2="19.878cm" svg:y2="11.53cm">
            <text:p/>
          </draw:line>
          <draw:line draw:style-name="gr44" draw:text-style-name="P29" draw:layer="layout" svg:x1="15.397cm" svg:y1="6.122cm" svg:x2="17.833cm" svg:y2="6.176cm">
            <text:p/>
          </draw:line>
          <draw:line draw:style-name="gr44" draw:text-style-name="P29" draw:layer="layout" svg:x1="18.059cm" svg:y1="13.42cm" svg:x2="15.104cm" svg:y2="13.244cm">
            <text:p/>
          </draw:line>
          <draw:line draw:style-name="gr44" draw:text-style-name="P29" draw:layer="layout" svg:x1="12.912cm" svg:y1="8.879cm" svg:x2="13.042cm" svg:y2="11.211cm">
            <text:p/>
          </draw:line>
          <draw:line draw:style-name="gr44" draw:text-style-name="P29" draw:layer="layout" svg:x1="19.911cm" svg:y1="8.42cm" svg:x2="19.846cm" svg:y2="11.636cm">
            <text:p/>
          </draw:line>
          <draw:custom-shape draw:style-name="gr45" draw:text-style-name="P30" draw:layer="layout" svg:width="0.443cm" svg:height="0.407cm" svg:x="15.093cm" svg:y="5.903cm">
            <text:p text:style-name="P7"><text:span text:style-name="T6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1" draw:layer="layout" svg:width="0.421cm" svg:height="0.457cm" svg:x="17.585cm" svg:y="5.96cm">
            <text:p text:style-name="P7"><text:span text:style-name="T63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1cm" svg:height="0.456cm" svg:x="19.717cm" svg:y="8.226cm">
            <text:p text:style-name="P7"><text:span text:style-name="T6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2cm" svg:height="0.456cm" svg:x="19.642cm" svg:y="11.326cm">
            <text:p text:style-name="P7"><text:span text:style-name="T63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draw:layer="layout" svg:width="0.421cm" svg:height="0.457cm" svg:x="17.765cm" svg:y="13.175cm">
            <text:p text:style-name="P7"><text:span text:style-name="T63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1" draw:layer="layout" svg:width="0.42cm" svg:height="0.456cm" svg:x="15.013cm" svg:y="13.029cm">
            <text:p text:style-name="P7"><text:span text:style-name="T63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1" draw:layer="layout" svg:width="0.42cm" svg:height="0.457cm" svg:x="12.82cm" svg:y="10.966cm">
            <text:p text:style-name="P7"><text:span text:style-name="T63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1" draw:layer="layout" svg:width="0.422cm" svg:height="0.457cm" svg:x="12.729cm" svg:y="8.511cm">
            <text:p text:style-name="P7"><text:span text:style-name="T63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32" draw:layer="layout" svg:width="0.78cm" svg:height="0.963cm" svg:x="13.342cm" svg:y="6.782cm">
            <draw:text-box>
              <text:p><text:span text:style-name="T64">2</text:span></text:p>
            </draw:text-box>
          </draw:frame>
          <draw:frame draw:style-name="gr51" draw:text-style-name="P32" draw:layer="layout" svg:width="0.52cm" svg:height="0.963cm" svg:x="12.216cm" svg:y="9.622cm">
            <draw:text-box>
              <text:p><text:span text:style-name="T64">6</text:span></text:p>
            </draw:text-box>
          </draw:frame>
          <draw:frame draw:style-name="gr51" draw:text-style-name="P32" draw:layer="layout" svg:width="0.747cm" svg:height="0.963cm" svg:x="13.489cm" svg:y="12.136cm">
            <draw:text-box>
              <text:p><text:span text:style-name="T64">3</text:span></text:p>
            </draw:text-box>
          </draw:frame>
          <draw:frame draw:style-name="gr51" draw:text-style-name="P32" draw:layer="layout" svg:width="0.914cm" svg:height="0.963cm" svg:x="16.306cm" svg:y="5.3cm">
            <draw:text-box>
              <text:p><text:span text:style-name="T64">1</text:span></text:p>
            </draw:text-box>
          </draw:frame>
          <draw:frame draw:style-name="gr51" draw:text-style-name="P32" draw:layer="layout" svg:width="0.991cm" svg:height="0.963cm" svg:x="18.766cm" svg:y="6.429cm">
            <draw:text-box>
              <text:p><text:span text:style-name="T64">5</text:span></text:p>
            </draw:text-box>
          </draw:frame>
          <draw:frame draw:style-name="gr51" draw:text-style-name="P32" draw:layer="layout" svg:width="0.731cm" svg:height="0.963cm" svg:x="20.049cm" svg:y="9.415cm">
            <draw:text-box>
              <text:p><text:span text:style-name="T64">3</text:span></text:p>
            </draw:text-box>
          </draw:frame>
          <draw:frame draw:style-name="gr51" draw:text-style-name="P32" draw:layer="layout" svg:width="0.78cm" svg:height="0.963cm" svg:x="15.989cm" svg:y="13.444cm">
            <draw:text-box>
              <text:p><text:span text:style-name="T64">6</text:span></text:p>
            </draw:text-box>
          </draw:frame>
          <draw:frame draw:style-name="gr51" draw:text-style-name="P32" draw:layer="layout" svg:width="1.022cm" svg:height="0.963cm" svg:x="18.913cm" svg:y="12.649cm">
            <draw:text-box>
              <text:p><text:span text:style-name="T64">3</text:span></text:p>
            </draw:text-box>
          </draw:frame>
          <draw:frame draw:style-name="gr51" draw:text-style-name="P32" draw:layer="layout" svg:width="0.812cm" svg:height="0.963cm" svg:x="14.033cm" svg:y="8.407cm">
            <draw:text-box>
              <text:p><text:span text:style-name="T64">3</text:span></text:p>
            </draw:text-box>
          </draw:frame>
          <draw:frame draw:style-name="gr51" draw:text-style-name="P32" draw:layer="layout" svg:width="0.909cm" svg:height="0.963cm" svg:x="16.736cm" svg:y="9.274cm">
            <draw:text-box>
              <text:p><text:span text:style-name="T64">1</text:span></text:p>
            </draw:text-box>
          </draw:frame>
          <draw:frame draw:style-name="gr51" draw:text-style-name="P32" draw:layer="layout" svg:width="0.601cm" svg:height="0.963cm" svg:x="18.378cm" svg:y="9.83cm">
            <draw:text-box>
              <text:p><text:span text:style-name="T64">8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office:forms form:automatic-focus="false" form:apply-design-mode="false"/>
        <draw:rect draw:style-name="gr35" draw:text-style-name="P26" draw:layer="layout" svg:width="9.429cm" svg:height="10.704cm" svg:x="0.626cm" svg:y="4.162cm" draw:corner-radius="0.5cm">
          <text:p text:style-name="P7"><text:span text:style-name="T55">Original Grap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6" draw:text-style-name="P16" draw:layer="layout" svg:width="5.744cm" svg:height="13.424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33">Prim’s Spanning Tree Algorithm:</text:span></text:p>
            <text:p text:style-name="P2"><text:span text:style-name="T33"/></text:p>
            <text:p text:style-name="P2"><text:span text:style-name="T34">Input: A simple, connected graph G with </text:span><text:span text:style-name="T56">n + 1</text:span><text:span text:style-name="T34"> <text:s/>nodes.</text:span></text:p>
            <text:p text:style-name="P2"><text:span text:style-name="T34"/></text:p>
            <text:p text:style-name="P2"><text:span text:style-name="T34">Initialize: Let </text:span><text:span text:style-name="T56">v</text:span><text:span text:style-name="T57">0</text:span><text:span text:style-name="T34"> be any node in G, and let </text:span><text:span text:style-name="T56">T</text:span><text:span text:style-name="T57">0</text:span><text:span text:style-name="T56"> = {v</text:span><text:span text:style-name="T57">0</text:span><text:span text:style-name="T56">}</text:span><text:span text:style-name="T34"> be a tree with one node and no edges.</text:span></text:p>
            <text:p text:style-name="P2"><text:span text:style-name="T34"/></text:p>
            <text:p text:style-name="P2"><text:span text:style-name="T34">For each </text:span><text:span text:style-name="T56">k</text:span><text:span text:style-name="T34"> from {1, 2, …, n}:</text:span></text:p>
            <text:list text:style-name="L1">
              <text:list-item>
                <text:p text:style-name="P2"><text:span text:style-name="T34">Let </text:span><text:span text:style-name="T56">E</text:span><text:span text:style-name="T57">k</text:span><text:span text:style-name="T34"> = {</text:span><text:span text:style-name="T56">e</text:span><text:span text:style-name="T34"> an edge in </text:span><text:span text:style-name="T56">G</text:span><text:span text:style-name="T34"> : </text:span><text:span text:style-name="T56">e</text:span><text:span text:style-name="T34"> has one endpoint in </text:span><text:span text:style-name="T56">T</text:span><text:span text:style-name="T57">k-1</text:span><text:span text:style-name="T34"> and the other endpoint not in </text:span><text:span text:style-name="T56">T</text:span><text:span text:style-name="T57">k-1</text:span><text:span text:style-name="T34">}.</text:span></text:p>
              </text:list-item>
              <text:list-item>
                <text:p text:style-name="P2"><text:span text:style-name="T34">Let </text:span><text:span text:style-name="T56">e</text:span><text:span text:style-name="T57">k</text:span><text:span text:style-name="T34"> be the edge in </text:span><text:span text:style-name="T56">E</text:span><text:span text:style-name="T57">k</text:span><text:span text:style-name="T58"> </text:span><text:span text:style-name="T34">with the smallest weight. (In case of a tie, choose any edge of the smallest weight.)</text:span></text:p>
              </text:list-item>
              <text:list-item>
                <text:p text:style-name="P2"><text:span text:style-name="T34">Let </text:span><text:span text:style-name="T56">T</text:span><text:span text:style-name="T57">k</text:span><text:span text:style-name="T34"> be the tree obtained by adding edge </text:span><text:span text:style-name="T56">e</text:span><text:span text:style-name="T57">k</text:span><text:span text:style-name="T34"> (along with its node not already in</text:span><text:span text:style-name="T56"> T</text:span><text:span text:style-name="T57">k-1</text:span><text:span text:style-name="T34">) to </text:span><text:span text:style-name="T56">T</text:span><text:span text:style-name="T57">k-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utput: The final result </text:span><text:span text:style-name="T39">T</text:span><text:span text:style-name="T59">n</text:span><text:span text:style-name="T37"> is the tree returned by the algorithm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37" draw:text-style-name="P23" draw:layer="layout" svg:width="20.629cm" svg:height="1.263cm" svg:x="0.402cm" svg:y="2.493cm">
          <draw:text-box>
            <text:p text:style-name="P7"><text:span text:style-name="T65">The connected edges have weights 2 and 1, so we choose the smallest one and put that edge – and its endpoint B – into our tree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5" draw:text-style-name="P33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3" draw:text-style-name="P28" draw:layer="layout" svg:width="9.429cm" svg:height="10.704cm" svg:x="11.763cm" svg:y="4.186cm" draw:corner-radius="0.5cm">
          <text:p text:style-name="P7"><text:span text:style-name="T55">Tree T</text:span><text:span text:style-name="T61">0</text:span></text:p>
        </draw:rect>
        <draw:g>
          <draw:line draw:style-name="gr44" draw:text-style-name="P29" draw:layer="layout" svg:x1="15.291cm" svg:y1="13.143cm" svg:x2="17.832cm" svg:y2="6.176cm">
            <text:p/>
          </draw:line>
          <draw:line draw:style-name="gr44" draw:text-style-name="P29" draw:layer="layout" svg:x1="19.91cm" svg:y1="8.42cm" svg:x2="17.905cm" svg:y2="13.391cm">
            <text:p/>
          </draw:line>
          <draw:line draw:style-name="gr44" draw:text-style-name="P29" draw:layer="layout" svg:x1="15.397cm" svg:y1="6.122cm" svg:x2="13.042cm" svg:y2="11.211cm">
            <text:p/>
          </draw:line>
          <draw:line draw:style-name="gr44" draw:text-style-name="P29" draw:layer="layout" svg:x1="12.895cm" svg:y1="8.72cm" svg:x2="15.266cm" svg:y2="6.105cm">
            <text:p/>
          </draw:line>
          <draw:line draw:style-name="gr44" draw:text-style-name="P29" draw:layer="layout" svg:x1="17.832cm" svg:y1="6.176cm" svg:x2="19.91cm" svg:y2="8.437cm">
            <text:p/>
          </draw:line>
          <draw:line draw:style-name="gr44" draw:text-style-name="P29" draw:layer="layout" svg:x1="13.042cm" svg:y1="11.212cm" svg:x2="15.202cm" svg:y2="13.279cm">
            <text:p/>
          </draw:line>
          <draw:line draw:style-name="gr44" draw:text-style-name="P29" draw:layer="layout" svg:x1="18.059cm" svg:y1="13.42cm" svg:x2="19.878cm" svg:y2="11.53cm">
            <text:p/>
          </draw:line>
          <draw:line draw:style-name="gr44" draw:text-style-name="P29" draw:layer="layout" svg:x1="15.397cm" svg:y1="6.122cm" svg:x2="17.833cm" svg:y2="6.176cm">
            <text:p/>
          </draw:line>
          <draw:line draw:style-name="gr44" draw:text-style-name="P29" draw:layer="layout" svg:x1="18.059cm" svg:y1="13.42cm" svg:x2="15.104cm" svg:y2="13.244cm">
            <text:p/>
          </draw:line>
          <draw:line draw:style-name="gr44" draw:text-style-name="P29" draw:layer="layout" svg:x1="12.912cm" svg:y1="8.879cm" svg:x2="13.042cm" svg:y2="11.211cm">
            <text:p/>
          </draw:line>
          <draw:line draw:style-name="gr44" draw:text-style-name="P29" draw:layer="layout" svg:x1="19.911cm" svg:y1="8.42cm" svg:x2="19.846cm" svg:y2="11.636cm">
            <text:p/>
          </draw:line>
          <draw:custom-shape draw:style-name="gr45" draw:text-style-name="P30" draw:layer="layout" svg:width="0.443cm" svg:height="0.407cm" svg:x="15.093cm" svg:y="5.903cm">
            <text:p text:style-name="P7"><text:span text:style-name="T6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1" draw:layer="layout" svg:width="0.421cm" svg:height="0.457cm" svg:x="17.585cm" svg:y="5.96cm">
            <text:p text:style-name="P7"><text:span text:style-name="T63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1cm" svg:height="0.456cm" svg:x="19.717cm" svg:y="8.226cm">
            <text:p text:style-name="P7"><text:span text:style-name="T6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2cm" svg:height="0.456cm" svg:x="19.642cm" svg:y="11.326cm">
            <text:p text:style-name="P7"><text:span text:style-name="T63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draw:layer="layout" svg:width="0.421cm" svg:height="0.457cm" svg:x="17.765cm" svg:y="13.175cm">
            <text:p text:style-name="P7"><text:span text:style-name="T63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1" draw:layer="layout" svg:width="0.42cm" svg:height="0.456cm" svg:x="15.013cm" svg:y="13.029cm">
            <text:p text:style-name="P7"><text:span text:style-name="T63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1" draw:layer="layout" svg:width="0.42cm" svg:height="0.457cm" svg:x="12.82cm" svg:y="10.966cm">
            <text:p text:style-name="P7"><text:span text:style-name="T63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1" draw:layer="layout" svg:width="0.422cm" svg:height="0.457cm" svg:x="12.729cm" svg:y="8.511cm">
            <text:p text:style-name="P7"><text:span text:style-name="T63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32" draw:layer="layout" svg:width="0.78cm" svg:height="0.963cm" svg:x="13.342cm" svg:y="6.782cm">
            <draw:text-box>
              <text:p><text:span text:style-name="T64">2</text:span></text:p>
            </draw:text-box>
          </draw:frame>
          <draw:frame draw:style-name="gr51" draw:text-style-name="P32" draw:layer="layout" svg:width="0.52cm" svg:height="0.963cm" svg:x="12.216cm" svg:y="9.622cm">
            <draw:text-box>
              <text:p><text:span text:style-name="T64">6</text:span></text:p>
            </draw:text-box>
          </draw:frame>
          <draw:frame draw:style-name="gr51" draw:text-style-name="P32" draw:layer="layout" svg:width="0.747cm" svg:height="0.963cm" svg:x="13.489cm" svg:y="12.136cm">
            <draw:text-box>
              <text:p><text:span text:style-name="T64">3</text:span></text:p>
            </draw:text-box>
          </draw:frame>
          <draw:frame draw:style-name="gr51" draw:text-style-name="P32" draw:layer="layout" svg:width="0.914cm" svg:height="0.963cm" svg:x="16.306cm" svg:y="5.3cm">
            <draw:text-box>
              <text:p><text:span text:style-name="T64">1</text:span></text:p>
            </draw:text-box>
          </draw:frame>
          <draw:frame draw:style-name="gr51" draw:text-style-name="P32" draw:layer="layout" svg:width="0.991cm" svg:height="0.963cm" svg:x="18.766cm" svg:y="6.429cm">
            <draw:text-box>
              <text:p><text:span text:style-name="T64">5</text:span></text:p>
            </draw:text-box>
          </draw:frame>
          <draw:frame draw:style-name="gr51" draw:text-style-name="P32" draw:layer="layout" svg:width="0.731cm" svg:height="0.963cm" svg:x="20.049cm" svg:y="9.415cm">
            <draw:text-box>
              <text:p><text:span text:style-name="T64">3</text:span></text:p>
            </draw:text-box>
          </draw:frame>
          <draw:frame draw:style-name="gr51" draw:text-style-name="P32" draw:layer="layout" svg:width="0.78cm" svg:height="0.963cm" svg:x="15.989cm" svg:y="13.444cm">
            <draw:text-box>
              <text:p><text:span text:style-name="T64">6</text:span></text:p>
            </draw:text-box>
          </draw:frame>
          <draw:frame draw:style-name="gr51" draw:text-style-name="P32" draw:layer="layout" svg:width="1.022cm" svg:height="0.963cm" svg:x="18.913cm" svg:y="12.649cm">
            <draw:text-box>
              <text:p><text:span text:style-name="T64">3</text:span></text:p>
            </draw:text-box>
          </draw:frame>
          <draw:frame draw:style-name="gr51" draw:text-style-name="P32" draw:layer="layout" svg:width="0.812cm" svg:height="0.963cm" svg:x="14.033cm" svg:y="8.407cm">
            <draw:text-box>
              <text:p><text:span text:style-name="T64">3</text:span></text:p>
            </draw:text-box>
          </draw:frame>
          <draw:frame draw:style-name="gr51" draw:text-style-name="P32" draw:layer="layout" svg:width="0.909cm" svg:height="0.963cm" svg:x="16.736cm" svg:y="9.274cm">
            <draw:text-box>
              <text:p><text:span text:style-name="T64">1</text:span></text:p>
            </draw:text-box>
          </draw:frame>
          <draw:frame draw:style-name="gr51" draw:text-style-name="P32" draw:layer="layout" svg:width="0.601cm" svg:height="0.963cm" svg:x="18.378cm" svg:y="9.83cm">
            <draw:text-box>
              <text:p><text:span text:style-name="T64">8</text:span></text:p>
            </draw:text-box>
          </draw:frame>
        </draw:g>
        <draw:circle draw:style-name="gr56" draw:text-style-name="P12" draw:layer="layout" svg:width="1.19cm" svg:height="1.19cm" svg:x="2.032cm" svg:y="6.741cm">
          <text:p/>
        </draw:circle>
        <draw:circle draw:style-name="gr56" draw:text-style-name="P12" draw:layer="layout" svg:width="1.19cm" svg:height="1.19cm" svg:x="4.971cm" svg:y="5.216cm">
          <text:p/>
        </draw:circle>
        <draw:circle draw:style-name="gr56" draw:text-style-name="P12" draw:layer="layout" svg:width="1.19cm" svg:height="1.19cm" svg:x="2.632cm" svg:y="8.341cm">
          <text:p/>
        </draw:circl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office:forms form:automatic-focus="false" form:apply-design-mode="false"/>
        <draw:rect draw:style-name="gr35" draw:text-style-name="P26" draw:layer="layout" svg:width="9.429cm" svg:height="10.704cm" svg:x="0.626cm" svg:y="4.162cm" draw:corner-radius="0.5cm">
          <text:p text:style-name="P7"><text:span text:style-name="T55">Original Grap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6" draw:text-style-name="P16" draw:layer="layout" svg:width="5.744cm" svg:height="13.424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33">Prim’s Spanning Tree Algorithm:</text:span></text:p>
            <text:p text:style-name="P2"><text:span text:style-name="T33"/></text:p>
            <text:p text:style-name="P2"><text:span text:style-name="T34">Input: A simple, connected graph G with </text:span><text:span text:style-name="T56">n + 1</text:span><text:span text:style-name="T34"> <text:s/>nodes.</text:span></text:p>
            <text:p text:style-name="P2"><text:span text:style-name="T34"/></text:p>
            <text:p text:style-name="P2"><text:span text:style-name="T34">Initialize: Let </text:span><text:span text:style-name="T56">v</text:span><text:span text:style-name="T57">0</text:span><text:span text:style-name="T34"> be any node in G, and let </text:span><text:span text:style-name="T56">T</text:span><text:span text:style-name="T57">0</text:span><text:span text:style-name="T56"> = {v</text:span><text:span text:style-name="T57">0</text:span><text:span text:style-name="T56">}</text:span><text:span text:style-name="T34"> be a tree with one node and no edges.</text:span></text:p>
            <text:p text:style-name="P2"><text:span text:style-name="T34"/></text:p>
            <text:p text:style-name="P2"><text:span text:style-name="T34">For each </text:span><text:span text:style-name="T56">k</text:span><text:span text:style-name="T34"> from {1, 2, …, n}:</text:span></text:p>
            <text:list text:style-name="L1">
              <text:list-item>
                <text:p text:style-name="P2"><text:span text:style-name="T34">Let </text:span><text:span text:style-name="T56">E</text:span><text:span text:style-name="T57">k</text:span><text:span text:style-name="T34"> = {</text:span><text:span text:style-name="T56">e</text:span><text:span text:style-name="T34"> an edge in </text:span><text:span text:style-name="T56">G</text:span><text:span text:style-name="T34"> : </text:span><text:span text:style-name="T56">e</text:span><text:span text:style-name="T34"> has one endpoint in </text:span><text:span text:style-name="T56">T</text:span><text:span text:style-name="T57">k-1</text:span><text:span text:style-name="T34"> and the other endpoint not in </text:span><text:span text:style-name="T56">T</text:span><text:span text:style-name="T57">k-1</text:span><text:span text:style-name="T34">}.</text:span></text:p>
              </text:list-item>
              <text:list-item>
                <text:p text:style-name="P2"><text:span text:style-name="T34">Let </text:span><text:span text:style-name="T56">e</text:span><text:span text:style-name="T57">k</text:span><text:span text:style-name="T34"> be the edge in </text:span><text:span text:style-name="T56">E</text:span><text:span text:style-name="T57">k</text:span><text:span text:style-name="T58"> </text:span><text:span text:style-name="T34">with the smallest weight. (In case of a tie, choose any edge of the smallest weight.)</text:span></text:p>
              </text:list-item>
              <text:list-item>
                <text:p text:style-name="P2"><text:span text:style-name="T34">Let </text:span><text:span text:style-name="T56">T</text:span><text:span text:style-name="T57">k</text:span><text:span text:style-name="T34"> be the tree obtained by adding edge </text:span><text:span text:style-name="T56">e</text:span><text:span text:style-name="T57">k</text:span><text:span text:style-name="T34"> (along with its node not already in</text:span><text:span text:style-name="T56"> T</text:span><text:span text:style-name="T57">k-1</text:span><text:span text:style-name="T34">) to </text:span><text:span text:style-name="T56">T</text:span><text:span text:style-name="T57">k-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utput: The final result </text:span><text:span text:style-name="T39">T</text:span><text:span text:style-name="T59">n</text:span><text:span text:style-name="T37"> is the tree returned by the algorithm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38" draw:text-style-name="P23" draw:layer="layout" svg:width="20.629cm" svg:height="1.263cm" svg:x="0.402cm" svg:y="2.493cm">
          <draw:text-box>
            <text:p text:style-name="P7"><text:span text:style-name="T65">The connected edges have weights 2 and 1, so we choose the smallest one and put that edge – and its endpoint B – into our tree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5" draw:text-style-name="P33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3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3" draw:text-style-name="P28" draw:layer="layout" svg:width="9.429cm" svg:height="10.704cm" svg:x="11.763cm" svg:y="4.186cm" draw:corner-radius="0.5cm">
          <text:p text:style-name="P7"><text:span text:style-name="T55">Tree T</text:span><text:span text:style-name="T61">1</text:span></text:p>
        </draw:rect>
        <draw:g>
          <draw:line draw:style-name="gr44" draw:text-style-name="P29" draw:layer="layout" svg:x1="15.291cm" svg:y1="13.143cm" svg:x2="17.832cm" svg:y2="6.176cm">
            <text:p/>
          </draw:line>
          <draw:line draw:style-name="gr44" draw:text-style-name="P29" draw:layer="layout" svg:x1="19.91cm" svg:y1="8.42cm" svg:x2="17.905cm" svg:y2="13.391cm">
            <text:p/>
          </draw:line>
          <draw:line draw:style-name="gr44" draw:text-style-name="P29" draw:layer="layout" svg:x1="15.397cm" svg:y1="6.122cm" svg:x2="13.042cm" svg:y2="11.211cm">
            <text:p/>
          </draw:line>
          <draw:line draw:style-name="gr44" draw:text-style-name="P29" draw:layer="layout" svg:x1="12.895cm" svg:y1="8.72cm" svg:x2="15.266cm" svg:y2="6.105cm">
            <text:p/>
          </draw:line>
          <draw:line draw:style-name="gr44" draw:text-style-name="P29" draw:layer="layout" svg:x1="17.832cm" svg:y1="6.176cm" svg:x2="19.91cm" svg:y2="8.437cm">
            <text:p/>
          </draw:line>
          <draw:line draw:style-name="gr44" draw:text-style-name="P29" draw:layer="layout" svg:x1="13.042cm" svg:y1="11.212cm" svg:x2="15.202cm" svg:y2="13.279cm">
            <text:p/>
          </draw:line>
          <draw:line draw:style-name="gr44" draw:text-style-name="P29" draw:layer="layout" svg:x1="18.059cm" svg:y1="13.42cm" svg:x2="19.878cm" svg:y2="11.53cm">
            <text:p/>
          </draw:line>
          <draw:line draw:style-name="gr58" draw:text-style-name="P29" draw:layer="layout" svg:x1="15.397cm" svg:y1="6.122cm" svg:x2="17.833cm" svg:y2="6.176cm">
            <text:p/>
          </draw:line>
          <draw:line draw:style-name="gr44" draw:text-style-name="P29" draw:layer="layout" svg:x1="18.059cm" svg:y1="13.42cm" svg:x2="15.104cm" svg:y2="13.244cm">
            <text:p/>
          </draw:line>
          <draw:line draw:style-name="gr44" draw:text-style-name="P29" draw:layer="layout" svg:x1="12.912cm" svg:y1="8.879cm" svg:x2="13.042cm" svg:y2="11.211cm">
            <text:p/>
          </draw:line>
          <draw:line draw:style-name="gr44" draw:text-style-name="P29" draw:layer="layout" svg:x1="19.911cm" svg:y1="8.42cm" svg:x2="19.846cm" svg:y2="11.636cm">
            <text:p/>
          </draw:line>
          <draw:custom-shape draw:style-name="gr45" draw:text-style-name="P30" draw:layer="layout" svg:width="0.443cm" svg:height="0.407cm" svg:x="15.093cm" svg:y="5.903cm">
            <text:p text:style-name="P7"><text:span text:style-name="T6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0" draw:layer="layout" svg:width="0.421cm" svg:height="0.457cm" svg:x="17.585cm" svg:y="5.96cm">
            <text:p text:style-name="P7"><text:span text:style-name="T6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1cm" svg:height="0.456cm" svg:x="19.717cm" svg:y="8.226cm">
            <text:p text:style-name="P7"><text:span text:style-name="T6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2cm" svg:height="0.456cm" svg:x="19.642cm" svg:y="11.326cm">
            <text:p text:style-name="P7"><text:span text:style-name="T63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draw:layer="layout" svg:width="0.421cm" svg:height="0.457cm" svg:x="17.765cm" svg:y="13.175cm">
            <text:p text:style-name="P7"><text:span text:style-name="T63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1" draw:layer="layout" svg:width="0.42cm" svg:height="0.456cm" svg:x="15.013cm" svg:y="13.029cm">
            <text:p text:style-name="P7"><text:span text:style-name="T63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1" draw:layer="layout" svg:width="0.42cm" svg:height="0.457cm" svg:x="12.82cm" svg:y="10.966cm">
            <text:p text:style-name="P7"><text:span text:style-name="T63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1" draw:layer="layout" svg:width="0.422cm" svg:height="0.457cm" svg:x="12.729cm" svg:y="8.511cm">
            <text:p text:style-name="P7"><text:span text:style-name="T63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32" draw:layer="layout" svg:width="0.78cm" svg:height="0.963cm" svg:x="13.342cm" svg:y="6.782cm">
            <draw:text-box>
              <text:p><text:span text:style-name="T64">2</text:span></text:p>
            </draw:text-box>
          </draw:frame>
          <draw:frame draw:style-name="gr51" draw:text-style-name="P32" draw:layer="layout" svg:width="0.52cm" svg:height="0.963cm" svg:x="12.216cm" svg:y="9.622cm">
            <draw:text-box>
              <text:p><text:span text:style-name="T64">6</text:span></text:p>
            </draw:text-box>
          </draw:frame>
          <draw:frame draw:style-name="gr51" draw:text-style-name="P32" draw:layer="layout" svg:width="0.747cm" svg:height="0.963cm" svg:x="13.489cm" svg:y="12.136cm">
            <draw:text-box>
              <text:p><text:span text:style-name="T64">3</text:span></text:p>
            </draw:text-box>
          </draw:frame>
          <draw:frame draw:style-name="gr51" draw:text-style-name="P34" draw:layer="layout" svg:width="0.914cm" svg:height="0.963cm" svg:x="16.306cm" svg:y="5.3cm">
            <draw:text-box>
              <text:p><text:span text:style-name="T66">1</text:span></text:p>
            </draw:text-box>
          </draw:frame>
          <draw:frame draw:style-name="gr51" draw:text-style-name="P32" draw:layer="layout" svg:width="0.991cm" svg:height="0.963cm" svg:x="18.766cm" svg:y="6.429cm">
            <draw:text-box>
              <text:p><text:span text:style-name="T64">5</text:span></text:p>
            </draw:text-box>
          </draw:frame>
          <draw:frame draw:style-name="gr51" draw:text-style-name="P32" draw:layer="layout" svg:width="0.731cm" svg:height="0.963cm" svg:x="20.049cm" svg:y="9.415cm">
            <draw:text-box>
              <text:p><text:span text:style-name="T64">3</text:span></text:p>
            </draw:text-box>
          </draw:frame>
          <draw:frame draw:style-name="gr51" draw:text-style-name="P32" draw:layer="layout" svg:width="0.78cm" svg:height="0.963cm" svg:x="15.989cm" svg:y="13.444cm">
            <draw:text-box>
              <text:p><text:span text:style-name="T64">6</text:span></text:p>
            </draw:text-box>
          </draw:frame>
          <draw:frame draw:style-name="gr51" draw:text-style-name="P32" draw:layer="layout" svg:width="1.022cm" svg:height="0.963cm" svg:x="18.913cm" svg:y="12.649cm">
            <draw:text-box>
              <text:p><text:span text:style-name="T64">3</text:span></text:p>
            </draw:text-box>
          </draw:frame>
          <draw:frame draw:style-name="gr51" draw:text-style-name="P32" draw:layer="layout" svg:width="0.812cm" svg:height="0.963cm" svg:x="14.033cm" svg:y="8.407cm">
            <draw:text-box>
              <text:p><text:span text:style-name="T64">3</text:span></text:p>
            </draw:text-box>
          </draw:frame>
          <draw:frame draw:style-name="gr51" draw:text-style-name="P32" draw:layer="layout" svg:width="0.909cm" svg:height="0.963cm" svg:x="16.736cm" svg:y="9.274cm">
            <draw:text-box>
              <text:p><text:span text:style-name="T64">1</text:span></text:p>
            </draw:text-box>
          </draw:frame>
          <draw:frame draw:style-name="gr51" draw:text-style-name="P32" draw:layer="layout" svg:width="0.601cm" svg:height="0.963cm" svg:x="18.378cm" svg:y="9.83cm">
            <draw:text-box>
              <text:p><text:span text:style-name="T64">8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Bubbles" presentation:presentation-page-layout-name="AL1T0">
        <office:forms form:automatic-focus="false" form:apply-design-mode="false"/>
        <draw:rect draw:style-name="gr35" draw:text-style-name="P26" draw:layer="layout" svg:width="9.429cm" svg:height="10.704cm" svg:x="0.626cm" svg:y="4.162cm" draw:corner-radius="0.5cm">
          <text:p text:style-name="P7"><text:span text:style-name="T55">Original Grap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6" draw:text-style-name="P16" draw:layer="layout" svg:width="5.744cm" svg:height="13.424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33">Prim’s Spanning Tree Algorithm:</text:span></text:p>
            <text:p text:style-name="P2"><text:span text:style-name="T33"/></text:p>
            <text:p text:style-name="P2"><text:span text:style-name="T34">Input: A simple, connected graph G with </text:span><text:span text:style-name="T56">n + 1</text:span><text:span text:style-name="T34"> <text:s/>nodes.</text:span></text:p>
            <text:p text:style-name="P2"><text:span text:style-name="T34"/></text:p>
            <text:p text:style-name="P2"><text:span text:style-name="T34">Initialize: Let </text:span><text:span text:style-name="T56">v</text:span><text:span text:style-name="T57">0</text:span><text:span text:style-name="T34"> be any node in G, and let </text:span><text:span text:style-name="T56">T</text:span><text:span text:style-name="T57">0</text:span><text:span text:style-name="T56"> = {v</text:span><text:span text:style-name="T57">0</text:span><text:span text:style-name="T56">}</text:span><text:span text:style-name="T34"> be a tree with one node and no edges.</text:span></text:p>
            <text:p text:style-name="P2"><text:span text:style-name="T34"/></text:p>
            <text:p text:style-name="P2"><text:span text:style-name="T34">For each </text:span><text:span text:style-name="T56">k</text:span><text:span text:style-name="T34"> from {1, 2, …, n}:</text:span></text:p>
            <text:list text:style-name="L1">
              <text:list-item>
                <text:p text:style-name="P2"><text:span text:style-name="T34">Let </text:span><text:span text:style-name="T56">E</text:span><text:span text:style-name="T57">k</text:span><text:span text:style-name="T34"> = {</text:span><text:span text:style-name="T56">e</text:span><text:span text:style-name="T34"> an edge in </text:span><text:span text:style-name="T56">G</text:span><text:span text:style-name="T34"> : </text:span><text:span text:style-name="T56">e</text:span><text:span text:style-name="T34"> has one endpoint in </text:span><text:span text:style-name="T56">T</text:span><text:span text:style-name="T57">k-1</text:span><text:span text:style-name="T34"> and the other endpoint not in </text:span><text:span text:style-name="T56">T</text:span><text:span text:style-name="T57">k-1</text:span><text:span text:style-name="T34">}.</text:span></text:p>
              </text:list-item>
              <text:list-item>
                <text:p text:style-name="P2"><text:span text:style-name="T34">Let </text:span><text:span text:style-name="T56">e</text:span><text:span text:style-name="T57">k</text:span><text:span text:style-name="T34"> be the edge in </text:span><text:span text:style-name="T56">E</text:span><text:span text:style-name="T57">k</text:span><text:span text:style-name="T58"> </text:span><text:span text:style-name="T34">with the smallest weight. (In case of a tie, choose any edge of the smallest weight.)</text:span></text:p>
              </text:list-item>
              <text:list-item>
                <text:p text:style-name="P2"><text:span text:style-name="T34">Let </text:span><text:span text:style-name="T56">T</text:span><text:span text:style-name="T57">k</text:span><text:span text:style-name="T34"> be the tree obtained by adding edge </text:span><text:span text:style-name="T56">e</text:span><text:span text:style-name="T57">k</text:span><text:span text:style-name="T34"> (along with its node not already in</text:span><text:span text:style-name="T56"> T</text:span><text:span text:style-name="T57">k-1</text:span><text:span text:style-name="T34">) to </text:span><text:span text:style-name="T56">T</text:span><text:span text:style-name="T57">k-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utput: The final result </text:span><text:span text:style-name="T39">T</text:span><text:span text:style-name="T59">n</text:span><text:span text:style-name="T37"> is the tree returned by the algorithm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39" draw:text-style-name="P23" draw:layer="layout" svg:width="20.629cm" svg:height="1.263cm" svg:x="0.402cm" svg:y="2.493cm">
          <draw:text-box>
            <text:p text:style-name="P7"><text:span text:style-name="T65">Next, we look at all edges connected to A and B in the original graph, and identify which has the smallest weight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5" draw:text-style-name="P33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3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3" draw:text-style-name="P28" draw:layer="layout" svg:width="9.429cm" svg:height="10.704cm" svg:x="11.763cm" svg:y="4.186cm" draw:corner-radius="0.5cm">
          <text:p text:style-name="P7"><text:span text:style-name="T55">Tree T</text:span><text:span text:style-name="T61">1</text:span></text:p>
        </draw:rect>
        <draw:g>
          <draw:line draw:style-name="gr44" draw:text-style-name="P29" draw:layer="layout" svg:x1="15.291cm" svg:y1="13.143cm" svg:x2="17.832cm" svg:y2="6.176cm">
            <text:p/>
          </draw:line>
          <draw:line draw:style-name="gr44" draw:text-style-name="P29" draw:layer="layout" svg:x1="19.91cm" svg:y1="8.42cm" svg:x2="17.905cm" svg:y2="13.391cm">
            <text:p/>
          </draw:line>
          <draw:line draw:style-name="gr44" draw:text-style-name="P29" draw:layer="layout" svg:x1="15.397cm" svg:y1="6.122cm" svg:x2="13.042cm" svg:y2="11.211cm">
            <text:p/>
          </draw:line>
          <draw:line draw:style-name="gr44" draw:text-style-name="P29" draw:layer="layout" svg:x1="12.895cm" svg:y1="8.72cm" svg:x2="15.266cm" svg:y2="6.105cm">
            <text:p/>
          </draw:line>
          <draw:line draw:style-name="gr44" draw:text-style-name="P29" draw:layer="layout" svg:x1="17.832cm" svg:y1="6.176cm" svg:x2="19.91cm" svg:y2="8.437cm">
            <text:p/>
          </draw:line>
          <draw:line draw:style-name="gr44" draw:text-style-name="P29" draw:layer="layout" svg:x1="13.042cm" svg:y1="11.212cm" svg:x2="15.202cm" svg:y2="13.279cm">
            <text:p/>
          </draw:line>
          <draw:line draw:style-name="gr44" draw:text-style-name="P29" draw:layer="layout" svg:x1="18.059cm" svg:y1="13.42cm" svg:x2="19.878cm" svg:y2="11.53cm">
            <text:p/>
          </draw:line>
          <draw:line draw:style-name="gr58" draw:text-style-name="P29" draw:layer="layout" svg:x1="15.397cm" svg:y1="6.122cm" svg:x2="17.833cm" svg:y2="6.176cm">
            <text:p/>
          </draw:line>
          <draw:line draw:style-name="gr44" draw:text-style-name="P29" draw:layer="layout" svg:x1="18.059cm" svg:y1="13.42cm" svg:x2="15.104cm" svg:y2="13.244cm">
            <text:p/>
          </draw:line>
          <draw:line draw:style-name="gr44" draw:text-style-name="P29" draw:layer="layout" svg:x1="12.912cm" svg:y1="8.879cm" svg:x2="13.042cm" svg:y2="11.211cm">
            <text:p/>
          </draw:line>
          <draw:line draw:style-name="gr44" draw:text-style-name="P29" draw:layer="layout" svg:x1="19.911cm" svg:y1="8.42cm" svg:x2="19.846cm" svg:y2="11.636cm">
            <text:p/>
          </draw:line>
          <draw:custom-shape draw:style-name="gr45" draw:text-style-name="P30" draw:layer="layout" svg:width="0.443cm" svg:height="0.407cm" svg:x="15.093cm" svg:y="5.903cm">
            <text:p text:style-name="P7"><text:span text:style-name="T6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0" draw:layer="layout" svg:width="0.421cm" svg:height="0.457cm" svg:x="17.585cm" svg:y="5.96cm">
            <text:p text:style-name="P7"><text:span text:style-name="T6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1cm" svg:height="0.456cm" svg:x="19.717cm" svg:y="8.226cm">
            <text:p text:style-name="P7"><text:span text:style-name="T6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2cm" svg:height="0.456cm" svg:x="19.642cm" svg:y="11.326cm">
            <text:p text:style-name="P7"><text:span text:style-name="T63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draw:layer="layout" svg:width="0.421cm" svg:height="0.457cm" svg:x="17.765cm" svg:y="13.175cm">
            <text:p text:style-name="P7"><text:span text:style-name="T63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1" draw:layer="layout" svg:width="0.42cm" svg:height="0.456cm" svg:x="15.013cm" svg:y="13.029cm">
            <text:p text:style-name="P7"><text:span text:style-name="T63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1" draw:layer="layout" svg:width="0.42cm" svg:height="0.457cm" svg:x="12.82cm" svg:y="10.966cm">
            <text:p text:style-name="P7"><text:span text:style-name="T63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1" draw:layer="layout" svg:width="0.422cm" svg:height="0.457cm" svg:x="12.729cm" svg:y="8.511cm">
            <text:p text:style-name="P7"><text:span text:style-name="T63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32" draw:layer="layout" svg:width="0.78cm" svg:height="0.963cm" svg:x="13.342cm" svg:y="6.782cm">
            <draw:text-box>
              <text:p><text:span text:style-name="T64">2</text:span></text:p>
            </draw:text-box>
          </draw:frame>
          <draw:frame draw:style-name="gr51" draw:text-style-name="P32" draw:layer="layout" svg:width="0.52cm" svg:height="0.963cm" svg:x="12.216cm" svg:y="9.622cm">
            <draw:text-box>
              <text:p><text:span text:style-name="T64">6</text:span></text:p>
            </draw:text-box>
          </draw:frame>
          <draw:frame draw:style-name="gr51" draw:text-style-name="P32" draw:layer="layout" svg:width="0.747cm" svg:height="0.963cm" svg:x="13.489cm" svg:y="12.136cm">
            <draw:text-box>
              <text:p><text:span text:style-name="T64">3</text:span></text:p>
            </draw:text-box>
          </draw:frame>
          <draw:frame draw:style-name="gr51" draw:text-style-name="P34" draw:layer="layout" svg:width="0.914cm" svg:height="0.963cm" svg:x="16.306cm" svg:y="5.3cm">
            <draw:text-box>
              <text:p><text:span text:style-name="T66">1</text:span></text:p>
            </draw:text-box>
          </draw:frame>
          <draw:frame draw:style-name="gr51" draw:text-style-name="P32" draw:layer="layout" svg:width="0.991cm" svg:height="0.963cm" svg:x="18.766cm" svg:y="6.429cm">
            <draw:text-box>
              <text:p><text:span text:style-name="T64">5</text:span></text:p>
            </draw:text-box>
          </draw:frame>
          <draw:frame draw:style-name="gr51" draw:text-style-name="P32" draw:layer="layout" svg:width="0.731cm" svg:height="0.963cm" svg:x="20.049cm" svg:y="9.415cm">
            <draw:text-box>
              <text:p><text:span text:style-name="T64">3</text:span></text:p>
            </draw:text-box>
          </draw:frame>
          <draw:frame draw:style-name="gr51" draw:text-style-name="P32" draw:layer="layout" svg:width="0.78cm" svg:height="0.963cm" svg:x="15.989cm" svg:y="13.444cm">
            <draw:text-box>
              <text:p><text:span text:style-name="T64">6</text:span></text:p>
            </draw:text-box>
          </draw:frame>
          <draw:frame draw:style-name="gr51" draw:text-style-name="P32" draw:layer="layout" svg:width="1.022cm" svg:height="0.963cm" svg:x="18.913cm" svg:y="12.649cm">
            <draw:text-box>
              <text:p><text:span text:style-name="T64">3</text:span></text:p>
            </draw:text-box>
          </draw:frame>
          <draw:frame draw:style-name="gr51" draw:text-style-name="P32" draw:layer="layout" svg:width="0.812cm" svg:height="0.963cm" svg:x="14.033cm" svg:y="8.407cm">
            <draw:text-box>
              <text:p><text:span text:style-name="T64">3</text:span></text:p>
            </draw:text-box>
          </draw:frame>
          <draw:frame draw:style-name="gr51" draw:text-style-name="P32" draw:layer="layout" svg:width="0.909cm" svg:height="0.963cm" svg:x="16.736cm" svg:y="9.274cm">
            <draw:text-box>
              <text:p><text:span text:style-name="T64">1</text:span></text:p>
            </draw:text-box>
          </draw:frame>
          <draw:frame draw:style-name="gr51" draw:text-style-name="P32" draw:layer="layout" svg:width="0.601cm" svg:height="0.963cm" svg:x="18.378cm" svg:y="9.83cm">
            <draw:text-box>
              <text:p><text:span text:style-name="T64">8</text:span></text:p>
            </draw:text-box>
          </draw:frame>
        </draw:g>
        <draw:line draw:style-name="gr34" draw:text-style-name="P12" draw:layer="layout" svg:x1="5.9cm" svg:y1="5.344cm" svg:x2="4.868cm" svg:y2="6.561cm">
          <text:p/>
        </draw:line>
        <draw:line draw:style-name="gr34" draw:text-style-name="P12" draw:layer="layout" svg:x1="4.842cm" svg:y1="5.291cm" svg:x2="5.98cm" svg:y2="6.879cm">
          <text:p/>
        </draw:line>
        <draw:circle draw:style-name="gr56" draw:text-style-name="P12" draw:layer="layout" svg:width="1.19cm" svg:height="1.19cm" svg:x="2.032cm" svg:y="6.741cm">
          <text:p/>
        </draw:circle>
        <draw:circle draw:style-name="gr56" draw:text-style-name="P12" draw:layer="layout" svg:width="1.19cm" svg:height="1.19cm" svg:x="2.641cm" svg:y="8.329cm">
          <text:p/>
        </draw:circle>
        <draw:circle draw:style-name="gr56" draw:text-style-name="P12" draw:layer="layout" svg:width="1.19cm" svg:height="1.19cm" svg:x="5.396cm" svg:y="9.19cm">
          <text:p/>
        </draw:circle>
        <draw:circle draw:style-name="gr56" draw:text-style-name="P12" draw:layer="layout" svg:width="1.19cm" svg:height="1.19cm" svg:x="7.408cm" svg:y="6.445cm">
          <text:p/>
        </draw:circl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Bubbles" presentation:presentation-page-layout-name="AL1T0">
        <office:forms form:automatic-focus="false" form:apply-design-mode="false"/>
        <draw:rect draw:style-name="gr35" draw:text-style-name="P26" draw:layer="layout" svg:width="9.429cm" svg:height="10.704cm" svg:x="0.626cm" svg:y="4.162cm" draw:corner-radius="0.5cm">
          <text:p text:style-name="P7"><text:span text:style-name="T55">Original Grap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6" draw:text-style-name="P16" draw:layer="layout" svg:width="5.744cm" svg:height="13.424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33">Prim’s Spanning Tree Algorithm:</text:span></text:p>
            <text:p text:style-name="P2"><text:span text:style-name="T33"/></text:p>
            <text:p text:style-name="P2"><text:span text:style-name="T34">Input: A simple, connected graph G with </text:span><text:span text:style-name="T56">n + 1</text:span><text:span text:style-name="T34"> <text:s/>nodes.</text:span></text:p>
            <text:p text:style-name="P2"><text:span text:style-name="T34"/></text:p>
            <text:p text:style-name="P2"><text:span text:style-name="T34">Initialize: Let </text:span><text:span text:style-name="T56">v</text:span><text:span text:style-name="T57">0</text:span><text:span text:style-name="T34"> be any node in G, and let </text:span><text:span text:style-name="T56">T</text:span><text:span text:style-name="T57">0</text:span><text:span text:style-name="T56"> = {v</text:span><text:span text:style-name="T57">0</text:span><text:span text:style-name="T56">}</text:span><text:span text:style-name="T34"> be a tree with one node and no edges.</text:span></text:p>
            <text:p text:style-name="P2"><text:span text:style-name="T34"/></text:p>
            <text:p text:style-name="P2"><text:span text:style-name="T34">For each </text:span><text:span text:style-name="T56">k</text:span><text:span text:style-name="T34"> from {1, 2, …, n}:</text:span></text:p>
            <text:list text:style-name="L1">
              <text:list-item>
                <text:p text:style-name="P2"><text:span text:style-name="T34">Let </text:span><text:span text:style-name="T56">E</text:span><text:span text:style-name="T57">k</text:span><text:span text:style-name="T34"> = {</text:span><text:span text:style-name="T56">e</text:span><text:span text:style-name="T34"> an edge in </text:span><text:span text:style-name="T56">G</text:span><text:span text:style-name="T34"> : </text:span><text:span text:style-name="T56">e</text:span><text:span text:style-name="T34"> has one endpoint in </text:span><text:span text:style-name="T56">T</text:span><text:span text:style-name="T57">k-1</text:span><text:span text:style-name="T34"> and the other endpoint not in </text:span><text:span text:style-name="T56">T</text:span><text:span text:style-name="T57">k-1</text:span><text:span text:style-name="T34">}.</text:span></text:p>
              </text:list-item>
              <text:list-item>
                <text:p text:style-name="P2"><text:span text:style-name="T34">Let </text:span><text:span text:style-name="T56">e</text:span><text:span text:style-name="T57">k</text:span><text:span text:style-name="T34"> be the edge in </text:span><text:span text:style-name="T56">E</text:span><text:span text:style-name="T57">k</text:span><text:span text:style-name="T58"> </text:span><text:span text:style-name="T34">with the smallest weight. (In case of a tie, choose any edge of the smallest weight.)</text:span></text:p>
              </text:list-item>
              <text:list-item>
                <text:p text:style-name="P2"><text:span text:style-name="T34">Let </text:span><text:span text:style-name="T56">T</text:span><text:span text:style-name="T57">k</text:span><text:span text:style-name="T34"> be the tree obtained by adding edge </text:span><text:span text:style-name="T56">e</text:span><text:span text:style-name="T57">k</text:span><text:span text:style-name="T34"> (along with its node not already in</text:span><text:span text:style-name="T56"> T</text:span><text:span text:style-name="T57">k-1</text:span><text:span text:style-name="T34">) to </text:span><text:span text:style-name="T56">T</text:span><text:span text:style-name="T57">k-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utput: The final result </text:span><text:span text:style-name="T39">T</text:span><text:span text:style-name="T59">n</text:span><text:span text:style-name="T37"> is the tree returned by the algorithm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0" draw:text-style-name="P23" draw:layer="layout" svg:width="20.629cm" svg:height="1.263cm" svg:x="0.402cm" svg:y="2.493cm">
          <draw:text-box>
            <text:p text:style-name="P7"><text:span text:style-name="T65">The next smallest edge is the connection from B to F, so we add that edge and F to the tree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5" draw:text-style-name="P33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3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3" draw:text-style-name="P28" draw:layer="layout" svg:width="9.429cm" svg:height="10.704cm" svg:x="11.763cm" svg:y="4.186cm" draw:corner-radius="0.5cm">
          <text:p text:style-name="P7"><text:span text:style-name="T55">Tree T</text:span><text:span text:style-name="T61">1</text:span></text:p>
        </draw:rect>
        <draw:g>
          <draw:line draw:style-name="gr44" draw:text-style-name="P29" draw:layer="layout" svg:x1="15.291cm" svg:y1="13.143cm" svg:x2="17.832cm" svg:y2="6.176cm">
            <text:p/>
          </draw:line>
          <draw:line draw:style-name="gr44" draw:text-style-name="P29" draw:layer="layout" svg:x1="19.91cm" svg:y1="8.42cm" svg:x2="17.905cm" svg:y2="13.391cm">
            <text:p/>
          </draw:line>
          <draw:line draw:style-name="gr44" draw:text-style-name="P29" draw:layer="layout" svg:x1="15.397cm" svg:y1="6.122cm" svg:x2="13.042cm" svg:y2="11.211cm">
            <text:p/>
          </draw:line>
          <draw:line draw:style-name="gr44" draw:text-style-name="P29" draw:layer="layout" svg:x1="12.895cm" svg:y1="8.72cm" svg:x2="15.266cm" svg:y2="6.105cm">
            <text:p/>
          </draw:line>
          <draw:line draw:style-name="gr44" draw:text-style-name="P29" draw:layer="layout" svg:x1="17.832cm" svg:y1="6.176cm" svg:x2="19.91cm" svg:y2="8.437cm">
            <text:p/>
          </draw:line>
          <draw:line draw:style-name="gr44" draw:text-style-name="P29" draw:layer="layout" svg:x1="13.042cm" svg:y1="11.212cm" svg:x2="15.202cm" svg:y2="13.279cm">
            <text:p/>
          </draw:line>
          <draw:line draw:style-name="gr44" draw:text-style-name="P29" draw:layer="layout" svg:x1="18.059cm" svg:y1="13.42cm" svg:x2="19.878cm" svg:y2="11.53cm">
            <text:p/>
          </draw:line>
          <draw:line draw:style-name="gr58" draw:text-style-name="P29" draw:layer="layout" svg:x1="15.397cm" svg:y1="6.122cm" svg:x2="17.833cm" svg:y2="6.176cm">
            <text:p/>
          </draw:line>
          <draw:line draw:style-name="gr44" draw:text-style-name="P29" draw:layer="layout" svg:x1="18.059cm" svg:y1="13.42cm" svg:x2="15.104cm" svg:y2="13.244cm">
            <text:p/>
          </draw:line>
          <draw:line draw:style-name="gr44" draw:text-style-name="P29" draw:layer="layout" svg:x1="12.912cm" svg:y1="8.879cm" svg:x2="13.042cm" svg:y2="11.211cm">
            <text:p/>
          </draw:line>
          <draw:line draw:style-name="gr44" draw:text-style-name="P29" draw:layer="layout" svg:x1="19.911cm" svg:y1="8.42cm" svg:x2="19.846cm" svg:y2="11.636cm">
            <text:p/>
          </draw:line>
          <draw:custom-shape draw:style-name="gr45" draw:text-style-name="P30" draw:layer="layout" svg:width="0.443cm" svg:height="0.407cm" svg:x="15.093cm" svg:y="5.903cm">
            <text:p text:style-name="P7"><text:span text:style-name="T6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0" draw:layer="layout" svg:width="0.421cm" svg:height="0.457cm" svg:x="17.585cm" svg:y="5.96cm">
            <text:p text:style-name="P7"><text:span text:style-name="T6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1cm" svg:height="0.456cm" svg:x="19.717cm" svg:y="8.226cm">
            <text:p text:style-name="P7"><text:span text:style-name="T6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2cm" svg:height="0.456cm" svg:x="19.642cm" svg:y="11.326cm">
            <text:p text:style-name="P7"><text:span text:style-name="T63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draw:layer="layout" svg:width="0.421cm" svg:height="0.457cm" svg:x="17.765cm" svg:y="13.175cm">
            <text:p text:style-name="P7"><text:span text:style-name="T63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1" draw:layer="layout" svg:width="0.42cm" svg:height="0.456cm" svg:x="15.013cm" svg:y="13.029cm">
            <text:p text:style-name="P7"><text:span text:style-name="T63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1" draw:layer="layout" svg:width="0.42cm" svg:height="0.457cm" svg:x="12.82cm" svg:y="10.966cm">
            <text:p text:style-name="P7"><text:span text:style-name="T63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1" draw:layer="layout" svg:width="0.422cm" svg:height="0.457cm" svg:x="12.729cm" svg:y="8.511cm">
            <text:p text:style-name="P7"><text:span text:style-name="T63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32" draw:layer="layout" svg:width="0.78cm" svg:height="0.963cm" svg:x="13.342cm" svg:y="6.782cm">
            <draw:text-box>
              <text:p><text:span text:style-name="T64">2</text:span></text:p>
            </draw:text-box>
          </draw:frame>
          <draw:frame draw:style-name="gr51" draw:text-style-name="P32" draw:layer="layout" svg:width="0.52cm" svg:height="0.963cm" svg:x="12.216cm" svg:y="9.622cm">
            <draw:text-box>
              <text:p><text:span text:style-name="T64">6</text:span></text:p>
            </draw:text-box>
          </draw:frame>
          <draw:frame draw:style-name="gr51" draw:text-style-name="P32" draw:layer="layout" svg:width="0.747cm" svg:height="0.963cm" svg:x="13.489cm" svg:y="12.136cm">
            <draw:text-box>
              <text:p><text:span text:style-name="T64">3</text:span></text:p>
            </draw:text-box>
          </draw:frame>
          <draw:frame draw:style-name="gr51" draw:text-style-name="P34" draw:layer="layout" svg:width="0.914cm" svg:height="0.963cm" svg:x="16.306cm" svg:y="5.3cm">
            <draw:text-box>
              <text:p><text:span text:style-name="T66">1</text:span></text:p>
            </draw:text-box>
          </draw:frame>
          <draw:frame draw:style-name="gr51" draw:text-style-name="P32" draw:layer="layout" svg:width="0.991cm" svg:height="0.963cm" svg:x="18.766cm" svg:y="6.429cm">
            <draw:text-box>
              <text:p><text:span text:style-name="T64">5</text:span></text:p>
            </draw:text-box>
          </draw:frame>
          <draw:frame draw:style-name="gr51" draw:text-style-name="P32" draw:layer="layout" svg:width="0.731cm" svg:height="0.963cm" svg:x="20.049cm" svg:y="9.415cm">
            <draw:text-box>
              <text:p><text:span text:style-name="T64">3</text:span></text:p>
            </draw:text-box>
          </draw:frame>
          <draw:frame draw:style-name="gr51" draw:text-style-name="P32" draw:layer="layout" svg:width="0.78cm" svg:height="0.963cm" svg:x="15.989cm" svg:y="13.444cm">
            <draw:text-box>
              <text:p><text:span text:style-name="T64">6</text:span></text:p>
            </draw:text-box>
          </draw:frame>
          <draw:frame draw:style-name="gr51" draw:text-style-name="P32" draw:layer="layout" svg:width="1.022cm" svg:height="0.963cm" svg:x="18.913cm" svg:y="12.649cm">
            <draw:text-box>
              <text:p><text:span text:style-name="T64">3</text:span></text:p>
            </draw:text-box>
          </draw:frame>
          <draw:frame draw:style-name="gr51" draw:text-style-name="P32" draw:layer="layout" svg:width="0.812cm" svg:height="0.963cm" svg:x="14.033cm" svg:y="8.407cm">
            <draw:text-box>
              <text:p><text:span text:style-name="T64">3</text:span></text:p>
            </draw:text-box>
          </draw:frame>
          <draw:frame draw:style-name="gr51" draw:text-style-name="P32" draw:layer="layout" svg:width="0.909cm" svg:height="0.963cm" svg:x="16.736cm" svg:y="9.274cm">
            <draw:text-box>
              <text:p><text:span text:style-name="T64">1</text:span></text:p>
            </draw:text-box>
          </draw:frame>
          <draw:frame draw:style-name="gr51" draw:text-style-name="P32" draw:layer="layout" svg:width="0.601cm" svg:height="0.963cm" svg:x="18.378cm" svg:y="9.83cm">
            <draw:text-box>
              <text:p><text:span text:style-name="T64">8</text:span></text:p>
            </draw:text-box>
          </draw:frame>
        </draw:g>
        <draw:line draw:style-name="gr34" draw:text-style-name="P12" draw:layer="layout" svg:x1="5.9cm" svg:y1="5.344cm" svg:x2="4.868cm" svg:y2="6.561cm">
          <text:p/>
        </draw:line>
        <draw:line draw:style-name="gr34" draw:text-style-name="P12" draw:layer="layout" svg:x1="4.842cm" svg:y1="5.291cm" svg:x2="5.98cm" svg:y2="6.879cm">
          <text:p/>
        </draw:line>
        <draw:circle draw:style-name="gr56" draw:text-style-name="P12" draw:layer="layout" svg:width="1.19cm" svg:height="1.19cm" svg:x="2.032cm" svg:y="6.741cm">
          <text:p/>
        </draw:circle>
        <draw:circle draw:style-name="gr56" draw:text-style-name="P12" draw:layer="layout" svg:width="1.19cm" svg:height="1.19cm" svg:x="2.641cm" svg:y="8.329cm">
          <text:p/>
        </draw:circle>
        <draw:circle draw:style-name="gr56" draw:text-style-name="P12" draw:layer="layout" svg:width="1.19cm" svg:height="1.19cm" svg:x="5.396cm" svg:y="9.19cm">
          <text:p/>
        </draw:circle>
        <draw:circle draw:style-name="gr56" draw:text-style-name="P12" draw:layer="layout" svg:width="1.19cm" svg:height="1.19cm" svg:x="7.408cm" svg:y="6.445cm">
          <text:p/>
        </draw:circl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Bubbles" presentation:presentation-page-layout-name="AL1T0">
        <office:forms form:automatic-focus="false" form:apply-design-mode="false"/>
        <draw:rect draw:style-name="gr35" draw:text-style-name="P26" draw:layer="layout" svg:width="9.429cm" svg:height="10.704cm" svg:x="0.626cm" svg:y="4.162cm" draw:corner-radius="0.5cm">
          <text:p text:style-name="P7"><text:span text:style-name="T55">Original Grap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6" draw:text-style-name="P16" draw:layer="layout" svg:width="5.744cm" svg:height="13.424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33">Prim’s Spanning Tree Algorithm:</text:span></text:p>
            <text:p text:style-name="P2"><text:span text:style-name="T33"/></text:p>
            <text:p text:style-name="P2"><text:span text:style-name="T34">Input: A simple, connected graph G with </text:span><text:span text:style-name="T56">n + 1</text:span><text:span text:style-name="T34"> <text:s/>nodes.</text:span></text:p>
            <text:p text:style-name="P2"><text:span text:style-name="T34"/></text:p>
            <text:p text:style-name="P2"><text:span text:style-name="T34">Initialize: Let </text:span><text:span text:style-name="T56">v</text:span><text:span text:style-name="T57">0</text:span><text:span text:style-name="T34"> be any node in G, and let </text:span><text:span text:style-name="T56">T</text:span><text:span text:style-name="T57">0</text:span><text:span text:style-name="T56"> = {v</text:span><text:span text:style-name="T57">0</text:span><text:span text:style-name="T56">}</text:span><text:span text:style-name="T34"> be a tree with one node and no edges.</text:span></text:p>
            <text:p text:style-name="P2"><text:span text:style-name="T34"/></text:p>
            <text:p text:style-name="P2"><text:span text:style-name="T34">For each </text:span><text:span text:style-name="T56">k</text:span><text:span text:style-name="T34"> from {1, 2, …, n}:</text:span></text:p>
            <text:list text:style-name="L1">
              <text:list-item>
                <text:p text:style-name="P2"><text:span text:style-name="T34">Let </text:span><text:span text:style-name="T56">E</text:span><text:span text:style-name="T57">k</text:span><text:span text:style-name="T34"> = {</text:span><text:span text:style-name="T56">e</text:span><text:span text:style-name="T34"> an edge in </text:span><text:span text:style-name="T56">G</text:span><text:span text:style-name="T34"> : </text:span><text:span text:style-name="T56">e</text:span><text:span text:style-name="T34"> has one endpoint in </text:span><text:span text:style-name="T56">T</text:span><text:span text:style-name="T57">k-1</text:span><text:span text:style-name="T34"> and the other endpoint not in </text:span><text:span text:style-name="T56">T</text:span><text:span text:style-name="T57">k-1</text:span><text:span text:style-name="T34">}.</text:span></text:p>
              </text:list-item>
              <text:list-item>
                <text:p text:style-name="P2"><text:span text:style-name="T34">Let </text:span><text:span text:style-name="T56">e</text:span><text:span text:style-name="T57">k</text:span><text:span text:style-name="T34"> be the edge in </text:span><text:span text:style-name="T56">E</text:span><text:span text:style-name="T57">k</text:span><text:span text:style-name="T58"> </text:span><text:span text:style-name="T34">with the smallest weight. (In case of a tie, choose any edge of the smallest weight.)</text:span></text:p>
              </text:list-item>
              <text:list-item>
                <text:p text:style-name="P2"><text:span text:style-name="T34">Let </text:span><text:span text:style-name="T56">T</text:span><text:span text:style-name="T57">k</text:span><text:span text:style-name="T34"> be the tree obtained by adding edge </text:span><text:span text:style-name="T56">e</text:span><text:span text:style-name="T57">k</text:span><text:span text:style-name="T34"> (along with its node not already in</text:span><text:span text:style-name="T56"> T</text:span><text:span text:style-name="T57">k-1</text:span><text:span text:style-name="T34">) to </text:span><text:span text:style-name="T56">T</text:span><text:span text:style-name="T57">k-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utput: The final result </text:span><text:span text:style-name="T39">T</text:span><text:span text:style-name="T59">n</text:span><text:span text:style-name="T37"> is the tree returned by the algorithm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1" draw:text-style-name="P23" draw:layer="layout" svg:width="20.629cm" svg:height="1.263cm" svg:x="0.402cm" svg:y="2.493cm">
          <draw:text-box>
            <text:p text:style-name="P7"><text:span text:style-name="T65">The next smallest edge is the connection from B to F, so we add that edge and F to the tree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5" draw:text-style-name="P33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3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3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3" draw:text-style-name="P28" draw:layer="layout" svg:width="9.429cm" svg:height="10.704cm" svg:x="11.763cm" svg:y="4.186cm" draw:corner-radius="0.5cm">
          <text:p text:style-name="P7"><text:span text:style-name="T55">Tree T</text:span><text:span text:style-name="T61">2</text:span></text:p>
        </draw:rect>
        <draw:g>
          <draw:line draw:style-name="gr58" draw:text-style-name="P29" draw:layer="layout" svg:x1="15.291cm" svg:y1="13.143cm" svg:x2="17.832cm" svg:y2="6.176cm">
            <text:p/>
          </draw:line>
          <draw:line draw:style-name="gr44" draw:text-style-name="P29" draw:layer="layout" svg:x1="19.91cm" svg:y1="8.42cm" svg:x2="17.905cm" svg:y2="13.391cm">
            <text:p/>
          </draw:line>
          <draw:line draw:style-name="gr44" draw:text-style-name="P29" draw:layer="layout" svg:x1="15.397cm" svg:y1="6.122cm" svg:x2="13.042cm" svg:y2="11.211cm">
            <text:p/>
          </draw:line>
          <draw:line draw:style-name="gr44" draw:text-style-name="P29" draw:layer="layout" svg:x1="12.895cm" svg:y1="8.72cm" svg:x2="15.266cm" svg:y2="6.105cm">
            <text:p/>
          </draw:line>
          <draw:line draw:style-name="gr44" draw:text-style-name="P29" draw:layer="layout" svg:x1="17.832cm" svg:y1="6.176cm" svg:x2="19.91cm" svg:y2="8.437cm">
            <text:p/>
          </draw:line>
          <draw:line draw:style-name="gr44" draw:text-style-name="P29" draw:layer="layout" svg:x1="13.042cm" svg:y1="11.212cm" svg:x2="15.202cm" svg:y2="13.279cm">
            <text:p/>
          </draw:line>
          <draw:line draw:style-name="gr44" draw:text-style-name="P29" draw:layer="layout" svg:x1="18.059cm" svg:y1="13.42cm" svg:x2="19.878cm" svg:y2="11.53cm">
            <text:p/>
          </draw:line>
          <draw:line draw:style-name="gr58" draw:text-style-name="P29" draw:layer="layout" svg:x1="15.397cm" svg:y1="6.122cm" svg:x2="17.833cm" svg:y2="6.176cm">
            <text:p/>
          </draw:line>
          <draw:line draw:style-name="gr44" draw:text-style-name="P29" draw:layer="layout" svg:x1="18.059cm" svg:y1="13.42cm" svg:x2="15.104cm" svg:y2="13.244cm">
            <text:p/>
          </draw:line>
          <draw:line draw:style-name="gr44" draw:text-style-name="P29" draw:layer="layout" svg:x1="12.912cm" svg:y1="8.879cm" svg:x2="13.042cm" svg:y2="11.211cm">
            <text:p/>
          </draw:line>
          <draw:line draw:style-name="gr44" draw:text-style-name="P29" draw:layer="layout" svg:x1="19.911cm" svg:y1="8.42cm" svg:x2="19.846cm" svg:y2="11.636cm">
            <text:p/>
          </draw:line>
          <draw:custom-shape draw:style-name="gr45" draw:text-style-name="P30" draw:layer="layout" svg:width="0.443cm" svg:height="0.407cm" svg:x="15.093cm" svg:y="5.903cm">
            <text:p text:style-name="P7"><text:span text:style-name="T6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0" draw:layer="layout" svg:width="0.421cm" svg:height="0.457cm" svg:x="17.585cm" svg:y="5.96cm">
            <text:p text:style-name="P7"><text:span text:style-name="T6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1cm" svg:height="0.456cm" svg:x="19.717cm" svg:y="8.226cm">
            <text:p text:style-name="P7"><text:span text:style-name="T6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2cm" svg:height="0.456cm" svg:x="19.642cm" svg:y="11.326cm">
            <text:p text:style-name="P7"><text:span text:style-name="T63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draw:layer="layout" svg:width="0.421cm" svg:height="0.457cm" svg:x="17.765cm" svg:y="13.175cm">
            <text:p text:style-name="P7"><text:span text:style-name="T63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layout" svg:width="0.42cm" svg:height="0.456cm" svg:x="15.013cm" svg:y="13.029cm">
            <text:p text:style-name="P7"><text:span text:style-name="T62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1" draw:layer="layout" svg:width="0.42cm" svg:height="0.457cm" svg:x="12.82cm" svg:y="10.966cm">
            <text:p text:style-name="P7"><text:span text:style-name="T63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1" draw:layer="layout" svg:width="0.422cm" svg:height="0.457cm" svg:x="12.729cm" svg:y="8.511cm">
            <text:p text:style-name="P7"><text:span text:style-name="T63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32" draw:layer="layout" svg:width="0.78cm" svg:height="0.963cm" svg:x="13.342cm" svg:y="6.782cm">
            <draw:text-box>
              <text:p><text:span text:style-name="T64">2</text:span></text:p>
            </draw:text-box>
          </draw:frame>
          <draw:frame draw:style-name="gr51" draw:text-style-name="P32" draw:layer="layout" svg:width="0.52cm" svg:height="0.963cm" svg:x="12.216cm" svg:y="9.622cm">
            <draw:text-box>
              <text:p><text:span text:style-name="T64">6</text:span></text:p>
            </draw:text-box>
          </draw:frame>
          <draw:frame draw:style-name="gr51" draw:text-style-name="P32" draw:layer="layout" svg:width="0.747cm" svg:height="0.963cm" svg:x="13.489cm" svg:y="12.136cm">
            <draw:text-box>
              <text:p><text:span text:style-name="T64">3</text:span></text:p>
            </draw:text-box>
          </draw:frame>
          <draw:frame draw:style-name="gr51" draw:text-style-name="P34" draw:layer="layout" svg:width="0.914cm" svg:height="0.963cm" svg:x="16.306cm" svg:y="5.3cm">
            <draw:text-box>
              <text:p><text:span text:style-name="T66">1</text:span></text:p>
            </draw:text-box>
          </draw:frame>
          <draw:frame draw:style-name="gr51" draw:text-style-name="P32" draw:layer="layout" svg:width="0.991cm" svg:height="0.963cm" svg:x="18.766cm" svg:y="6.429cm">
            <draw:text-box>
              <text:p><text:span text:style-name="T64">5</text:span></text:p>
            </draw:text-box>
          </draw:frame>
          <draw:frame draw:style-name="gr51" draw:text-style-name="P32" draw:layer="layout" svg:width="0.731cm" svg:height="0.963cm" svg:x="20.049cm" svg:y="9.415cm">
            <draw:text-box>
              <text:p><text:span text:style-name="T64">3</text:span></text:p>
            </draw:text-box>
          </draw:frame>
          <draw:frame draw:style-name="gr51" draw:text-style-name="P32" draw:layer="layout" svg:width="0.78cm" svg:height="0.963cm" svg:x="15.989cm" svg:y="13.444cm">
            <draw:text-box>
              <text:p><text:span text:style-name="T64">6</text:span></text:p>
            </draw:text-box>
          </draw:frame>
          <draw:frame draw:style-name="gr51" draw:text-style-name="P32" draw:layer="layout" svg:width="1.022cm" svg:height="0.963cm" svg:x="18.913cm" svg:y="12.649cm">
            <draw:text-box>
              <text:p><text:span text:style-name="T64">3</text:span></text:p>
            </draw:text-box>
          </draw:frame>
          <draw:frame draw:style-name="gr51" draw:text-style-name="P32" draw:layer="layout" svg:width="0.812cm" svg:height="0.963cm" svg:x="14.033cm" svg:y="8.407cm">
            <draw:text-box>
              <text:p><text:span text:style-name="T64">3</text:span></text:p>
            </draw:text-box>
          </draw:frame>
          <draw:frame draw:style-name="gr51" draw:text-style-name="P34" draw:layer="layout" svg:width="0.909cm" svg:height="0.963cm" svg:x="16.736cm" svg:y="9.274cm">
            <draw:text-box>
              <text:p><text:span text:style-name="T66">1</text:span></text:p>
            </draw:text-box>
          </draw:frame>
          <draw:frame draw:style-name="gr51" draw:text-style-name="P32" draw:layer="layout" svg:width="0.601cm" svg:height="0.963cm" svg:x="18.378cm" svg:y="9.83cm">
            <draw:text-box>
              <text:p><text:span text:style-name="T64">8</text:span></text:p>
            </draw:text-box>
          </draw:frame>
        </draw:g>
        <draw:line draw:style-name="gr34" draw:text-style-name="P12" draw:layer="layout" svg:x1="5.9cm" svg:y1="5.344cm" svg:x2="4.868cm" svg:y2="6.561cm">
          <text:p/>
        </draw:line>
        <draw:line draw:style-name="gr34" draw:text-style-name="P12" draw:layer="layout" svg:x1="4.842cm" svg:y1="5.291cm" svg:x2="5.98cm" svg:y2="6.879cm">
          <text:p/>
        </draw:line>
        <draw:line draw:style-name="gr34" draw:text-style-name="P12" draw:layer="layout" svg:x1="5.265cm" svg:y1="8.466cm" svg:x2="6.297cm" svg:y2="10.212cm">
          <text:p/>
        </draw:line>
        <draw:line draw:style-name="gr34" draw:text-style-name="P12" draw:layer="layout" svg:x1="6.244cm" svg:y1="8.784cm" svg:x2="4.921cm" svg:y2="9.789cm">
          <text:p/>
        </draw:lin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Bubbles" presentation:presentation-page-layout-name="AL1T0">
        <office:forms form:automatic-focus="false" form:apply-design-mode="false"/>
        <draw:rect draw:style-name="gr35" draw:text-style-name="P26" draw:layer="layout" svg:width="9.429cm" svg:height="10.704cm" svg:x="0.626cm" svg:y="4.162cm" draw:corner-radius="0.5cm">
          <text:p text:style-name="P7"><text:span text:style-name="T55">Original Grap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6" draw:text-style-name="P16" draw:layer="layout" svg:width="5.744cm" svg:height="13.424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33">Prim’s Spanning Tree Algorithm:</text:span></text:p>
            <text:p text:style-name="P2"><text:span text:style-name="T33"/></text:p>
            <text:p text:style-name="P2"><text:span text:style-name="T34">Input: A simple, connected graph G with </text:span><text:span text:style-name="T56">n + 1</text:span><text:span text:style-name="T34"> <text:s/>nodes.</text:span></text:p>
            <text:p text:style-name="P2"><text:span text:style-name="T34"/></text:p>
            <text:p text:style-name="P2"><text:span text:style-name="T34">Initialize: Let </text:span><text:span text:style-name="T56">v</text:span><text:span text:style-name="T57">0</text:span><text:span text:style-name="T34"> be any node in G, and let </text:span><text:span text:style-name="T56">T</text:span><text:span text:style-name="T57">0</text:span><text:span text:style-name="T56"> = {v</text:span><text:span text:style-name="T57">0</text:span><text:span text:style-name="T56">}</text:span><text:span text:style-name="T34"> be a tree with one node and no edges.</text:span></text:p>
            <text:p text:style-name="P2"><text:span text:style-name="T34"/></text:p>
            <text:p text:style-name="P2"><text:span text:style-name="T34">For each </text:span><text:span text:style-name="T56">k</text:span><text:span text:style-name="T34"> from {1, 2, …, n}:</text:span></text:p>
            <text:list text:style-name="L1">
              <text:list-item>
                <text:p text:style-name="P2"><text:span text:style-name="T34">Let </text:span><text:span text:style-name="T56">E</text:span><text:span text:style-name="T57">k</text:span><text:span text:style-name="T34"> = {</text:span><text:span text:style-name="T56">e</text:span><text:span text:style-name="T34"> an edge in </text:span><text:span text:style-name="T56">G</text:span><text:span text:style-name="T34"> : </text:span><text:span text:style-name="T56">e</text:span><text:span text:style-name="T34"> has one endpoint in </text:span><text:span text:style-name="T56">T</text:span><text:span text:style-name="T57">k-1</text:span><text:span text:style-name="T34"> and the other endpoint not in </text:span><text:span text:style-name="T56">T</text:span><text:span text:style-name="T57">k-1</text:span><text:span text:style-name="T34">}.</text:span></text:p>
              </text:list-item>
              <text:list-item>
                <text:p text:style-name="P2"><text:span text:style-name="T34">Let </text:span><text:span text:style-name="T56">e</text:span><text:span text:style-name="T57">k</text:span><text:span text:style-name="T34"> be the edge in </text:span><text:span text:style-name="T56">E</text:span><text:span text:style-name="T57">k</text:span><text:span text:style-name="T58"> </text:span><text:span text:style-name="T34">with the smallest weight. (In case of a tie, choose any edge of the smallest weight.)</text:span></text:p>
              </text:list-item>
              <text:list-item>
                <text:p text:style-name="P2"><text:span text:style-name="T34">Let </text:span><text:span text:style-name="T56">T</text:span><text:span text:style-name="T57">k</text:span><text:span text:style-name="T34"> be the tree obtained by adding edge </text:span><text:span text:style-name="T56">e</text:span><text:span text:style-name="T57">k</text:span><text:span text:style-name="T34"> (along with its node not already in</text:span><text:span text:style-name="T56"> T</text:span><text:span text:style-name="T57">k-1</text:span><text:span text:style-name="T34">) to </text:span><text:span text:style-name="T56">T</text:span><text:span text:style-name="T57">k-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utput: The final result </text:span><text:span text:style-name="T39">T</text:span><text:span text:style-name="T59">n</text:span><text:span text:style-name="T37"> is the tree returned by the algorithm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2" draw:text-style-name="P23" draw:layer="layout" svg:width="20.629cm" svg:height="0.797cm" svg:x="0.402cm" svg:y="2.493cm">
          <draw:text-box>
            <text:p text:style-name="P7"><text:span text:style-name="T65">And we continue…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5" draw:text-style-name="P33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3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3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3" draw:text-style-name="P28" draw:layer="layout" svg:width="9.429cm" svg:height="10.704cm" svg:x="11.763cm" svg:y="4.186cm" draw:corner-radius="0.5cm">
          <text:p text:style-name="P7"><text:span text:style-name="T55">Tree T</text:span><text:span text:style-name="T61">2</text:span></text:p>
        </draw:rect>
        <draw:g>
          <draw:line draw:style-name="gr58" draw:text-style-name="P29" draw:layer="layout" svg:x1="15.291cm" svg:y1="13.143cm" svg:x2="17.832cm" svg:y2="6.176cm">
            <text:p/>
          </draw:line>
          <draw:line draw:style-name="gr44" draw:text-style-name="P29" draw:layer="layout" svg:x1="19.91cm" svg:y1="8.42cm" svg:x2="17.905cm" svg:y2="13.391cm">
            <text:p/>
          </draw:line>
          <draw:line draw:style-name="gr44" draw:text-style-name="P29" draw:layer="layout" svg:x1="15.397cm" svg:y1="6.122cm" svg:x2="13.042cm" svg:y2="11.211cm">
            <text:p/>
          </draw:line>
          <draw:line draw:style-name="gr44" draw:text-style-name="P29" draw:layer="layout" svg:x1="12.895cm" svg:y1="8.72cm" svg:x2="15.266cm" svg:y2="6.105cm">
            <text:p/>
          </draw:line>
          <draw:line draw:style-name="gr44" draw:text-style-name="P29" draw:layer="layout" svg:x1="17.832cm" svg:y1="6.176cm" svg:x2="19.91cm" svg:y2="8.437cm">
            <text:p/>
          </draw:line>
          <draw:line draw:style-name="gr44" draw:text-style-name="P29" draw:layer="layout" svg:x1="13.042cm" svg:y1="11.212cm" svg:x2="15.202cm" svg:y2="13.279cm">
            <text:p/>
          </draw:line>
          <draw:line draw:style-name="gr44" draw:text-style-name="P29" draw:layer="layout" svg:x1="18.059cm" svg:y1="13.42cm" svg:x2="19.878cm" svg:y2="11.53cm">
            <text:p/>
          </draw:line>
          <draw:line draw:style-name="gr58" draw:text-style-name="P29" draw:layer="layout" svg:x1="15.397cm" svg:y1="6.122cm" svg:x2="17.833cm" svg:y2="6.176cm">
            <text:p/>
          </draw:line>
          <draw:line draw:style-name="gr44" draw:text-style-name="P29" draw:layer="layout" svg:x1="18.059cm" svg:y1="13.42cm" svg:x2="15.104cm" svg:y2="13.244cm">
            <text:p/>
          </draw:line>
          <draw:line draw:style-name="gr44" draw:text-style-name="P29" draw:layer="layout" svg:x1="12.912cm" svg:y1="8.879cm" svg:x2="13.042cm" svg:y2="11.211cm">
            <text:p/>
          </draw:line>
          <draw:line draw:style-name="gr44" draw:text-style-name="P29" draw:layer="layout" svg:x1="19.911cm" svg:y1="8.42cm" svg:x2="19.846cm" svg:y2="11.636cm">
            <text:p/>
          </draw:line>
          <draw:custom-shape draw:style-name="gr45" draw:text-style-name="P30" draw:layer="layout" svg:width="0.443cm" svg:height="0.407cm" svg:x="15.093cm" svg:y="5.903cm">
            <text:p text:style-name="P7"><text:span text:style-name="T6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0" draw:layer="layout" svg:width="0.421cm" svg:height="0.457cm" svg:x="17.585cm" svg:y="5.96cm">
            <text:p text:style-name="P7"><text:span text:style-name="T6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1cm" svg:height="0.456cm" svg:x="19.717cm" svg:y="8.226cm">
            <text:p text:style-name="P7"><text:span text:style-name="T6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2cm" svg:height="0.456cm" svg:x="19.642cm" svg:y="11.326cm">
            <text:p text:style-name="P7"><text:span text:style-name="T63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draw:layer="layout" svg:width="0.421cm" svg:height="0.457cm" svg:x="17.765cm" svg:y="13.175cm">
            <text:p text:style-name="P7"><text:span text:style-name="T63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layout" svg:width="0.42cm" svg:height="0.456cm" svg:x="15.013cm" svg:y="13.029cm">
            <text:p text:style-name="P7"><text:span text:style-name="T62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1" draw:layer="layout" svg:width="0.42cm" svg:height="0.457cm" svg:x="12.82cm" svg:y="10.966cm">
            <text:p text:style-name="P7"><text:span text:style-name="T63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1" draw:layer="layout" svg:width="0.422cm" svg:height="0.457cm" svg:x="12.729cm" svg:y="8.511cm">
            <text:p text:style-name="P7"><text:span text:style-name="T63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32" draw:layer="layout" svg:width="0.78cm" svg:height="0.963cm" svg:x="13.342cm" svg:y="6.782cm">
            <draw:text-box>
              <text:p><text:span text:style-name="T64">2</text:span></text:p>
            </draw:text-box>
          </draw:frame>
          <draw:frame draw:style-name="gr51" draw:text-style-name="P32" draw:layer="layout" svg:width="0.52cm" svg:height="0.963cm" svg:x="12.216cm" svg:y="9.622cm">
            <draw:text-box>
              <text:p><text:span text:style-name="T64">6</text:span></text:p>
            </draw:text-box>
          </draw:frame>
          <draw:frame draw:style-name="gr51" draw:text-style-name="P32" draw:layer="layout" svg:width="0.747cm" svg:height="0.963cm" svg:x="13.489cm" svg:y="12.136cm">
            <draw:text-box>
              <text:p><text:span text:style-name="T64">3</text:span></text:p>
            </draw:text-box>
          </draw:frame>
          <draw:frame draw:style-name="gr51" draw:text-style-name="P34" draw:layer="layout" svg:width="0.914cm" svg:height="0.963cm" svg:x="16.306cm" svg:y="5.3cm">
            <draw:text-box>
              <text:p><text:span text:style-name="T66">1</text:span></text:p>
            </draw:text-box>
          </draw:frame>
          <draw:frame draw:style-name="gr51" draw:text-style-name="P32" draw:layer="layout" svg:width="0.991cm" svg:height="0.963cm" svg:x="18.766cm" svg:y="6.429cm">
            <draw:text-box>
              <text:p><text:span text:style-name="T64">5</text:span></text:p>
            </draw:text-box>
          </draw:frame>
          <draw:frame draw:style-name="gr51" draw:text-style-name="P32" draw:layer="layout" svg:width="0.731cm" svg:height="0.963cm" svg:x="20.049cm" svg:y="9.415cm">
            <draw:text-box>
              <text:p><text:span text:style-name="T64">3</text:span></text:p>
            </draw:text-box>
          </draw:frame>
          <draw:frame draw:style-name="gr51" draw:text-style-name="P32" draw:layer="layout" svg:width="0.78cm" svg:height="0.963cm" svg:x="15.989cm" svg:y="13.444cm">
            <draw:text-box>
              <text:p><text:span text:style-name="T64">6</text:span></text:p>
            </draw:text-box>
          </draw:frame>
          <draw:frame draw:style-name="gr51" draw:text-style-name="P32" draw:layer="layout" svg:width="1.022cm" svg:height="0.963cm" svg:x="18.913cm" svg:y="12.649cm">
            <draw:text-box>
              <text:p><text:span text:style-name="T64">3</text:span></text:p>
            </draw:text-box>
          </draw:frame>
          <draw:frame draw:style-name="gr51" draw:text-style-name="P32" draw:layer="layout" svg:width="0.812cm" svg:height="0.963cm" svg:x="14.033cm" svg:y="8.407cm">
            <draw:text-box>
              <text:p><text:span text:style-name="T64">3</text:span></text:p>
            </draw:text-box>
          </draw:frame>
          <draw:frame draw:style-name="gr51" draw:text-style-name="P34" draw:layer="layout" svg:width="0.909cm" svg:height="0.963cm" svg:x="16.736cm" svg:y="9.274cm">
            <draw:text-box>
              <text:p><text:span text:style-name="T66">1</text:span></text:p>
            </draw:text-box>
          </draw:frame>
          <draw:frame draw:style-name="gr51" draw:text-style-name="P32" draw:layer="layout" svg:width="0.601cm" svg:height="0.963cm" svg:x="18.378cm" svg:y="9.83cm">
            <draw:text-box>
              <text:p><text:span text:style-name="T64">8</text:span></text:p>
            </draw:text-box>
          </draw:frame>
        </draw:g>
        <draw:line draw:style-name="gr34" draw:text-style-name="P12" draw:layer="layout" svg:x1="5.9cm" svg:y1="5.344cm" svg:x2="4.868cm" svg:y2="6.561cm">
          <text:p/>
        </draw:line>
        <draw:line draw:style-name="gr34" draw:text-style-name="P12" draw:layer="layout" svg:x1="4.842cm" svg:y1="5.291cm" svg:x2="5.98cm" svg:y2="6.879cm">
          <text:p/>
        </draw:line>
        <draw:line draw:style-name="gr34" draw:text-style-name="P12" draw:layer="layout" svg:x1="5.265cm" svg:y1="8.466cm" svg:x2="6.297cm" svg:y2="10.212cm">
          <text:p/>
        </draw:line>
        <draw:line draw:style-name="gr34" draw:text-style-name="P12" draw:layer="layout" svg:x1="6.244cm" svg:y1="8.784cm" svg:x2="4.921cm" svg:y2="9.789cm">
          <text:p/>
        </draw:line>
        <draw:circle draw:style-name="gr56" draw:text-style-name="P12" draw:layer="layout" svg:width="1.117cm" svg:height="1.117cm" svg:x="2.032cm" svg:y="6.741cm">
          <text:p/>
        </draw:circle>
        <draw:circle draw:style-name="gr56" draw:text-style-name="P12" draw:layer="layout" svg:width="1.117cm" svg:height="1.117cm" svg:x="2.721cm" svg:y="8.383cm">
          <text:p/>
        </draw:circle>
        <draw:circle draw:style-name="gr56" draw:text-style-name="P12" draw:layer="layout" svg:width="1.117cm" svg:height="1.117cm" svg:x="2.192cm" svg:y="12.007cm">
          <text:p/>
        </draw:circle>
        <draw:circle draw:style-name="gr56" draw:text-style-name="P12" draw:layer="layout" svg:width="1.117cm" svg:height="1.117cm" svg:x="4.679cm" svg:y="13.304cm">
          <text:p/>
        </draw:circle>
        <draw:circle draw:style-name="gr56" draw:text-style-name="P12" draw:layer="layout" svg:width="1.117cm" svg:height="1.117cm" svg:x="7.481cm" svg:y="6.291cm">
          <text:p/>
        </draw:circl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Bubbles" presentation:presentation-page-layout-name="AL1T0">
        <draw:rect draw:style-name="gr35" draw:text-style-name="P26" draw:layer="layout" svg:width="9.429cm" svg:height="10.704cm" svg:x="0.626cm" svg:y="4.162cm" draw:corner-radius="0.5cm">
          <text:p text:style-name="P7"><text:span text:style-name="T55">Original Grap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6" draw:text-style-name="P16" draw:layer="layout" svg:width="5.744cm" svg:height="13.424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33">Prim’s Spanning Tree Algorithm:</text:span></text:p>
            <text:p text:style-name="P2"><text:span text:style-name="T33"/></text:p>
            <text:p text:style-name="P2"><text:span text:style-name="T34">Input: A simple, connected graph G with </text:span><text:span text:style-name="T56">n + 1</text:span><text:span text:style-name="T34"> <text:s/>nodes.</text:span></text:p>
            <text:p text:style-name="P2"><text:span text:style-name="T34"/></text:p>
            <text:p text:style-name="P2"><text:span text:style-name="T34">Initialize: Let </text:span><text:span text:style-name="T56">v</text:span><text:span text:style-name="T57">0</text:span><text:span text:style-name="T34"> be any node in G, and let </text:span><text:span text:style-name="T56">T</text:span><text:span text:style-name="T57">0</text:span><text:span text:style-name="T56"> = {v</text:span><text:span text:style-name="T57">0</text:span><text:span text:style-name="T56">}</text:span><text:span text:style-name="T34"> be a tree with one node and no edges.</text:span></text:p>
            <text:p text:style-name="P2"><text:span text:style-name="T34"/></text:p>
            <text:p text:style-name="P2"><text:span text:style-name="T34">For each </text:span><text:span text:style-name="T56">k</text:span><text:span text:style-name="T34"> from {1, 2, …, n}:</text:span></text:p>
            <text:list text:style-name="L1">
              <text:list-item>
                <text:p text:style-name="P2"><text:span text:style-name="T34">Let </text:span><text:span text:style-name="T56">E</text:span><text:span text:style-name="T57">k</text:span><text:span text:style-name="T34"> = {</text:span><text:span text:style-name="T56">e</text:span><text:span text:style-name="T34"> an edge in </text:span><text:span text:style-name="T56">G</text:span><text:span text:style-name="T34"> : </text:span><text:span text:style-name="T56">e</text:span><text:span text:style-name="T34"> has one endpoint in </text:span><text:span text:style-name="T56">T</text:span><text:span text:style-name="T57">k-1</text:span><text:span text:style-name="T34"> and the other endpoint not in </text:span><text:span text:style-name="T56">T</text:span><text:span text:style-name="T57">k-1</text:span><text:span text:style-name="T34">}.</text:span></text:p>
              </text:list-item>
              <text:list-item>
                <text:p text:style-name="P2"><text:span text:style-name="T34">Let </text:span><text:span text:style-name="T56">e</text:span><text:span text:style-name="T57">k</text:span><text:span text:style-name="T34"> be the edge in </text:span><text:span text:style-name="T56">E</text:span><text:span text:style-name="T57">k</text:span><text:span text:style-name="T58"> </text:span><text:span text:style-name="T34">with the smallest weight. (In case of a tie, choose any edge of the smallest weight.)</text:span></text:p>
              </text:list-item>
              <text:list-item>
                <text:p text:style-name="P2"><text:span text:style-name="T34">Let </text:span><text:span text:style-name="T56">T</text:span><text:span text:style-name="T57">k</text:span><text:span text:style-name="T34"> be the tree obtained by adding edge </text:span><text:span text:style-name="T56">e</text:span><text:span text:style-name="T57">k</text:span><text:span text:style-name="T34"> (along with its node not already in</text:span><text:span text:style-name="T56"> T</text:span><text:span text:style-name="T57">k-1</text:span><text:span text:style-name="T34">) to </text:span><text:span text:style-name="T56">T</text:span><text:span text:style-name="T57">k-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utput: The final result </text:span><text:span text:style-name="T39">T</text:span><text:span text:style-name="T59">n</text:span><text:span text:style-name="T37"> is the tree returned by the algorithm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3" draw:text-style-name="P23" draw:layer="layout" svg:width="20.629cm" svg:height="0.797cm" svg:x="0.402cm" svg:y="2.493cm">
          <draw:text-box>
            <text:p text:style-name="P7"><text:span text:style-name="T65">And we continue…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5" draw:text-style-name="P33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3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3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3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3" draw:text-style-name="P28" draw:layer="layout" svg:width="9.429cm" svg:height="10.704cm" svg:x="11.763cm" svg:y="4.186cm" draw:corner-radius="0.5cm">
          <text:p text:style-name="P7"><text:span text:style-name="T55">Tree T</text:span><text:span text:style-name="T61">3</text:span></text:p>
        </draw:rect>
        <draw:g>
          <draw:line draw:style-name="gr58" draw:text-style-name="P29" draw:layer="layout" svg:x1="15.291cm" svg:y1="13.143cm" svg:x2="17.832cm" svg:y2="6.176cm">
            <text:p/>
          </draw:line>
          <draw:line draw:style-name="gr44" draw:text-style-name="P29" draw:layer="layout" svg:x1="19.91cm" svg:y1="8.42cm" svg:x2="17.905cm" svg:y2="13.391cm">
            <text:p/>
          </draw:line>
          <draw:line draw:style-name="gr44" draw:text-style-name="P29" draw:layer="layout" svg:x1="15.397cm" svg:y1="6.122cm" svg:x2="13.042cm" svg:y2="11.211cm">
            <text:p/>
          </draw:line>
          <draw:line draw:style-name="gr63" draw:text-style-name="P35" draw:layer="layout" svg:x1="12.895cm" svg:y1="8.72cm" svg:x2="15.266cm" svg:y2="6.105cm">
            <text:p/>
          </draw:line>
          <draw:line draw:style-name="gr44" draw:text-style-name="P29" draw:layer="layout" svg:x1="17.832cm" svg:y1="6.176cm" svg:x2="19.91cm" svg:y2="8.437cm">
            <text:p/>
          </draw:line>
          <draw:line draw:style-name="gr44" draw:text-style-name="P29" draw:layer="layout" svg:x1="13.042cm" svg:y1="11.212cm" svg:x2="15.202cm" svg:y2="13.279cm">
            <text:p/>
          </draw:line>
          <draw:line draw:style-name="gr44" draw:text-style-name="P29" draw:layer="layout" svg:x1="18.059cm" svg:y1="13.42cm" svg:x2="19.878cm" svg:y2="11.53cm">
            <text:p/>
          </draw:line>
          <draw:line draw:style-name="gr58" draw:text-style-name="P29" draw:layer="layout" svg:x1="15.397cm" svg:y1="6.122cm" svg:x2="17.833cm" svg:y2="6.176cm">
            <text:p/>
          </draw:line>
          <draw:line draw:style-name="gr44" draw:text-style-name="P29" draw:layer="layout" svg:x1="18.059cm" svg:y1="13.42cm" svg:x2="15.104cm" svg:y2="13.244cm">
            <text:p/>
          </draw:line>
          <draw:line draw:style-name="gr44" draw:text-style-name="P29" draw:layer="layout" svg:x1="12.912cm" svg:y1="8.879cm" svg:x2="13.042cm" svg:y2="11.211cm">
            <text:p/>
          </draw:line>
          <draw:line draw:style-name="gr44" draw:text-style-name="P29" draw:layer="layout" svg:x1="19.911cm" svg:y1="8.42cm" svg:x2="19.846cm" svg:y2="11.636cm">
            <text:p/>
          </draw:line>
          <draw:custom-shape draw:style-name="gr45" draw:text-style-name="P30" draw:layer="layout" svg:width="0.443cm" svg:height="0.407cm" svg:x="15.093cm" svg:y="5.903cm">
            <text:p text:style-name="P7"><text:span text:style-name="T6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0" draw:layer="layout" svg:width="0.421cm" svg:height="0.457cm" svg:x="17.585cm" svg:y="5.96cm">
            <text:p text:style-name="P7"><text:span text:style-name="T6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1cm" svg:height="0.456cm" svg:x="19.717cm" svg:y="8.226cm">
            <text:p text:style-name="P7"><text:span text:style-name="T6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2cm" svg:height="0.456cm" svg:x="19.642cm" svg:y="11.326cm">
            <text:p text:style-name="P7"><text:span text:style-name="T63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draw:layer="layout" svg:width="0.421cm" svg:height="0.457cm" svg:x="17.765cm" svg:y="13.175cm">
            <text:p text:style-name="P7"><text:span text:style-name="T63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layout" svg:width="0.42cm" svg:height="0.456cm" svg:x="15.013cm" svg:y="13.029cm">
            <text:p text:style-name="P7"><text:span text:style-name="T62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1" draw:layer="layout" svg:width="0.42cm" svg:height="0.457cm" svg:x="12.82cm" svg:y="10.966cm">
            <text:p text:style-name="P7"><text:span text:style-name="T63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0" draw:layer="layout" svg:width="0.422cm" svg:height="0.457cm" svg:x="12.729cm" svg:y="8.511cm">
            <text:p text:style-name="P7"><text:span text:style-name="T62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34" draw:layer="layout" svg:width="0.78cm" svg:height="0.963cm" svg:x="13.342cm" svg:y="6.782cm">
            <draw:text-box>
              <text:p><text:span text:style-name="T66">2</text:span></text:p>
            </draw:text-box>
          </draw:frame>
          <draw:frame draw:style-name="gr51" draw:text-style-name="P32" draw:layer="layout" svg:width="0.52cm" svg:height="0.963cm" svg:x="12.216cm" svg:y="9.622cm">
            <draw:text-box>
              <text:p><text:span text:style-name="T64">6</text:span></text:p>
            </draw:text-box>
          </draw:frame>
          <draw:frame draw:style-name="gr51" draw:text-style-name="P32" draw:layer="layout" svg:width="0.747cm" svg:height="0.963cm" svg:x="13.489cm" svg:y="12.136cm">
            <draw:text-box>
              <text:p><text:span text:style-name="T64">3</text:span></text:p>
            </draw:text-box>
          </draw:frame>
          <draw:frame draw:style-name="gr51" draw:text-style-name="P34" draw:layer="layout" svg:width="0.914cm" svg:height="0.963cm" svg:x="16.306cm" svg:y="5.3cm">
            <draw:text-box>
              <text:p><text:span text:style-name="T66">1</text:span></text:p>
            </draw:text-box>
          </draw:frame>
          <draw:frame draw:style-name="gr51" draw:text-style-name="P32" draw:layer="layout" svg:width="0.991cm" svg:height="0.963cm" svg:x="18.766cm" svg:y="6.429cm">
            <draw:text-box>
              <text:p><text:span text:style-name="T64">5</text:span></text:p>
            </draw:text-box>
          </draw:frame>
          <draw:frame draw:style-name="gr51" draw:text-style-name="P32" draw:layer="layout" svg:width="0.731cm" svg:height="0.963cm" svg:x="20.049cm" svg:y="9.415cm">
            <draw:text-box>
              <text:p><text:span text:style-name="T64">3</text:span></text:p>
            </draw:text-box>
          </draw:frame>
          <draw:frame draw:style-name="gr51" draw:text-style-name="P32" draw:layer="layout" svg:width="0.78cm" svg:height="0.963cm" svg:x="15.989cm" svg:y="13.444cm">
            <draw:text-box>
              <text:p><text:span text:style-name="T64">6</text:span></text:p>
            </draw:text-box>
          </draw:frame>
          <draw:frame draw:style-name="gr51" draw:text-style-name="P32" draw:layer="layout" svg:width="1.022cm" svg:height="0.963cm" svg:x="18.913cm" svg:y="12.649cm">
            <draw:text-box>
              <text:p><text:span text:style-name="T64">3</text:span></text:p>
            </draw:text-box>
          </draw:frame>
          <draw:frame draw:style-name="gr51" draw:text-style-name="P32" draw:layer="layout" svg:width="0.812cm" svg:height="0.963cm" svg:x="14.033cm" svg:y="8.407cm">
            <draw:text-box>
              <text:p><text:span text:style-name="T64">3</text:span></text:p>
            </draw:text-box>
          </draw:frame>
          <draw:frame draw:style-name="gr51" draw:text-style-name="P34" draw:layer="layout" svg:width="0.909cm" svg:height="0.963cm" svg:x="16.736cm" svg:y="9.274cm">
            <draw:text-box>
              <text:p><text:span text:style-name="T66">1</text:span></text:p>
            </draw:text-box>
          </draw:frame>
          <draw:frame draw:style-name="gr51" draw:text-style-name="P32" draw:layer="layout" svg:width="0.601cm" svg:height="0.963cm" svg:x="18.378cm" svg:y="9.83cm">
            <draw:text-box>
              <text:p><text:span text:style-name="T64">8</text:span></text:p>
            </draw:text-box>
          </draw:frame>
        </draw:g>
        <draw:line draw:style-name="gr34" draw:text-style-name="P12" draw:layer="layout" svg:x1="5.9cm" svg:y1="5.344cm" svg:x2="4.868cm" svg:y2="6.561cm">
          <text:p/>
        </draw:line>
        <draw:line draw:style-name="gr34" draw:text-style-name="P12" draw:layer="layout" svg:x1="4.842cm" svg:y1="5.291cm" svg:x2="5.98cm" svg:y2="6.879cm">
          <text:p/>
        </draw:line>
        <draw:line draw:style-name="gr34" draw:text-style-name="P12" draw:layer="layout" svg:x1="5.265cm" svg:y1="8.466cm" svg:x2="6.297cm" svg:y2="10.212cm">
          <text:p/>
        </draw:line>
        <draw:line draw:style-name="gr34" draw:text-style-name="P12" draw:layer="layout" svg:x1="6.244cm" svg:y1="8.784cm" svg:x2="4.921cm" svg:y2="9.789cm">
          <text:p/>
        </draw:line>
        <draw:line draw:style-name="gr63" draw:text-style-name="P36" draw:layer="layout" svg:x1="2.183cm" svg:y1="6.798cm" svg:x2="3.096cm" svg:y2="8.175cm">
          <text:p/>
        </draw:line>
        <draw:line draw:style-name="gr63" draw:text-style-name="P36" draw:layer="layout" svg:x1="2.117cm" svg:y1="7.911cm" svg:x2="3.413cm" svg:y2="7.276cm">
          <text:p/>
        </draw:lin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5" draw:master-page-name="Bubbles" presentation:presentation-page-layout-name="AL1T0">
        <draw:rect draw:style-name="gr35" draw:text-style-name="P26" draw:layer="layout" svg:width="9.429cm" svg:height="10.704cm" svg:x="0.626cm" svg:y="4.162cm" draw:corner-radius="0.5cm">
          <text:p text:style-name="P7"><text:span text:style-name="T55">Original Grap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6" draw:text-style-name="P16" draw:layer="layout" svg:width="5.744cm" svg:height="13.424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33">Prim’s Spanning Tree Algorithm:</text:span></text:p>
            <text:p text:style-name="P2"><text:span text:style-name="T33"/></text:p>
            <text:p text:style-name="P2"><text:span text:style-name="T34">Input: A simple, connected graph G with </text:span><text:span text:style-name="T56">n + 1</text:span><text:span text:style-name="T34"> <text:s/>nodes.</text:span></text:p>
            <text:p text:style-name="P2"><text:span text:style-name="T34"/></text:p>
            <text:p text:style-name="P2"><text:span text:style-name="T34">Initialize: Let </text:span><text:span text:style-name="T56">v</text:span><text:span text:style-name="T57">0</text:span><text:span text:style-name="T34"> be any node in G, and let </text:span><text:span text:style-name="T56">T</text:span><text:span text:style-name="T57">0</text:span><text:span text:style-name="T56"> = {v</text:span><text:span text:style-name="T57">0</text:span><text:span text:style-name="T56">}</text:span><text:span text:style-name="T34"> be a tree with one node and no edges.</text:span></text:p>
            <text:p text:style-name="P2"><text:span text:style-name="T34"/></text:p>
            <text:p text:style-name="P2"><text:span text:style-name="T34">For each </text:span><text:span text:style-name="T56">k</text:span><text:span text:style-name="T34"> from {1, 2, …, n}:</text:span></text:p>
            <text:list text:style-name="L1">
              <text:list-item>
                <text:p text:style-name="P2"><text:span text:style-name="T34">Let </text:span><text:span text:style-name="T56">E</text:span><text:span text:style-name="T57">k</text:span><text:span text:style-name="T34"> = {</text:span><text:span text:style-name="T56">e</text:span><text:span text:style-name="T34"> an edge in </text:span><text:span text:style-name="T56">G</text:span><text:span text:style-name="T34"> : </text:span><text:span text:style-name="T56">e</text:span><text:span text:style-name="T34"> has one endpoint in </text:span><text:span text:style-name="T56">T</text:span><text:span text:style-name="T57">k-1</text:span><text:span text:style-name="T34"> and the other endpoint not in </text:span><text:span text:style-name="T56">T</text:span><text:span text:style-name="T57">k-1</text:span><text:span text:style-name="T34">}.</text:span></text:p>
              </text:list-item>
              <text:list-item>
                <text:p text:style-name="P2"><text:span text:style-name="T34">Let </text:span><text:span text:style-name="T56">e</text:span><text:span text:style-name="T57">k</text:span><text:span text:style-name="T34"> be the edge in </text:span><text:span text:style-name="T56">E</text:span><text:span text:style-name="T57">k</text:span><text:span text:style-name="T58"> </text:span><text:span text:style-name="T34">with the smallest weight. (In case of a tie, choose any edge of the smallest weight.)</text:span></text:p>
              </text:list-item>
              <text:list-item>
                <text:p text:style-name="P2"><text:span text:style-name="T34">Let </text:span><text:span text:style-name="T56">T</text:span><text:span text:style-name="T57">k</text:span><text:span text:style-name="T34"> be the tree obtained by adding edge </text:span><text:span text:style-name="T56">e</text:span><text:span text:style-name="T57">k</text:span><text:span text:style-name="T34"> (along with its node not already in</text:span><text:span text:style-name="T56"> T</text:span><text:span text:style-name="T57">k-1</text:span><text:span text:style-name="T34">) to </text:span><text:span text:style-name="T56">T</text:span><text:span text:style-name="T57">k-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utput: The final result </text:span><text:span text:style-name="T39">T</text:span><text:span text:style-name="T59">n</text:span><text:span text:style-name="T37"> is the tree returned by the algorithm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4" draw:text-style-name="P23" draw:layer="layout" svg:width="20.629cm" svg:height="0.797cm" svg:x="0.402cm" svg:y="2.493cm">
          <draw:text-box>
            <text:p text:style-name="P7"><text:span text:style-name="T65">We can choose either of the 3 edges, since they have the same weight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5" draw:text-style-name="P33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3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3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3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3" draw:text-style-name="P28" draw:layer="layout" svg:width="9.429cm" svg:height="10.704cm" svg:x="11.763cm" svg:y="4.186cm" draw:corner-radius="0.5cm">
          <text:p text:style-name="P7"><text:span text:style-name="T55">Tree T</text:span><text:span text:style-name="T61">3</text:span></text:p>
        </draw:rect>
        <draw:g>
          <draw:line draw:style-name="gr58" draw:text-style-name="P29" draw:layer="layout" svg:x1="15.291cm" svg:y1="13.143cm" svg:x2="17.832cm" svg:y2="6.176cm">
            <text:p/>
          </draw:line>
          <draw:line draw:style-name="gr44" draw:text-style-name="P29" draw:layer="layout" svg:x1="19.91cm" svg:y1="8.42cm" svg:x2="17.905cm" svg:y2="13.391cm">
            <text:p/>
          </draw:line>
          <draw:line draw:style-name="gr44" draw:text-style-name="P29" draw:layer="layout" svg:x1="15.397cm" svg:y1="6.122cm" svg:x2="13.042cm" svg:y2="11.211cm">
            <text:p/>
          </draw:line>
          <draw:line draw:style-name="gr63" draw:text-style-name="P35" draw:layer="layout" svg:x1="12.895cm" svg:y1="8.72cm" svg:x2="15.266cm" svg:y2="6.105cm">
            <text:p/>
          </draw:line>
          <draw:line draw:style-name="gr44" draw:text-style-name="P29" draw:layer="layout" svg:x1="17.832cm" svg:y1="6.176cm" svg:x2="19.91cm" svg:y2="8.437cm">
            <text:p/>
          </draw:line>
          <draw:line draw:style-name="gr44" draw:text-style-name="P29" draw:layer="layout" svg:x1="13.042cm" svg:y1="11.212cm" svg:x2="15.202cm" svg:y2="13.279cm">
            <text:p/>
          </draw:line>
          <draw:line draw:style-name="gr44" draw:text-style-name="P29" draw:layer="layout" svg:x1="18.059cm" svg:y1="13.42cm" svg:x2="19.878cm" svg:y2="11.53cm">
            <text:p/>
          </draw:line>
          <draw:line draw:style-name="gr58" draw:text-style-name="P29" draw:layer="layout" svg:x1="15.397cm" svg:y1="6.122cm" svg:x2="17.833cm" svg:y2="6.176cm">
            <text:p/>
          </draw:line>
          <draw:line draw:style-name="gr44" draw:text-style-name="P29" draw:layer="layout" svg:x1="18.059cm" svg:y1="13.42cm" svg:x2="15.104cm" svg:y2="13.244cm">
            <text:p/>
          </draw:line>
          <draw:line draw:style-name="gr44" draw:text-style-name="P29" draw:layer="layout" svg:x1="12.912cm" svg:y1="8.879cm" svg:x2="13.042cm" svg:y2="11.211cm">
            <text:p/>
          </draw:line>
          <draw:line draw:style-name="gr44" draw:text-style-name="P29" draw:layer="layout" svg:x1="19.911cm" svg:y1="8.42cm" svg:x2="19.846cm" svg:y2="11.636cm">
            <text:p/>
          </draw:line>
          <draw:custom-shape draw:style-name="gr45" draw:text-style-name="P30" draw:layer="layout" svg:width="0.443cm" svg:height="0.407cm" svg:x="15.093cm" svg:y="5.903cm">
            <text:p text:style-name="P7"><text:span text:style-name="T6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0" draw:layer="layout" svg:width="0.421cm" svg:height="0.457cm" svg:x="17.585cm" svg:y="5.96cm">
            <text:p text:style-name="P7"><text:span text:style-name="T6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1cm" svg:height="0.456cm" svg:x="19.717cm" svg:y="8.226cm">
            <text:p text:style-name="P7"><text:span text:style-name="T6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2cm" svg:height="0.456cm" svg:x="19.642cm" svg:y="11.326cm">
            <text:p text:style-name="P7"><text:span text:style-name="T63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draw:layer="layout" svg:width="0.421cm" svg:height="0.457cm" svg:x="17.765cm" svg:y="13.175cm">
            <text:p text:style-name="P7"><text:span text:style-name="T63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layout" svg:width="0.42cm" svg:height="0.456cm" svg:x="15.013cm" svg:y="13.029cm">
            <text:p text:style-name="P7"><text:span text:style-name="T62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31" draw:layer="layout" svg:width="0.42cm" svg:height="0.457cm" svg:x="12.82cm" svg:y="10.966cm">
            <text:p text:style-name="P7"><text:span text:style-name="T63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0" draw:layer="layout" svg:width="0.422cm" svg:height="0.457cm" svg:x="12.729cm" svg:y="8.511cm">
            <text:p text:style-name="P7"><text:span text:style-name="T62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34" draw:layer="layout" svg:width="0.78cm" svg:height="0.963cm" svg:x="13.342cm" svg:y="6.782cm">
            <draw:text-box>
              <text:p><text:span text:style-name="T66">2</text:span></text:p>
            </draw:text-box>
          </draw:frame>
          <draw:frame draw:style-name="gr51" draw:text-style-name="P32" draw:layer="layout" svg:width="0.52cm" svg:height="0.963cm" svg:x="12.216cm" svg:y="9.622cm">
            <draw:text-box>
              <text:p><text:span text:style-name="T64">6</text:span></text:p>
            </draw:text-box>
          </draw:frame>
          <draw:frame draw:style-name="gr51" draw:text-style-name="P32" draw:layer="layout" svg:width="0.747cm" svg:height="0.963cm" svg:x="13.489cm" svg:y="12.136cm">
            <draw:text-box>
              <text:p><text:span text:style-name="T64">3</text:span></text:p>
            </draw:text-box>
          </draw:frame>
          <draw:frame draw:style-name="gr51" draw:text-style-name="P34" draw:layer="layout" svg:width="0.914cm" svg:height="0.963cm" svg:x="16.306cm" svg:y="5.3cm">
            <draw:text-box>
              <text:p><text:span text:style-name="T66">1</text:span></text:p>
            </draw:text-box>
          </draw:frame>
          <draw:frame draw:style-name="gr51" draw:text-style-name="P32" draw:layer="layout" svg:width="0.991cm" svg:height="0.963cm" svg:x="18.766cm" svg:y="6.429cm">
            <draw:text-box>
              <text:p><text:span text:style-name="T64">5</text:span></text:p>
            </draw:text-box>
          </draw:frame>
          <draw:frame draw:style-name="gr51" draw:text-style-name="P32" draw:layer="layout" svg:width="0.731cm" svg:height="0.963cm" svg:x="20.049cm" svg:y="9.415cm">
            <draw:text-box>
              <text:p><text:span text:style-name="T64">3</text:span></text:p>
            </draw:text-box>
          </draw:frame>
          <draw:frame draw:style-name="gr51" draw:text-style-name="P32" draw:layer="layout" svg:width="0.78cm" svg:height="0.963cm" svg:x="15.989cm" svg:y="13.444cm">
            <draw:text-box>
              <text:p><text:span text:style-name="T64">6</text:span></text:p>
            </draw:text-box>
          </draw:frame>
          <draw:frame draw:style-name="gr51" draw:text-style-name="P32" draw:layer="layout" svg:width="1.022cm" svg:height="0.963cm" svg:x="18.913cm" svg:y="12.649cm">
            <draw:text-box>
              <text:p><text:span text:style-name="T64">3</text:span></text:p>
            </draw:text-box>
          </draw:frame>
          <draw:frame draw:style-name="gr51" draw:text-style-name="P32" draw:layer="layout" svg:width="0.812cm" svg:height="0.963cm" svg:x="14.033cm" svg:y="8.407cm">
            <draw:text-box>
              <text:p><text:span text:style-name="T64">3</text:span></text:p>
            </draw:text-box>
          </draw:frame>
          <draw:frame draw:style-name="gr51" draw:text-style-name="P34" draw:layer="layout" svg:width="0.909cm" svg:height="0.963cm" svg:x="16.736cm" svg:y="9.274cm">
            <draw:text-box>
              <text:p><text:span text:style-name="T66">1</text:span></text:p>
            </draw:text-box>
          </draw:frame>
          <draw:frame draw:style-name="gr51" draw:text-style-name="P32" draw:layer="layout" svg:width="0.601cm" svg:height="0.963cm" svg:x="18.378cm" svg:y="9.83cm">
            <draw:text-box>
              <text:p><text:span text:style-name="T64">8</text:span></text:p>
            </draw:text-box>
          </draw:frame>
        </draw:g>
        <draw:line draw:style-name="gr34" draw:text-style-name="P12" draw:layer="layout" svg:x1="5.9cm" svg:y1="5.344cm" svg:x2="4.868cm" svg:y2="6.561cm">
          <text:p/>
        </draw:line>
        <draw:line draw:style-name="gr34" draw:text-style-name="P12" draw:layer="layout" svg:x1="4.842cm" svg:y1="5.291cm" svg:x2="5.98cm" svg:y2="6.879cm">
          <text:p/>
        </draw:line>
        <draw:line draw:style-name="gr34" draw:text-style-name="P12" draw:layer="layout" svg:x1="5.265cm" svg:y1="8.466cm" svg:x2="6.297cm" svg:y2="10.212cm">
          <text:p/>
        </draw:line>
        <draw:line draw:style-name="gr34" draw:text-style-name="P12" draw:layer="layout" svg:x1="6.244cm" svg:y1="8.784cm" svg:x2="4.921cm" svg:y2="9.789cm">
          <text:p/>
        </draw:line>
        <draw:line draw:style-name="gr63" draw:text-style-name="P36" draw:layer="layout" svg:x1="2.183cm" svg:y1="6.798cm" svg:x2="3.096cm" svg:y2="8.175cm">
          <text:p/>
        </draw:line>
        <draw:line draw:style-name="gr63" draw:text-style-name="P36" draw:layer="layout" svg:x1="2.117cm" svg:y1="7.911cm" svg:x2="3.413cm" svg:y2="7.276cm">
          <text:p/>
        </draw:line>
        <draw:circle draw:style-name="gr56" draw:text-style-name="P12" draw:layer="layout" svg:width="1.117cm" svg:height="1.117cm" svg:x="2.721cm" svg:y="8.383cm">
          <text:p/>
        </draw:circle>
        <draw:circle draw:style-name="gr56" draw:text-style-name="P12" draw:layer="layout" svg:width="1.117cm" svg:height="1.117cm" svg:x="2.192cm" svg:y="12.007cm">
          <text:p/>
        </draw:circle>
        <draw:circle draw:style-name="gr56" draw:text-style-name="P12" draw:layer="layout" svg:width="1.117cm" svg:height="1.117cm" svg:x="4.679cm" svg:y="13.304cm">
          <text:p/>
        </draw:circle>
        <draw:circle draw:style-name="gr56" draw:text-style-name="P12" draw:layer="layout" svg:width="1.117cm" svg:height="1.117cm" svg:x="7.481cm" svg:y="6.291cm">
          <text:p/>
        </draw:circle>
        <draw:circle draw:style-name="gr56" draw:text-style-name="P12" draw:layer="layout" svg:width="1.117cm" svg:height="1.117cm" svg:x="0.897cm" svg:y="9.574cm">
          <text:p/>
        </draw:circl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Bubbles" presentation:presentation-page-layout-name="AL1T0">
        <draw:rect draw:style-name="gr35" draw:text-style-name="P26" draw:layer="layout" svg:width="9.429cm" svg:height="10.704cm" svg:x="0.626cm" svg:y="4.162cm" draw:corner-radius="0.5cm">
          <text:p text:style-name="P7"><text:span text:style-name="T55">Original Grap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6" draw:text-style-name="P16" draw:layer="layout" svg:width="5.744cm" svg:height="13.424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33">Prim’s Spanning Tree Algorithm:</text:span></text:p>
            <text:p text:style-name="P2"><text:span text:style-name="T33"/></text:p>
            <text:p text:style-name="P2"><text:span text:style-name="T34">Input: A simple, connected graph G with </text:span><text:span text:style-name="T56">n + 1</text:span><text:span text:style-name="T34"> <text:s/>nodes.</text:span></text:p>
            <text:p text:style-name="P2"><text:span text:style-name="T34"/></text:p>
            <text:p text:style-name="P2"><text:span text:style-name="T34">Initialize: Let </text:span><text:span text:style-name="T56">v</text:span><text:span text:style-name="T57">0</text:span><text:span text:style-name="T34"> be any node in G, and let </text:span><text:span text:style-name="T56">T</text:span><text:span text:style-name="T57">0</text:span><text:span text:style-name="T56"> = {v</text:span><text:span text:style-name="T57">0</text:span><text:span text:style-name="T56">}</text:span><text:span text:style-name="T34"> be a tree with one node and no edges.</text:span></text:p>
            <text:p text:style-name="P2"><text:span text:style-name="T34"/></text:p>
            <text:p text:style-name="P2"><text:span text:style-name="T34">For each </text:span><text:span text:style-name="T56">k</text:span><text:span text:style-name="T34"> from {1, 2, …, n}:</text:span></text:p>
            <text:list text:style-name="L1">
              <text:list-item>
                <text:p text:style-name="P2"><text:span text:style-name="T34">Let </text:span><text:span text:style-name="T56">E</text:span><text:span text:style-name="T57">k</text:span><text:span text:style-name="T34"> = {</text:span><text:span text:style-name="T56">e</text:span><text:span text:style-name="T34"> an edge in </text:span><text:span text:style-name="T56">G</text:span><text:span text:style-name="T34"> : </text:span><text:span text:style-name="T56">e</text:span><text:span text:style-name="T34"> has one endpoint in </text:span><text:span text:style-name="T56">T</text:span><text:span text:style-name="T57">k-1</text:span><text:span text:style-name="T34"> and the other endpoint not in </text:span><text:span text:style-name="T56">T</text:span><text:span text:style-name="T57">k-1</text:span><text:span text:style-name="T34">}.</text:span></text:p>
              </text:list-item>
              <text:list-item>
                <text:p text:style-name="P2"><text:span text:style-name="T34">Let </text:span><text:span text:style-name="T56">e</text:span><text:span text:style-name="T57">k</text:span><text:span text:style-name="T34"> be the edge in </text:span><text:span text:style-name="T56">E</text:span><text:span text:style-name="T57">k</text:span><text:span text:style-name="T58"> </text:span><text:span text:style-name="T34">with the smallest weight. (In case of a tie, choose any edge of the smallest weight.)</text:span></text:p>
              </text:list-item>
              <text:list-item>
                <text:p text:style-name="P2"><text:span text:style-name="T34">Let </text:span><text:span text:style-name="T56">T</text:span><text:span text:style-name="T57">k</text:span><text:span text:style-name="T34"> be the tree obtained by adding edge </text:span><text:span text:style-name="T56">e</text:span><text:span text:style-name="T57">k</text:span><text:span text:style-name="T34"> (along with its node not already in</text:span><text:span text:style-name="T56"> T</text:span><text:span text:style-name="T57">k-1</text:span><text:span text:style-name="T34">) to </text:span><text:span text:style-name="T56">T</text:span><text:span text:style-name="T57">k-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utput: The final result </text:span><text:span text:style-name="T39">T</text:span><text:span text:style-name="T59">n</text:span><text:span text:style-name="T37"> is the tree returned by the algorithm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5" draw:text-style-name="P23" draw:layer="layout" svg:width="20.629cm" svg:height="0.797cm" svg:x="0.402cm" svg:y="2.493cm">
          <draw:text-box>
            <text:p text:style-name="P7"><text:span text:style-name="T65">And we continue…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5" draw:text-style-name="P33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3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3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3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3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3" draw:text-style-name="P28" draw:layer="layout" svg:width="9.429cm" svg:height="10.704cm" svg:x="11.763cm" svg:y="4.186cm" draw:corner-radius="0.5cm">
          <text:p text:style-name="P7"><text:span text:style-name="T55">Tree T</text:span><text:span text:style-name="T61">4</text:span></text:p>
        </draw:rect>
        <draw:g>
          <draw:line draw:style-name="gr58" draw:text-style-name="P29" draw:layer="layout" svg:x1="15.291cm" svg:y1="13.143cm" svg:x2="17.832cm" svg:y2="6.176cm">
            <text:p/>
          </draw:line>
          <draw:line draw:style-name="gr44" draw:text-style-name="P29" draw:layer="layout" svg:x1="19.91cm" svg:y1="8.42cm" svg:x2="17.905cm" svg:y2="13.391cm">
            <text:p/>
          </draw:line>
          <draw:line draw:style-name="gr44" draw:text-style-name="P29" draw:layer="layout" svg:x1="15.397cm" svg:y1="6.122cm" svg:x2="13.042cm" svg:y2="11.211cm">
            <text:p/>
          </draw:line>
          <draw:line draw:style-name="gr63" draw:text-style-name="P35" draw:layer="layout" svg:x1="12.895cm" svg:y1="8.72cm" svg:x2="15.266cm" svg:y2="6.105cm">
            <text:p/>
          </draw:line>
          <draw:line draw:style-name="gr44" draw:text-style-name="P29" draw:layer="layout" svg:x1="17.832cm" svg:y1="6.176cm" svg:x2="19.91cm" svg:y2="8.437cm">
            <text:p/>
          </draw:line>
          <draw:line draw:style-name="gr58" draw:text-style-name="P29" draw:layer="layout" svg:x1="13.042cm" svg:y1="11.212cm" svg:x2="15.202cm" svg:y2="13.279cm">
            <text:p/>
          </draw:line>
          <draw:line draw:style-name="gr44" draw:text-style-name="P29" draw:layer="layout" svg:x1="18.059cm" svg:y1="13.42cm" svg:x2="19.878cm" svg:y2="11.53cm">
            <text:p/>
          </draw:line>
          <draw:line draw:style-name="gr58" draw:text-style-name="P29" draw:layer="layout" svg:x1="15.397cm" svg:y1="6.122cm" svg:x2="17.833cm" svg:y2="6.176cm">
            <text:p/>
          </draw:line>
          <draw:line draw:style-name="gr44" draw:text-style-name="P29" draw:layer="layout" svg:x1="18.059cm" svg:y1="13.42cm" svg:x2="15.104cm" svg:y2="13.244cm">
            <text:p/>
          </draw:line>
          <draw:line draw:style-name="gr44" draw:text-style-name="P29" draw:layer="layout" svg:x1="12.912cm" svg:y1="8.879cm" svg:x2="13.042cm" svg:y2="11.211cm">
            <text:p/>
          </draw:line>
          <draw:line draw:style-name="gr44" draw:text-style-name="P29" draw:layer="layout" svg:x1="19.911cm" svg:y1="8.42cm" svg:x2="19.846cm" svg:y2="11.636cm">
            <text:p/>
          </draw:line>
          <draw:custom-shape draw:style-name="gr45" draw:text-style-name="P30" draw:layer="layout" svg:width="0.443cm" svg:height="0.407cm" svg:x="15.093cm" svg:y="5.903cm">
            <text:p text:style-name="P7"><text:span text:style-name="T6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0" draw:layer="layout" svg:width="0.421cm" svg:height="0.457cm" svg:x="17.585cm" svg:y="5.96cm">
            <text:p text:style-name="P7"><text:span text:style-name="T6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1cm" svg:height="0.456cm" svg:x="19.717cm" svg:y="8.226cm">
            <text:p text:style-name="P7"><text:span text:style-name="T6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2cm" svg:height="0.456cm" svg:x="19.642cm" svg:y="11.326cm">
            <text:p text:style-name="P7"><text:span text:style-name="T63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draw:layer="layout" svg:width="0.421cm" svg:height="0.457cm" svg:x="17.765cm" svg:y="13.175cm">
            <text:p text:style-name="P7"><text:span text:style-name="T63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layout" svg:width="0.42cm" svg:height="0.456cm" svg:x="15.013cm" svg:y="13.029cm">
            <text:p text:style-name="P7"><text:span text:style-name="T62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0" draw:layer="layout" svg:width="0.42cm" svg:height="0.457cm" svg:x="12.82cm" svg:y="10.966cm">
            <text:p text:style-name="P7"><text:span text:style-name="T62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0" draw:layer="layout" svg:width="0.422cm" svg:height="0.457cm" svg:x="12.729cm" svg:y="8.511cm">
            <text:p text:style-name="P7"><text:span text:style-name="T62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34" draw:layer="layout" svg:width="0.78cm" svg:height="0.963cm" svg:x="13.342cm" svg:y="6.782cm">
            <draw:text-box>
              <text:p><text:span text:style-name="T66">2</text:span></text:p>
            </draw:text-box>
          </draw:frame>
          <draw:frame draw:style-name="gr51" draw:text-style-name="P32" draw:layer="layout" svg:width="0.52cm" svg:height="0.963cm" svg:x="12.216cm" svg:y="9.622cm">
            <draw:text-box>
              <text:p><text:span text:style-name="T64">6</text:span></text:p>
            </draw:text-box>
          </draw:frame>
          <draw:frame draw:style-name="gr65" draw:text-style-name="P37" draw:layer="layout" svg:width="0.747cm" svg:height="0.963cm" svg:x="13.489cm" svg:y="12.136cm">
            <draw:text-box>
              <text:p><text:span text:style-name="T66">3</text:span></text:p>
            </draw:text-box>
          </draw:frame>
          <draw:frame draw:style-name="gr51" draw:text-style-name="P34" draw:layer="layout" svg:width="0.914cm" svg:height="0.963cm" svg:x="16.306cm" svg:y="5.3cm">
            <draw:text-box>
              <text:p><text:span text:style-name="T66">1</text:span></text:p>
            </draw:text-box>
          </draw:frame>
          <draw:frame draw:style-name="gr51" draw:text-style-name="P32" draw:layer="layout" svg:width="0.991cm" svg:height="0.963cm" svg:x="18.766cm" svg:y="6.429cm">
            <draw:text-box>
              <text:p><text:span text:style-name="T64">5</text:span></text:p>
            </draw:text-box>
          </draw:frame>
          <draw:frame draw:style-name="gr51" draw:text-style-name="P32" draw:layer="layout" svg:width="0.731cm" svg:height="0.963cm" svg:x="20.049cm" svg:y="9.415cm">
            <draw:text-box>
              <text:p><text:span text:style-name="T64">3</text:span></text:p>
            </draw:text-box>
          </draw:frame>
          <draw:frame draw:style-name="gr51" draw:text-style-name="P32" draw:layer="layout" svg:width="0.78cm" svg:height="0.963cm" svg:x="15.989cm" svg:y="13.444cm">
            <draw:text-box>
              <text:p><text:span text:style-name="T64">6</text:span></text:p>
            </draw:text-box>
          </draw:frame>
          <draw:frame draw:style-name="gr51" draw:text-style-name="P32" draw:layer="layout" svg:width="1.022cm" svg:height="0.963cm" svg:x="18.913cm" svg:y="12.649cm">
            <draw:text-box>
              <text:p><text:span text:style-name="T64">3</text:span></text:p>
            </draw:text-box>
          </draw:frame>
          <draw:frame draw:style-name="gr51" draw:text-style-name="P32" draw:layer="layout" svg:width="0.812cm" svg:height="0.963cm" svg:x="14.033cm" svg:y="8.407cm">
            <draw:text-box>
              <text:p><text:span text:style-name="T64">3</text:span></text:p>
            </draw:text-box>
          </draw:frame>
          <draw:frame draw:style-name="gr51" draw:text-style-name="P34" draw:layer="layout" svg:width="0.909cm" svg:height="0.963cm" svg:x="16.736cm" svg:y="9.274cm">
            <draw:text-box>
              <text:p><text:span text:style-name="T66">1</text:span></text:p>
            </draw:text-box>
          </draw:frame>
          <draw:frame draw:style-name="gr51" draw:text-style-name="P32" draw:layer="layout" svg:width="0.601cm" svg:height="0.963cm" svg:x="18.378cm" svg:y="9.83cm">
            <draw:text-box>
              <text:p><text:span text:style-name="T64">8</text:span></text:p>
            </draw:text-box>
          </draw:frame>
        </draw:g>
        <draw:line draw:style-name="gr34" draw:text-style-name="P12" draw:layer="layout" svg:x1="5.9cm" svg:y1="5.344cm" svg:x2="4.868cm" svg:y2="6.561cm">
          <text:p/>
        </draw:line>
        <draw:line draw:style-name="gr34" draw:text-style-name="P12" draw:layer="layout" svg:x1="4.842cm" svg:y1="5.291cm" svg:x2="5.98cm" svg:y2="6.879cm">
          <text:p/>
        </draw:line>
        <draw:line draw:style-name="gr34" draw:text-style-name="P12" draw:layer="layout" svg:x1="5.265cm" svg:y1="8.466cm" svg:x2="6.297cm" svg:y2="10.212cm">
          <text:p/>
        </draw:line>
        <draw:line draw:style-name="gr34" draw:text-style-name="P12" draw:layer="layout" svg:x1="6.244cm" svg:y1="8.784cm" svg:x2="4.921cm" svg:y2="9.789cm">
          <text:p/>
        </draw:line>
        <draw:line draw:style-name="gr63" draw:text-style-name="P36" draw:layer="layout" svg:x1="2.183cm" svg:y1="6.798cm" svg:x2="3.096cm" svg:y2="8.175cm">
          <text:p/>
        </draw:line>
        <draw:line draw:style-name="gr63" draw:text-style-name="P36" draw:layer="layout" svg:x1="2.117cm" svg:y1="7.911cm" svg:x2="3.413cm" svg:y2="7.276cm">
          <text:p/>
        </draw:line>
        <draw:line draw:style-name="gr63" draw:text-style-name="P36" draw:layer="layout" svg:x1="2.91cm" svg:y1="11.615cm" svg:x2="2.752cm" svg:y2="13.44cm">
          <text:p/>
        </draw:line>
        <draw:line draw:style-name="gr63" draw:text-style-name="P36" draw:layer="layout" svg:x1="2.09cm" svg:y1="12.858cm" svg:x2="3.704cm" svg:y2="11.959cm">
          <text:p/>
        </draw:lin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5" draw:master-page-name="Bubbles" presentation:presentation-page-layout-name="AL1T0">
        <draw:rect draw:style-name="gr35" draw:text-style-name="P26" draw:layer="layout" svg:width="9.429cm" svg:height="10.704cm" svg:x="0.626cm" svg:y="4.162cm" draw:corner-radius="0.5cm">
          <text:p text:style-name="P7"><text:span text:style-name="T55">Original Grap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6" draw:text-style-name="P16" draw:layer="layout" svg:width="5.744cm" svg:height="13.424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33">Prim’s Spanning Tree Algorithm:</text:span></text:p>
            <text:p text:style-name="P2"><text:span text:style-name="T33"/></text:p>
            <text:p text:style-name="P2"><text:span text:style-name="T34">Input: A simple, connected graph G with </text:span><text:span text:style-name="T56">n + 1</text:span><text:span text:style-name="T34"> <text:s/>nodes.</text:span></text:p>
            <text:p text:style-name="P2"><text:span text:style-name="T34"/></text:p>
            <text:p text:style-name="P2"><text:span text:style-name="T34">Initialize: Let </text:span><text:span text:style-name="T56">v</text:span><text:span text:style-name="T57">0</text:span><text:span text:style-name="T34"> be any node in G, and let </text:span><text:span text:style-name="T56">T</text:span><text:span text:style-name="T57">0</text:span><text:span text:style-name="T56"> = {v</text:span><text:span text:style-name="T57">0</text:span><text:span text:style-name="T56">}</text:span><text:span text:style-name="T34"> be a tree with one node and no edges.</text:span></text:p>
            <text:p text:style-name="P2"><text:span text:style-name="T34"/></text:p>
            <text:p text:style-name="P2"><text:span text:style-name="T34">For each </text:span><text:span text:style-name="T56">k</text:span><text:span text:style-name="T34"> from {1, 2, …, n}:</text:span></text:p>
            <text:list text:style-name="L1">
              <text:list-item>
                <text:p text:style-name="P2"><text:span text:style-name="T34">Let </text:span><text:span text:style-name="T56">E</text:span><text:span text:style-name="T57">k</text:span><text:span text:style-name="T34"> = {</text:span><text:span text:style-name="T56">e</text:span><text:span text:style-name="T34"> an edge in </text:span><text:span text:style-name="T56">G</text:span><text:span text:style-name="T34"> : </text:span><text:span text:style-name="T56">e</text:span><text:span text:style-name="T34"> has one endpoint in </text:span><text:span text:style-name="T56">T</text:span><text:span text:style-name="T57">k-1</text:span><text:span text:style-name="T34"> and the other endpoint not in </text:span><text:span text:style-name="T56">T</text:span><text:span text:style-name="T57">k-1</text:span><text:span text:style-name="T34">}.</text:span></text:p>
              </text:list-item>
              <text:list-item>
                <text:p text:style-name="P2"><text:span text:style-name="T34">Let </text:span><text:span text:style-name="T56">e</text:span><text:span text:style-name="T57">k</text:span><text:span text:style-name="T34"> be the edge in </text:span><text:span text:style-name="T56">E</text:span><text:span text:style-name="T57">k</text:span><text:span text:style-name="T58"> </text:span><text:span text:style-name="T34">with the smallest weight. (In case of a tie, choose any edge of the smallest weight.)</text:span></text:p>
              </text:list-item>
              <text:list-item>
                <text:p text:style-name="P2"><text:span text:style-name="T34">Let </text:span><text:span text:style-name="T56">T</text:span><text:span text:style-name="T57">k</text:span><text:span text:style-name="T34"> be the tree obtained by adding edge </text:span><text:span text:style-name="T56">e</text:span><text:span text:style-name="T57">k</text:span><text:span text:style-name="T34"> (along with its node not already in</text:span><text:span text:style-name="T56"> T</text:span><text:span text:style-name="T57">k-1</text:span><text:span text:style-name="T34">) to </text:span><text:span text:style-name="T56">T</text:span><text:span text:style-name="T57">k-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utput: The final result </text:span><text:span text:style-name="T39">T</text:span><text:span text:style-name="T59">n</text:span><text:span text:style-name="T37"> is the tree returned by the algorithm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6" draw:text-style-name="P23" draw:layer="layout" svg:width="20.629cm" svg:height="0.797cm" svg:x="0.402cm" svg:y="2.493cm">
          <draw:text-box>
            <text:p text:style-name="P7"><text:span text:style-name="T65">We don’t check any edges that are connecting nodes already in the tree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5" draw:text-style-name="P33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3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3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3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3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3" draw:text-style-name="P28" draw:layer="layout" svg:width="9.429cm" svg:height="10.704cm" svg:x="11.763cm" svg:y="4.186cm" draw:corner-radius="0.5cm">
          <text:p text:style-name="P7"><text:span text:style-name="T55">Tree T</text:span><text:span text:style-name="T61">4</text:span></text:p>
        </draw:rect>
        <draw:g>
          <draw:line draw:style-name="gr58" draw:text-style-name="P29" draw:layer="layout" svg:x1="15.291cm" svg:y1="13.143cm" svg:x2="17.832cm" svg:y2="6.176cm">
            <text:p/>
          </draw:line>
          <draw:line draw:style-name="gr44" draw:text-style-name="P29" draw:layer="layout" svg:x1="19.91cm" svg:y1="8.42cm" svg:x2="17.905cm" svg:y2="13.391cm">
            <text:p/>
          </draw:line>
          <draw:line draw:style-name="gr44" draw:text-style-name="P29" draw:layer="layout" svg:x1="15.397cm" svg:y1="6.122cm" svg:x2="13.042cm" svg:y2="11.211cm">
            <text:p/>
          </draw:line>
          <draw:line draw:style-name="gr63" draw:text-style-name="P35" draw:layer="layout" svg:x1="12.895cm" svg:y1="8.72cm" svg:x2="15.266cm" svg:y2="6.105cm">
            <text:p/>
          </draw:line>
          <draw:line draw:style-name="gr44" draw:text-style-name="P29" draw:layer="layout" svg:x1="17.832cm" svg:y1="6.176cm" svg:x2="19.91cm" svg:y2="8.437cm">
            <text:p/>
          </draw:line>
          <draw:line draw:style-name="gr58" draw:text-style-name="P29" draw:layer="layout" svg:x1="13.042cm" svg:y1="11.212cm" svg:x2="15.202cm" svg:y2="13.279cm">
            <text:p/>
          </draw:line>
          <draw:line draw:style-name="gr44" draw:text-style-name="P29" draw:layer="layout" svg:x1="18.059cm" svg:y1="13.42cm" svg:x2="19.878cm" svg:y2="11.53cm">
            <text:p/>
          </draw:line>
          <draw:line draw:style-name="gr58" draw:text-style-name="P29" draw:layer="layout" svg:x1="15.397cm" svg:y1="6.122cm" svg:x2="17.833cm" svg:y2="6.176cm">
            <text:p/>
          </draw:line>
          <draw:line draw:style-name="gr44" draw:text-style-name="P29" draw:layer="layout" svg:x1="18.059cm" svg:y1="13.42cm" svg:x2="15.104cm" svg:y2="13.244cm">
            <text:p/>
          </draw:line>
          <draw:line draw:style-name="gr44" draw:text-style-name="P29" draw:layer="layout" svg:x1="12.912cm" svg:y1="8.879cm" svg:x2="13.042cm" svg:y2="11.211cm">
            <text:p/>
          </draw:line>
          <draw:line draw:style-name="gr44" draw:text-style-name="P29" draw:layer="layout" svg:x1="19.911cm" svg:y1="8.42cm" svg:x2="19.846cm" svg:y2="11.636cm">
            <text:p/>
          </draw:line>
          <draw:custom-shape draw:style-name="gr45" draw:text-style-name="P30" draw:layer="layout" svg:width="0.443cm" svg:height="0.407cm" svg:x="15.093cm" svg:y="5.903cm">
            <text:p text:style-name="P7"><text:span text:style-name="T6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0" draw:layer="layout" svg:width="0.421cm" svg:height="0.457cm" svg:x="17.585cm" svg:y="5.96cm">
            <text:p text:style-name="P7"><text:span text:style-name="T6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1cm" svg:height="0.456cm" svg:x="19.717cm" svg:y="8.226cm">
            <text:p text:style-name="P7"><text:span text:style-name="T6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2cm" svg:height="0.456cm" svg:x="19.642cm" svg:y="11.326cm">
            <text:p text:style-name="P7"><text:span text:style-name="T63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draw:layer="layout" svg:width="0.421cm" svg:height="0.457cm" svg:x="17.765cm" svg:y="13.175cm">
            <text:p text:style-name="P7"><text:span text:style-name="T63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layout" svg:width="0.42cm" svg:height="0.456cm" svg:x="15.013cm" svg:y="13.029cm">
            <text:p text:style-name="P7"><text:span text:style-name="T62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0" draw:layer="layout" svg:width="0.42cm" svg:height="0.457cm" svg:x="12.82cm" svg:y="10.966cm">
            <text:p text:style-name="P7"><text:span text:style-name="T62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0" draw:layer="layout" svg:width="0.422cm" svg:height="0.457cm" svg:x="12.729cm" svg:y="8.511cm">
            <text:p text:style-name="P7"><text:span text:style-name="T62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34" draw:layer="layout" svg:width="0.78cm" svg:height="0.963cm" svg:x="13.342cm" svg:y="6.782cm">
            <draw:text-box>
              <text:p><text:span text:style-name="T66">2</text:span></text:p>
            </draw:text-box>
          </draw:frame>
          <draw:frame draw:style-name="gr51" draw:text-style-name="P32" draw:layer="layout" svg:width="0.52cm" svg:height="0.963cm" svg:x="12.216cm" svg:y="9.622cm">
            <draw:text-box>
              <text:p><text:span text:style-name="T64">6</text:span></text:p>
            </draw:text-box>
          </draw:frame>
          <draw:frame draw:style-name="gr65" draw:text-style-name="P37" draw:layer="layout" svg:width="0.747cm" svg:height="0.963cm" svg:x="13.489cm" svg:y="12.136cm">
            <draw:text-box>
              <text:p><text:span text:style-name="T66">3</text:span></text:p>
            </draw:text-box>
          </draw:frame>
          <draw:frame draw:style-name="gr51" draw:text-style-name="P34" draw:layer="layout" svg:width="0.914cm" svg:height="0.963cm" svg:x="16.306cm" svg:y="5.3cm">
            <draw:text-box>
              <text:p><text:span text:style-name="T66">1</text:span></text:p>
            </draw:text-box>
          </draw:frame>
          <draw:frame draw:style-name="gr51" draw:text-style-name="P32" draw:layer="layout" svg:width="0.991cm" svg:height="0.963cm" svg:x="18.766cm" svg:y="6.429cm">
            <draw:text-box>
              <text:p><text:span text:style-name="T64">5</text:span></text:p>
            </draw:text-box>
          </draw:frame>
          <draw:frame draw:style-name="gr51" draw:text-style-name="P32" draw:layer="layout" svg:width="0.731cm" svg:height="0.963cm" svg:x="20.049cm" svg:y="9.415cm">
            <draw:text-box>
              <text:p><text:span text:style-name="T64">3</text:span></text:p>
            </draw:text-box>
          </draw:frame>
          <draw:frame draw:style-name="gr51" draw:text-style-name="P32" draw:layer="layout" svg:width="0.78cm" svg:height="0.963cm" svg:x="15.989cm" svg:y="13.444cm">
            <draw:text-box>
              <text:p><text:span text:style-name="T64">6</text:span></text:p>
            </draw:text-box>
          </draw:frame>
          <draw:frame draw:style-name="gr51" draw:text-style-name="P32" draw:layer="layout" svg:width="1.022cm" svg:height="0.963cm" svg:x="18.913cm" svg:y="12.649cm">
            <draw:text-box>
              <text:p><text:span text:style-name="T64">3</text:span></text:p>
            </draw:text-box>
          </draw:frame>
          <draw:frame draw:style-name="gr51" draw:text-style-name="P32" draw:layer="layout" svg:width="0.812cm" svg:height="0.963cm" svg:x="14.033cm" svg:y="8.407cm">
            <draw:text-box>
              <text:p><text:span text:style-name="T64">3</text:span></text:p>
            </draw:text-box>
          </draw:frame>
          <draw:frame draw:style-name="gr51" draw:text-style-name="P34" draw:layer="layout" svg:width="0.909cm" svg:height="0.963cm" svg:x="16.736cm" svg:y="9.274cm">
            <draw:text-box>
              <text:p><text:span text:style-name="T66">1</text:span></text:p>
            </draw:text-box>
          </draw:frame>
          <draw:frame draw:style-name="gr51" draw:text-style-name="P32" draw:layer="layout" svg:width="0.601cm" svg:height="0.963cm" svg:x="18.378cm" svg:y="9.83cm">
            <draw:text-box>
              <text:p><text:span text:style-name="T64">8</text:span></text:p>
            </draw:text-box>
          </draw:frame>
        </draw:g>
        <draw:line draw:style-name="gr34" draw:text-style-name="P12" draw:layer="layout" svg:x1="5.9cm" svg:y1="5.344cm" svg:x2="4.868cm" svg:y2="6.561cm">
          <text:p/>
        </draw:line>
        <draw:line draw:style-name="gr34" draw:text-style-name="P12" draw:layer="layout" svg:x1="4.842cm" svg:y1="5.291cm" svg:x2="5.98cm" svg:y2="6.879cm">
          <text:p/>
        </draw:line>
        <draw:line draw:style-name="gr34" draw:text-style-name="P12" draw:layer="layout" svg:x1="5.265cm" svg:y1="8.466cm" svg:x2="6.297cm" svg:y2="10.212cm">
          <text:p/>
        </draw:line>
        <draw:line draw:style-name="gr34" draw:text-style-name="P12" draw:layer="layout" svg:x1="6.244cm" svg:y1="8.784cm" svg:x2="4.921cm" svg:y2="9.789cm">
          <text:p/>
        </draw:line>
        <draw:line draw:style-name="gr63" draw:text-style-name="P36" draw:layer="layout" svg:x1="2.183cm" svg:y1="6.798cm" svg:x2="3.096cm" svg:y2="8.175cm">
          <text:p/>
        </draw:line>
        <draw:line draw:style-name="gr63" draw:text-style-name="P36" draw:layer="layout" svg:x1="2.117cm" svg:y1="7.911cm" svg:x2="3.413cm" svg:y2="7.276cm">
          <text:p/>
        </draw:line>
        <draw:line draw:style-name="gr63" draw:text-style-name="P36" draw:layer="layout" svg:x1="2.91cm" svg:y1="11.615cm" svg:x2="2.752cm" svg:y2="13.44cm">
          <text:p/>
        </draw:line>
        <draw:line draw:style-name="gr63" draw:text-style-name="P36" draw:layer="layout" svg:x1="2.09cm" svg:y1="12.858cm" svg:x2="3.704cm" svg:y2="11.959cm">
          <text:p/>
        </draw:line>
        <draw:circle draw:style-name="gr56" draw:text-style-name="P12" draw:layer="layout" svg:width="1.117cm" svg:height="1.117cm" svg:x="4.68cm" svg:y="13.304cm">
          <text:p/>
        </draw:circle>
        <draw:circle draw:style-name="gr56" draw:text-style-name="P12" draw:layer="layout" svg:width="1.117cm" svg:height="1.117cm" svg:x="7.482cm" svg:y="6.291cm">
          <text:p/>
        </draw:circl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Bubbles" presentation:presentation-page-layout-name="AL1T0">
        <draw:rect draw:style-name="gr35" draw:text-style-name="P26" draw:layer="layout" svg:width="9.429cm" svg:height="10.704cm" svg:x="0.626cm" svg:y="4.162cm" draw:corner-radius="0.5cm">
          <text:p text:style-name="P7"><text:span text:style-name="T55">Original Grap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6" draw:text-style-name="P16" draw:layer="layout" svg:width="5.744cm" svg:height="13.424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33">Prim’s Spanning Tree Algorithm:</text:span></text:p>
            <text:p text:style-name="P2"><text:span text:style-name="T33"/></text:p>
            <text:p text:style-name="P2"><text:span text:style-name="T34">Input: A simple, connected graph G with </text:span><text:span text:style-name="T56">n + 1</text:span><text:span text:style-name="T34"> <text:s/>nodes.</text:span></text:p>
            <text:p text:style-name="P2"><text:span text:style-name="T34"/></text:p>
            <text:p text:style-name="P2"><text:span text:style-name="T34">Initialize: Let </text:span><text:span text:style-name="T56">v</text:span><text:span text:style-name="T57">0</text:span><text:span text:style-name="T34"> be any node in G, and let </text:span><text:span text:style-name="T56">T</text:span><text:span text:style-name="T57">0</text:span><text:span text:style-name="T56"> = {v</text:span><text:span text:style-name="T57">0</text:span><text:span text:style-name="T56">}</text:span><text:span text:style-name="T34"> be a tree with one node and no edges.</text:span></text:p>
            <text:p text:style-name="P2"><text:span text:style-name="T34"/></text:p>
            <text:p text:style-name="P2"><text:span text:style-name="T34">For each </text:span><text:span text:style-name="T56">k</text:span><text:span text:style-name="T34"> from {1, 2, …, n}:</text:span></text:p>
            <text:list text:style-name="L1">
              <text:list-item>
                <text:p text:style-name="P2"><text:span text:style-name="T34">Let </text:span><text:span text:style-name="T56">E</text:span><text:span text:style-name="T57">k</text:span><text:span text:style-name="T34"> = {</text:span><text:span text:style-name="T56">e</text:span><text:span text:style-name="T34"> an edge in </text:span><text:span text:style-name="T56">G</text:span><text:span text:style-name="T34"> : </text:span><text:span text:style-name="T56">e</text:span><text:span text:style-name="T34"> has one endpoint in </text:span><text:span text:style-name="T56">T</text:span><text:span text:style-name="T57">k-1</text:span><text:span text:style-name="T34"> and the other endpoint not in </text:span><text:span text:style-name="T56">T</text:span><text:span text:style-name="T57">k-1</text:span><text:span text:style-name="T34">}.</text:span></text:p>
              </text:list-item>
              <text:list-item>
                <text:p text:style-name="P2"><text:span text:style-name="T34">Let </text:span><text:span text:style-name="T56">e</text:span><text:span text:style-name="T57">k</text:span><text:span text:style-name="T34"> be the edge in </text:span><text:span text:style-name="T56">E</text:span><text:span text:style-name="T57">k</text:span><text:span text:style-name="T58"> </text:span><text:span text:style-name="T34">with the smallest weight. (In case of a tie, choose any edge of the smallest weight.)</text:span></text:p>
              </text:list-item>
              <text:list-item>
                <text:p text:style-name="P2"><text:span text:style-name="T34">Let </text:span><text:span text:style-name="T56">T</text:span><text:span text:style-name="T57">k</text:span><text:span text:style-name="T34"> be the tree obtained by adding edge </text:span><text:span text:style-name="T56">e</text:span><text:span text:style-name="T57">k</text:span><text:span text:style-name="T34"> (along with its node not already in</text:span><text:span text:style-name="T56"> T</text:span><text:span text:style-name="T57">k-1</text:span><text:span text:style-name="T34">) to </text:span><text:span text:style-name="T56">T</text:span><text:span text:style-name="T57">k-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utput: The final result </text:span><text:span text:style-name="T39">T</text:span><text:span text:style-name="T59">n</text:span><text:span text:style-name="T37"> is the tree returned by the algorithm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7" draw:text-style-name="P23" draw:layer="layout" svg:width="20.629cm" svg:height="0.797cm" svg:x="0.402cm" svg:y="2.493cm">
          <draw:text-box>
            <text:p text:style-name="P7"><text:span text:style-name="T65">And we continue…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5" draw:text-style-name="P33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3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3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3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3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3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3" draw:text-style-name="P28" draw:layer="layout" svg:width="9.429cm" svg:height="10.704cm" svg:x="11.763cm" svg:y="4.186cm" draw:corner-radius="0.5cm">
          <text:p text:style-name="P7"><text:span text:style-name="T55">Tree T</text:span><text:span text:style-name="T61">5</text:span></text:p>
        </draw:rect>
        <draw:g>
          <draw:line draw:style-name="gr58" draw:text-style-name="P29" draw:layer="layout" svg:x1="15.291cm" svg:y1="13.143cm" svg:x2="17.832cm" svg:y2="6.176cm">
            <text:p/>
          </draw:line>
          <draw:line draw:style-name="gr44" draw:text-style-name="P29" draw:layer="layout" svg:x1="19.91cm" svg:y1="8.42cm" svg:x2="17.905cm" svg:y2="13.391cm">
            <text:p/>
          </draw:line>
          <draw:line draw:style-name="gr44" draw:text-style-name="P29" draw:layer="layout" svg:x1="15.397cm" svg:y1="6.122cm" svg:x2="13.042cm" svg:y2="11.211cm">
            <text:p/>
          </draw:line>
          <draw:line draw:style-name="gr63" draw:text-style-name="P35" draw:layer="layout" svg:x1="12.895cm" svg:y1="8.72cm" svg:x2="15.266cm" svg:y2="6.105cm">
            <text:p/>
          </draw:line>
          <draw:line draw:style-name="gr58" draw:text-style-name="P29" draw:layer="layout" svg:x1="17.832cm" svg:y1="6.176cm" svg:x2="19.91cm" svg:y2="8.437cm">
            <text:p/>
          </draw:line>
          <draw:line draw:style-name="gr58" draw:text-style-name="P29" draw:layer="layout" svg:x1="13.042cm" svg:y1="11.212cm" svg:x2="15.202cm" svg:y2="13.279cm">
            <text:p/>
          </draw:line>
          <draw:line draw:style-name="gr44" draw:text-style-name="P29" draw:layer="layout" svg:x1="18.059cm" svg:y1="13.42cm" svg:x2="19.878cm" svg:y2="11.53cm">
            <text:p/>
          </draw:line>
          <draw:line draw:style-name="gr58" draw:text-style-name="P29" draw:layer="layout" svg:x1="15.397cm" svg:y1="6.122cm" svg:x2="17.833cm" svg:y2="6.176cm">
            <text:p/>
          </draw:line>
          <draw:line draw:style-name="gr44" draw:text-style-name="P29" draw:layer="layout" svg:x1="18.059cm" svg:y1="13.42cm" svg:x2="15.104cm" svg:y2="13.244cm">
            <text:p/>
          </draw:line>
          <draw:line draw:style-name="gr44" draw:text-style-name="P29" draw:layer="layout" svg:x1="12.912cm" svg:y1="8.879cm" svg:x2="13.042cm" svg:y2="11.211cm">
            <text:p/>
          </draw:line>
          <draw:line draw:style-name="gr44" draw:text-style-name="P29" draw:layer="layout" svg:x1="19.911cm" svg:y1="8.42cm" svg:x2="19.846cm" svg:y2="11.636cm">
            <text:p/>
          </draw:line>
          <draw:custom-shape draw:style-name="gr45" draw:text-style-name="P30" draw:layer="layout" svg:width="0.443cm" svg:height="0.407cm" svg:x="15.093cm" svg:y="5.903cm">
            <text:p text:style-name="P7"><text:span text:style-name="T6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0" draw:layer="layout" svg:width="0.421cm" svg:height="0.457cm" svg:x="17.585cm" svg:y="5.96cm">
            <text:p text:style-name="P7"><text:span text:style-name="T6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0" draw:layer="layout" svg:width="0.421cm" svg:height="0.456cm" svg:x="19.717cm" svg:y="8.226cm">
            <text:p text:style-name="P7"><text:span text:style-name="T62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2cm" svg:height="0.456cm" svg:x="19.642cm" svg:y="11.326cm">
            <text:p text:style-name="P7"><text:span text:style-name="T63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draw:layer="layout" svg:width="0.421cm" svg:height="0.457cm" svg:x="17.765cm" svg:y="13.175cm">
            <text:p text:style-name="P7"><text:span text:style-name="T63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layout" svg:width="0.42cm" svg:height="0.456cm" svg:x="15.013cm" svg:y="13.029cm">
            <text:p text:style-name="P7"><text:span text:style-name="T62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0" draw:layer="layout" svg:width="0.42cm" svg:height="0.457cm" svg:x="12.82cm" svg:y="10.966cm">
            <text:p text:style-name="P7"><text:span text:style-name="T62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0" draw:layer="layout" svg:width="0.422cm" svg:height="0.457cm" svg:x="12.729cm" svg:y="8.511cm">
            <text:p text:style-name="P7"><text:span text:style-name="T62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34" draw:layer="layout" svg:width="0.78cm" svg:height="0.963cm" svg:x="13.342cm" svg:y="6.782cm">
            <draw:text-box>
              <text:p><text:span text:style-name="T66">2</text:span></text:p>
            </draw:text-box>
          </draw:frame>
          <draw:frame draw:style-name="gr51" draw:text-style-name="P32" draw:layer="layout" svg:width="0.52cm" svg:height="0.963cm" svg:x="12.216cm" svg:y="9.622cm">
            <draw:text-box>
              <text:p><text:span text:style-name="T64">6</text:span></text:p>
            </draw:text-box>
          </draw:frame>
          <draw:frame draw:style-name="gr65" draw:text-style-name="P37" draw:layer="layout" svg:width="0.747cm" svg:height="0.963cm" svg:x="13.489cm" svg:y="12.136cm">
            <draw:text-box>
              <text:p><text:span text:style-name="T66">3</text:span></text:p>
            </draw:text-box>
          </draw:frame>
          <draw:frame draw:style-name="gr51" draw:text-style-name="P34" draw:layer="layout" svg:width="0.914cm" svg:height="0.963cm" svg:x="16.306cm" svg:y="5.3cm">
            <draw:text-box>
              <text:p><text:span text:style-name="T66">1</text:span></text:p>
            </draw:text-box>
          </draw:frame>
          <draw:frame draw:style-name="gr51" draw:text-style-name="P34" draw:layer="layout" svg:width="0.991cm" svg:height="0.963cm" svg:x="18.766cm" svg:y="6.429cm">
            <draw:text-box>
              <text:p><text:span text:style-name="T66">5</text:span></text:p>
            </draw:text-box>
          </draw:frame>
          <draw:frame draw:style-name="gr51" draw:text-style-name="P32" draw:layer="layout" svg:width="0.731cm" svg:height="0.963cm" svg:x="20.049cm" svg:y="9.415cm">
            <draw:text-box>
              <text:p><text:span text:style-name="T64">3</text:span></text:p>
            </draw:text-box>
          </draw:frame>
          <draw:frame draw:style-name="gr51" draw:text-style-name="P32" draw:layer="layout" svg:width="0.78cm" svg:height="0.963cm" svg:x="15.989cm" svg:y="13.444cm">
            <draw:text-box>
              <text:p><text:span text:style-name="T64">6</text:span></text:p>
            </draw:text-box>
          </draw:frame>
          <draw:frame draw:style-name="gr51" draw:text-style-name="P32" draw:layer="layout" svg:width="1.022cm" svg:height="0.963cm" svg:x="18.913cm" svg:y="12.649cm">
            <draw:text-box>
              <text:p><text:span text:style-name="T64">3</text:span></text:p>
            </draw:text-box>
          </draw:frame>
          <draw:frame draw:style-name="gr51" draw:text-style-name="P32" draw:layer="layout" svg:width="0.812cm" svg:height="0.963cm" svg:x="14.033cm" svg:y="8.407cm">
            <draw:text-box>
              <text:p><text:span text:style-name="T64">3</text:span></text:p>
            </draw:text-box>
          </draw:frame>
          <draw:frame draw:style-name="gr51" draw:text-style-name="P34" draw:layer="layout" svg:width="0.909cm" svg:height="0.963cm" svg:x="16.736cm" svg:y="9.274cm">
            <draw:text-box>
              <text:p><text:span text:style-name="T66">1</text:span></text:p>
            </draw:text-box>
          </draw:frame>
          <draw:frame draw:style-name="gr51" draw:text-style-name="P32" draw:layer="layout" svg:width="0.601cm" svg:height="0.963cm" svg:x="18.378cm" svg:y="9.83cm">
            <draw:text-box>
              <text:p><text:span text:style-name="T64">8</text:span></text:p>
            </draw:text-box>
          </draw:frame>
        </draw:g>
        <draw:line draw:style-name="gr34" draw:text-style-name="P12" draw:layer="layout" svg:x1="5.9cm" svg:y1="5.344cm" svg:x2="4.868cm" svg:y2="6.561cm">
          <text:p/>
        </draw:line>
        <draw:line draw:style-name="gr34" draw:text-style-name="P12" draw:layer="layout" svg:x1="4.842cm" svg:y1="5.291cm" svg:x2="5.98cm" svg:y2="6.879cm">
          <text:p/>
        </draw:line>
        <draw:line draw:style-name="gr34" draw:text-style-name="P12" draw:layer="layout" svg:x1="5.265cm" svg:y1="8.466cm" svg:x2="6.297cm" svg:y2="10.212cm">
          <text:p/>
        </draw:line>
        <draw:line draw:style-name="gr34" draw:text-style-name="P12" draw:layer="layout" svg:x1="6.244cm" svg:y1="8.784cm" svg:x2="4.921cm" svg:y2="9.789cm">
          <text:p/>
        </draw:line>
        <draw:line draw:style-name="gr63" draw:text-style-name="P36" draw:layer="layout" svg:x1="2.183cm" svg:y1="6.798cm" svg:x2="3.096cm" svg:y2="8.175cm">
          <text:p/>
        </draw:line>
        <draw:line draw:style-name="gr63" draw:text-style-name="P36" draw:layer="layout" svg:x1="2.117cm" svg:y1="7.911cm" svg:x2="3.413cm" svg:y2="7.276cm">
          <text:p/>
        </draw:line>
        <draw:line draw:style-name="gr63" draw:text-style-name="P36" draw:layer="layout" svg:x1="2.91cm" svg:y1="11.615cm" svg:x2="2.752cm" svg:y2="13.44cm">
          <text:p/>
        </draw:line>
        <draw:line draw:style-name="gr63" draw:text-style-name="P36" draw:layer="layout" svg:x1="2.09cm" svg:y1="12.858cm" svg:x2="3.704cm" svg:y2="11.959cm">
          <text:p/>
        </draw:line>
        <draw:line draw:style-name="gr63" draw:text-style-name="P36" draw:layer="layout" svg:x1="7.607cm" svg:y1="6.445cm" svg:x2="7.646cm" svg:y2="8.122cm">
          <text:p/>
        </draw:line>
        <draw:line draw:style-name="gr63" draw:text-style-name="P36" draw:layer="layout" svg:x1="7.197cm" svg:y1="7.434cm" svg:x2="8.308cm" svg:y2="7.09cm">
          <text:p/>
        </draw:lin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5" draw:master-page-name="Bubbles" presentation:presentation-page-layout-name="AL1T0">
        <draw:rect draw:style-name="gr35" draw:text-style-name="P26" draw:layer="layout" svg:width="9.429cm" svg:height="10.704cm" svg:x="0.626cm" svg:y="4.162cm" draw:corner-radius="0.5cm">
          <text:p text:style-name="P7"><text:span text:style-name="T55">Original Grap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6" draw:text-style-name="P16" draw:layer="layout" svg:width="5.744cm" svg:height="13.424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33">Prim’s Spanning Tree Algorithm:</text:span></text:p>
            <text:p text:style-name="P2"><text:span text:style-name="T33"/></text:p>
            <text:p text:style-name="P2"><text:span text:style-name="T34">Input: A simple, connected graph G with </text:span><text:span text:style-name="T56">n + 1</text:span><text:span text:style-name="T34"> <text:s/>nodes.</text:span></text:p>
            <text:p text:style-name="P2"><text:span text:style-name="T34"/></text:p>
            <text:p text:style-name="P2"><text:span text:style-name="T34">Initialize: Let </text:span><text:span text:style-name="T56">v</text:span><text:span text:style-name="T57">0</text:span><text:span text:style-name="T34"> be any node in G, and let </text:span><text:span text:style-name="T56">T</text:span><text:span text:style-name="T57">0</text:span><text:span text:style-name="T56"> = {v</text:span><text:span text:style-name="T57">0</text:span><text:span text:style-name="T56">}</text:span><text:span text:style-name="T34"> be a tree with one node and no edges.</text:span></text:p>
            <text:p text:style-name="P2"><text:span text:style-name="T34"/></text:p>
            <text:p text:style-name="P2"><text:span text:style-name="T34">For each </text:span><text:span text:style-name="T56">k</text:span><text:span text:style-name="T34"> from {1, 2, …, n}:</text:span></text:p>
            <text:list text:style-name="L1">
              <text:list-item>
                <text:p text:style-name="P2"><text:span text:style-name="T34">Let </text:span><text:span text:style-name="T56">E</text:span><text:span text:style-name="T57">k</text:span><text:span text:style-name="T34"> = {</text:span><text:span text:style-name="T56">e</text:span><text:span text:style-name="T34"> an edge in </text:span><text:span text:style-name="T56">G</text:span><text:span text:style-name="T34"> : </text:span><text:span text:style-name="T56">e</text:span><text:span text:style-name="T34"> has one endpoint in </text:span><text:span text:style-name="T56">T</text:span><text:span text:style-name="T57">k-1</text:span><text:span text:style-name="T34"> and the other endpoint not in </text:span><text:span text:style-name="T56">T</text:span><text:span text:style-name="T57">k-1</text:span><text:span text:style-name="T34">}.</text:span></text:p>
              </text:list-item>
              <text:list-item>
                <text:p text:style-name="P2"><text:span text:style-name="T34">Let </text:span><text:span text:style-name="T56">e</text:span><text:span text:style-name="T57">k</text:span><text:span text:style-name="T34"> be the edge in </text:span><text:span text:style-name="T56">E</text:span><text:span text:style-name="T57">k</text:span><text:span text:style-name="T58"> </text:span><text:span text:style-name="T34">with the smallest weight. (In case of a tie, choose any edge of the smallest weight.)</text:span></text:p>
              </text:list-item>
              <text:list-item>
                <text:p text:style-name="P2"><text:span text:style-name="T34">Let </text:span><text:span text:style-name="T56">T</text:span><text:span text:style-name="T57">k</text:span><text:span text:style-name="T34"> be the tree obtained by adding edge </text:span><text:span text:style-name="T56">e</text:span><text:span text:style-name="T57">k</text:span><text:span text:style-name="T34"> (along with its node not already in</text:span><text:span text:style-name="T56"> T</text:span><text:span text:style-name="T57">k-1</text:span><text:span text:style-name="T34">) to </text:span><text:span text:style-name="T56">T</text:span><text:span text:style-name="T57">k-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utput: The final result </text:span><text:span text:style-name="T39">T</text:span><text:span text:style-name="T59">n</text:span><text:span text:style-name="T37"> is the tree returned by the algorithm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8" draw:text-style-name="P23" draw:layer="layout" svg:width="20.629cm" svg:height="0.797cm" svg:x="0.402cm" svg:y="2.493cm">
          <draw:text-box>
            <text:p text:style-name="P7"><text:span text:style-name="T65">And we continue…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5" draw:text-style-name="P33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3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3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3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3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3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3" draw:text-style-name="P28" draw:layer="layout" svg:width="9.429cm" svg:height="10.704cm" svg:x="11.763cm" svg:y="4.186cm" draw:corner-radius="0.5cm">
          <text:p text:style-name="P7"><text:span text:style-name="T55">Tree T</text:span><text:span text:style-name="T61">5</text:span></text:p>
        </draw:rect>
        <draw:g>
          <draw:line draw:style-name="gr58" draw:text-style-name="P29" draw:layer="layout" svg:x1="15.291cm" svg:y1="13.143cm" svg:x2="17.832cm" svg:y2="6.176cm">
            <text:p/>
          </draw:line>
          <draw:line draw:style-name="gr44" draw:text-style-name="P29" draw:layer="layout" svg:x1="19.91cm" svg:y1="8.42cm" svg:x2="17.905cm" svg:y2="13.391cm">
            <text:p/>
          </draw:line>
          <draw:line draw:style-name="gr44" draw:text-style-name="P29" draw:layer="layout" svg:x1="15.397cm" svg:y1="6.122cm" svg:x2="13.042cm" svg:y2="11.211cm">
            <text:p/>
          </draw:line>
          <draw:line draw:style-name="gr63" draw:text-style-name="P35" draw:layer="layout" svg:x1="12.895cm" svg:y1="8.72cm" svg:x2="15.266cm" svg:y2="6.105cm">
            <text:p/>
          </draw:line>
          <draw:line draw:style-name="gr58" draw:text-style-name="P29" draw:layer="layout" svg:x1="17.832cm" svg:y1="6.176cm" svg:x2="19.91cm" svg:y2="8.437cm">
            <text:p/>
          </draw:line>
          <draw:line draw:style-name="gr58" draw:text-style-name="P29" draw:layer="layout" svg:x1="13.042cm" svg:y1="11.212cm" svg:x2="15.202cm" svg:y2="13.279cm">
            <text:p/>
          </draw:line>
          <draw:line draw:style-name="gr44" draw:text-style-name="P29" draw:layer="layout" svg:x1="18.059cm" svg:y1="13.42cm" svg:x2="19.878cm" svg:y2="11.53cm">
            <text:p/>
          </draw:line>
          <draw:line draw:style-name="gr58" draw:text-style-name="P29" draw:layer="layout" svg:x1="15.397cm" svg:y1="6.122cm" svg:x2="17.833cm" svg:y2="6.176cm">
            <text:p/>
          </draw:line>
          <draw:line draw:style-name="gr44" draw:text-style-name="P29" draw:layer="layout" svg:x1="18.059cm" svg:y1="13.42cm" svg:x2="15.104cm" svg:y2="13.244cm">
            <text:p/>
          </draw:line>
          <draw:line draw:style-name="gr44" draw:text-style-name="P29" draw:layer="layout" svg:x1="12.912cm" svg:y1="8.879cm" svg:x2="13.042cm" svg:y2="11.211cm">
            <text:p/>
          </draw:line>
          <draw:line draw:style-name="gr44" draw:text-style-name="P29" draw:layer="layout" svg:x1="19.911cm" svg:y1="8.42cm" svg:x2="19.846cm" svg:y2="11.636cm">
            <text:p/>
          </draw:line>
          <draw:custom-shape draw:style-name="gr45" draw:text-style-name="P30" draw:layer="layout" svg:width="0.443cm" svg:height="0.407cm" svg:x="15.093cm" svg:y="5.903cm">
            <text:p text:style-name="P7"><text:span text:style-name="T6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0" draw:layer="layout" svg:width="0.421cm" svg:height="0.457cm" svg:x="17.585cm" svg:y="5.96cm">
            <text:p text:style-name="P7"><text:span text:style-name="T6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0" draw:layer="layout" svg:width="0.421cm" svg:height="0.456cm" svg:x="19.717cm" svg:y="8.226cm">
            <text:p text:style-name="P7"><text:span text:style-name="T62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1" draw:layer="layout" svg:width="0.422cm" svg:height="0.456cm" svg:x="19.642cm" svg:y="11.326cm">
            <text:p text:style-name="P7"><text:span text:style-name="T63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draw:layer="layout" svg:width="0.421cm" svg:height="0.457cm" svg:x="17.765cm" svg:y="13.175cm">
            <text:p text:style-name="P7"><text:span text:style-name="T63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layout" svg:width="0.42cm" svg:height="0.456cm" svg:x="15.013cm" svg:y="13.029cm">
            <text:p text:style-name="P7"><text:span text:style-name="T62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0" draw:layer="layout" svg:width="0.42cm" svg:height="0.457cm" svg:x="12.82cm" svg:y="10.966cm">
            <text:p text:style-name="P7"><text:span text:style-name="T62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0" draw:layer="layout" svg:width="0.422cm" svg:height="0.457cm" svg:x="12.729cm" svg:y="8.511cm">
            <text:p text:style-name="P7"><text:span text:style-name="T62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34" draw:layer="layout" svg:width="0.78cm" svg:height="0.963cm" svg:x="13.342cm" svg:y="6.782cm">
            <draw:text-box>
              <text:p><text:span text:style-name="T66">2</text:span></text:p>
            </draw:text-box>
          </draw:frame>
          <draw:frame draw:style-name="gr51" draw:text-style-name="P32" draw:layer="layout" svg:width="0.52cm" svg:height="0.963cm" svg:x="12.216cm" svg:y="9.622cm">
            <draw:text-box>
              <text:p><text:span text:style-name="T64">6</text:span></text:p>
            </draw:text-box>
          </draw:frame>
          <draw:frame draw:style-name="gr65" draw:text-style-name="P37" draw:layer="layout" svg:width="0.747cm" svg:height="0.963cm" svg:x="13.489cm" svg:y="12.136cm">
            <draw:text-box>
              <text:p><text:span text:style-name="T66">3</text:span></text:p>
            </draw:text-box>
          </draw:frame>
          <draw:frame draw:style-name="gr51" draw:text-style-name="P34" draw:layer="layout" svg:width="0.914cm" svg:height="0.963cm" svg:x="16.306cm" svg:y="5.3cm">
            <draw:text-box>
              <text:p><text:span text:style-name="T66">1</text:span></text:p>
            </draw:text-box>
          </draw:frame>
          <draw:frame draw:style-name="gr51" draw:text-style-name="P34" draw:layer="layout" svg:width="0.991cm" svg:height="0.963cm" svg:x="18.766cm" svg:y="6.429cm">
            <draw:text-box>
              <text:p><text:span text:style-name="T66">5</text:span></text:p>
            </draw:text-box>
          </draw:frame>
          <draw:frame draw:style-name="gr51" draw:text-style-name="P32" draw:layer="layout" svg:width="0.731cm" svg:height="0.963cm" svg:x="20.049cm" svg:y="9.415cm">
            <draw:text-box>
              <text:p><text:span text:style-name="T64">3</text:span></text:p>
            </draw:text-box>
          </draw:frame>
          <draw:frame draw:style-name="gr51" draw:text-style-name="P32" draw:layer="layout" svg:width="0.78cm" svg:height="0.963cm" svg:x="15.989cm" svg:y="13.444cm">
            <draw:text-box>
              <text:p><text:span text:style-name="T64">6</text:span></text:p>
            </draw:text-box>
          </draw:frame>
          <draw:frame draw:style-name="gr51" draw:text-style-name="P32" draw:layer="layout" svg:width="1.022cm" svg:height="0.963cm" svg:x="18.913cm" svg:y="12.649cm">
            <draw:text-box>
              <text:p><text:span text:style-name="T64">3</text:span></text:p>
            </draw:text-box>
          </draw:frame>
          <draw:frame draw:style-name="gr51" draw:text-style-name="P32" draw:layer="layout" svg:width="0.812cm" svg:height="0.963cm" svg:x="14.033cm" svg:y="8.407cm">
            <draw:text-box>
              <text:p><text:span text:style-name="T64">3</text:span></text:p>
            </draw:text-box>
          </draw:frame>
          <draw:frame draw:style-name="gr51" draw:text-style-name="P34" draw:layer="layout" svg:width="0.909cm" svg:height="0.963cm" svg:x="16.736cm" svg:y="9.274cm">
            <draw:text-box>
              <text:p><text:span text:style-name="T66">1</text:span></text:p>
            </draw:text-box>
          </draw:frame>
          <draw:frame draw:style-name="gr51" draw:text-style-name="P32" draw:layer="layout" svg:width="0.601cm" svg:height="0.963cm" svg:x="18.378cm" svg:y="9.83cm">
            <draw:text-box>
              <text:p><text:span text:style-name="T64">8</text:span></text:p>
            </draw:text-box>
          </draw:frame>
        </draw:g>
        <draw:line draw:style-name="gr34" draw:text-style-name="P12" draw:layer="layout" svg:x1="5.9cm" svg:y1="5.344cm" svg:x2="4.868cm" svg:y2="6.561cm">
          <text:p/>
        </draw:line>
        <draw:line draw:style-name="gr34" draw:text-style-name="P12" draw:layer="layout" svg:x1="4.842cm" svg:y1="5.291cm" svg:x2="5.98cm" svg:y2="6.879cm">
          <text:p/>
        </draw:line>
        <draw:line draw:style-name="gr34" draw:text-style-name="P12" draw:layer="layout" svg:x1="5.265cm" svg:y1="8.466cm" svg:x2="6.297cm" svg:y2="10.212cm">
          <text:p/>
        </draw:line>
        <draw:line draw:style-name="gr34" draw:text-style-name="P12" draw:layer="layout" svg:x1="6.244cm" svg:y1="8.784cm" svg:x2="4.921cm" svg:y2="9.789cm">
          <text:p/>
        </draw:line>
        <draw:line draw:style-name="gr63" draw:text-style-name="P36" draw:layer="layout" svg:x1="2.183cm" svg:y1="6.798cm" svg:x2="3.096cm" svg:y2="8.175cm">
          <text:p/>
        </draw:line>
        <draw:line draw:style-name="gr63" draw:text-style-name="P36" draw:layer="layout" svg:x1="2.117cm" svg:y1="7.911cm" svg:x2="3.413cm" svg:y2="7.276cm">
          <text:p/>
        </draw:line>
        <draw:line draw:style-name="gr63" draw:text-style-name="P36" draw:layer="layout" svg:x1="2.91cm" svg:y1="11.615cm" svg:x2="2.752cm" svg:y2="13.44cm">
          <text:p/>
        </draw:line>
        <draw:line draw:style-name="gr63" draw:text-style-name="P36" draw:layer="layout" svg:x1="2.09cm" svg:y1="12.858cm" svg:x2="3.704cm" svg:y2="11.959cm">
          <text:p/>
        </draw:line>
        <draw:line draw:style-name="gr63" draw:text-style-name="P36" draw:layer="layout" svg:x1="7.607cm" svg:y1="6.445cm" svg:x2="7.646cm" svg:y2="8.122cm">
          <text:p/>
        </draw:line>
        <draw:line draw:style-name="gr63" draw:text-style-name="P36" draw:layer="layout" svg:x1="7.197cm" svg:y1="7.434cm" svg:x2="8.308cm" svg:y2="7.09cm">
          <text:p/>
        </draw:line>
        <draw:circle draw:style-name="gr56" draw:text-style-name="P12" draw:layer="layout" svg:width="1.117cm" svg:height="1.117cm" svg:x="8.674cm" svg:y="9.335cm">
          <text:p/>
        </draw:circle>
        <draw:circle draw:style-name="gr56" draw:text-style-name="P12" draw:layer="layout" svg:width="1.117cm" svg:height="1.117cm" svg:x="7.033cm" svg:y="9.811cm">
          <text:p/>
        </draw:circl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" draw:master-page-name="Bubbles" presentation:presentation-page-layout-name="AL1T0">
        <draw:rect draw:style-name="gr35" draw:text-style-name="P26" draw:layer="layout" svg:width="9.429cm" svg:height="10.704cm" svg:x="0.626cm" svg:y="4.162cm" draw:corner-radius="0.5cm">
          <text:p text:style-name="P7"><text:span text:style-name="T55">Original Grap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6" draw:text-style-name="P16" draw:layer="layout" svg:width="5.744cm" svg:height="13.424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33">Prim’s Spanning Tree Algorithm:</text:span></text:p>
            <text:p text:style-name="P2"><text:span text:style-name="T33"/></text:p>
            <text:p text:style-name="P2"><text:span text:style-name="T34">Input: A simple, connected graph G with </text:span><text:span text:style-name="T56">n + 1</text:span><text:span text:style-name="T34"> <text:s/>nodes.</text:span></text:p>
            <text:p text:style-name="P2"><text:span text:style-name="T34"/></text:p>
            <text:p text:style-name="P2"><text:span text:style-name="T34">Initialize: Let </text:span><text:span text:style-name="T56">v</text:span><text:span text:style-name="T57">0</text:span><text:span text:style-name="T34"> be any node in G, and let </text:span><text:span text:style-name="T56">T</text:span><text:span text:style-name="T57">0</text:span><text:span text:style-name="T56"> = {v</text:span><text:span text:style-name="T57">0</text:span><text:span text:style-name="T56">}</text:span><text:span text:style-name="T34"> be a tree with one node and no edges.</text:span></text:p>
            <text:p text:style-name="P2"><text:span text:style-name="T34"/></text:p>
            <text:p text:style-name="P2"><text:span text:style-name="T34">For each </text:span><text:span text:style-name="T56">k</text:span><text:span text:style-name="T34"> from {1, 2, …, n}:</text:span></text:p>
            <text:list text:style-name="L1">
              <text:list-item>
                <text:p text:style-name="P2"><text:span text:style-name="T34">Let </text:span><text:span text:style-name="T56">E</text:span><text:span text:style-name="T57">k</text:span><text:span text:style-name="T34"> = {</text:span><text:span text:style-name="T56">e</text:span><text:span text:style-name="T34"> an edge in </text:span><text:span text:style-name="T56">G</text:span><text:span text:style-name="T34"> : </text:span><text:span text:style-name="T56">e</text:span><text:span text:style-name="T34"> has one endpoint in </text:span><text:span text:style-name="T56">T</text:span><text:span text:style-name="T57">k-1</text:span><text:span text:style-name="T34"> and the other endpoint not in </text:span><text:span text:style-name="T56">T</text:span><text:span text:style-name="T57">k-1</text:span><text:span text:style-name="T34">}.</text:span></text:p>
              </text:list-item>
              <text:list-item>
                <text:p text:style-name="P2"><text:span text:style-name="T34">Let </text:span><text:span text:style-name="T56">e</text:span><text:span text:style-name="T57">k</text:span><text:span text:style-name="T34"> be the edge in </text:span><text:span text:style-name="T56">E</text:span><text:span text:style-name="T57">k</text:span><text:span text:style-name="T58"> </text:span><text:span text:style-name="T34">with the smallest weight. (In case of a tie, choose any edge of the smallest weight.)</text:span></text:p>
              </text:list-item>
              <text:list-item>
                <text:p text:style-name="P2"><text:span text:style-name="T34">Let </text:span><text:span text:style-name="T56">T</text:span><text:span text:style-name="T57">k</text:span><text:span text:style-name="T34"> be the tree obtained by adding edge </text:span><text:span text:style-name="T56">e</text:span><text:span text:style-name="T57">k</text:span><text:span text:style-name="T34"> (along with its node not already in</text:span><text:span text:style-name="T56"> T</text:span><text:span text:style-name="T57">k-1</text:span><text:span text:style-name="T34">) to </text:span><text:span text:style-name="T56">T</text:span><text:span text:style-name="T57">k-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utput: The final result </text:span><text:span text:style-name="T39">T</text:span><text:span text:style-name="T59">n</text:span><text:span text:style-name="T37"> is the tree returned by the algorithm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9" draw:text-style-name="P23" draw:layer="layout" svg:width="20.629cm" svg:height="0.797cm" svg:x="0.402cm" svg:y="2.493cm">
          <draw:text-box>
            <text:p text:style-name="P7"><text:span text:style-name="T65">And we continue…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5" draw:text-style-name="P33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3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3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3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3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3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3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3" draw:text-style-name="P28" draw:layer="layout" svg:width="9.429cm" svg:height="10.704cm" svg:x="11.763cm" svg:y="4.186cm" draw:corner-radius="0.5cm">
          <text:p text:style-name="P7"><text:span text:style-name="T55">Tree T</text:span><text:span text:style-name="T61">6</text:span></text:p>
        </draw:rect>
        <draw:g>
          <draw:line draw:style-name="gr58" draw:text-style-name="P29" draw:layer="layout" svg:x1="15.291cm" svg:y1="13.143cm" svg:x2="17.832cm" svg:y2="6.176cm">
            <text:p/>
          </draw:line>
          <draw:line draw:style-name="gr44" draw:text-style-name="P29" draw:layer="layout" svg:x1="19.91cm" svg:y1="8.42cm" svg:x2="17.905cm" svg:y2="13.391cm">
            <text:p/>
          </draw:line>
          <draw:line draw:style-name="gr44" draw:text-style-name="P29" draw:layer="layout" svg:x1="15.397cm" svg:y1="6.122cm" svg:x2="13.042cm" svg:y2="11.211cm">
            <text:p/>
          </draw:line>
          <draw:line draw:style-name="gr63" draw:text-style-name="P35" draw:layer="layout" svg:x1="12.895cm" svg:y1="8.72cm" svg:x2="15.266cm" svg:y2="6.105cm">
            <text:p/>
          </draw:line>
          <draw:line draw:style-name="gr58" draw:text-style-name="P29" draw:layer="layout" svg:x1="17.832cm" svg:y1="6.176cm" svg:x2="19.91cm" svg:y2="8.437cm">
            <text:p/>
          </draw:line>
          <draw:line draw:style-name="gr58" draw:text-style-name="P29" draw:layer="layout" svg:x1="13.042cm" svg:y1="11.212cm" svg:x2="15.202cm" svg:y2="13.279cm">
            <text:p/>
          </draw:line>
          <draw:line draw:style-name="gr44" draw:text-style-name="P29" draw:layer="layout" svg:x1="18.059cm" svg:y1="13.42cm" svg:x2="19.878cm" svg:y2="11.53cm">
            <text:p/>
          </draw:line>
          <draw:line draw:style-name="gr58" draw:text-style-name="P29" draw:layer="layout" svg:x1="15.397cm" svg:y1="6.122cm" svg:x2="17.833cm" svg:y2="6.176cm">
            <text:p/>
          </draw:line>
          <draw:line draw:style-name="gr44" draw:text-style-name="P29" draw:layer="layout" svg:x1="18.059cm" svg:y1="13.42cm" svg:x2="15.104cm" svg:y2="13.244cm">
            <text:p/>
          </draw:line>
          <draw:line draw:style-name="gr44" draw:text-style-name="P29" draw:layer="layout" svg:x1="12.912cm" svg:y1="8.879cm" svg:x2="13.042cm" svg:y2="11.211cm">
            <text:p/>
          </draw:line>
          <draw:line draw:style-name="gr63" draw:text-style-name="P35" draw:layer="layout" svg:x1="19.911cm" svg:y1="8.42cm" svg:x2="19.846cm" svg:y2="11.636cm">
            <text:p/>
          </draw:line>
          <draw:custom-shape draw:style-name="gr45" draw:text-style-name="P30" draw:layer="layout" svg:width="0.443cm" svg:height="0.407cm" svg:x="15.093cm" svg:y="5.903cm">
            <text:p text:style-name="P7"><text:span text:style-name="T6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0" draw:layer="layout" svg:width="0.421cm" svg:height="0.457cm" svg:x="17.585cm" svg:y="5.96cm">
            <text:p text:style-name="P7"><text:span text:style-name="T6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0" draw:layer="layout" svg:width="0.421cm" svg:height="0.456cm" svg:x="19.717cm" svg:y="8.226cm">
            <text:p text:style-name="P7"><text:span text:style-name="T62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0" draw:layer="layout" svg:width="0.422cm" svg:height="0.456cm" svg:x="19.642cm" svg:y="11.326cm">
            <text:p text:style-name="P7"><text:span text:style-name="T62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draw:layer="layout" svg:width="0.421cm" svg:height="0.457cm" svg:x="17.765cm" svg:y="13.175cm">
            <text:p text:style-name="P7"><text:span text:style-name="T63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layout" svg:width="0.42cm" svg:height="0.456cm" svg:x="15.013cm" svg:y="13.029cm">
            <text:p text:style-name="P7"><text:span text:style-name="T62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0" draw:layer="layout" svg:width="0.42cm" svg:height="0.457cm" svg:x="12.82cm" svg:y="10.966cm">
            <text:p text:style-name="P7"><text:span text:style-name="T62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0" draw:layer="layout" svg:width="0.422cm" svg:height="0.457cm" svg:x="12.729cm" svg:y="8.511cm">
            <text:p text:style-name="P7"><text:span text:style-name="T62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34" draw:layer="layout" svg:width="0.78cm" svg:height="0.963cm" svg:x="13.342cm" svg:y="6.782cm">
            <draw:text-box>
              <text:p><text:span text:style-name="T66">2</text:span></text:p>
            </draw:text-box>
          </draw:frame>
          <draw:frame draw:style-name="gr51" draw:text-style-name="P32" draw:layer="layout" svg:width="0.52cm" svg:height="0.963cm" svg:x="12.216cm" svg:y="9.622cm">
            <draw:text-box>
              <text:p><text:span text:style-name="T64">6</text:span></text:p>
            </draw:text-box>
          </draw:frame>
          <draw:frame draw:style-name="gr65" draw:text-style-name="P37" draw:layer="layout" svg:width="0.747cm" svg:height="0.963cm" svg:x="13.489cm" svg:y="12.136cm">
            <draw:text-box>
              <text:p><text:span text:style-name="T66">3</text:span></text:p>
            </draw:text-box>
          </draw:frame>
          <draw:frame draw:style-name="gr51" draw:text-style-name="P34" draw:layer="layout" svg:width="0.914cm" svg:height="0.963cm" svg:x="16.306cm" svg:y="5.3cm">
            <draw:text-box>
              <text:p><text:span text:style-name="T66">1</text:span></text:p>
            </draw:text-box>
          </draw:frame>
          <draw:frame draw:style-name="gr51" draw:text-style-name="P34" draw:layer="layout" svg:width="0.991cm" svg:height="0.963cm" svg:x="18.766cm" svg:y="6.429cm">
            <draw:text-box>
              <text:p><text:span text:style-name="T66">5</text:span></text:p>
            </draw:text-box>
          </draw:frame>
          <draw:frame draw:style-name="gr65" draw:text-style-name="P37" draw:layer="layout" svg:width="0.731cm" svg:height="0.963cm" svg:x="20.049cm" svg:y="9.415cm">
            <draw:text-box>
              <text:p><text:span text:style-name="T66">3</text:span></text:p>
            </draw:text-box>
          </draw:frame>
          <draw:frame draw:style-name="gr51" draw:text-style-name="P32" draw:layer="layout" svg:width="0.78cm" svg:height="0.963cm" svg:x="15.989cm" svg:y="13.444cm">
            <draw:text-box>
              <text:p><text:span text:style-name="T64">6</text:span></text:p>
            </draw:text-box>
          </draw:frame>
          <draw:frame draw:style-name="gr51" draw:text-style-name="P32" draw:layer="layout" svg:width="1.022cm" svg:height="0.963cm" svg:x="18.913cm" svg:y="12.649cm">
            <draw:text-box>
              <text:p><text:span text:style-name="T64">3</text:span></text:p>
            </draw:text-box>
          </draw:frame>
          <draw:frame draw:style-name="gr51" draw:text-style-name="P32" draw:layer="layout" svg:width="0.812cm" svg:height="0.963cm" svg:x="14.033cm" svg:y="8.407cm">
            <draw:text-box>
              <text:p><text:span text:style-name="T64">3</text:span></text:p>
            </draw:text-box>
          </draw:frame>
          <draw:frame draw:style-name="gr51" draw:text-style-name="P34" draw:layer="layout" svg:width="0.909cm" svg:height="0.963cm" svg:x="16.736cm" svg:y="9.274cm">
            <draw:text-box>
              <text:p><text:span text:style-name="T66">1</text:span></text:p>
            </draw:text-box>
          </draw:frame>
          <draw:frame draw:style-name="gr51" draw:text-style-name="P32" draw:layer="layout" svg:width="0.601cm" svg:height="0.963cm" svg:x="18.378cm" svg:y="9.83cm">
            <draw:text-box>
              <text:p><text:span text:style-name="T64">8</text:span></text:p>
            </draw:text-box>
          </draw:frame>
        </draw:g>
        <draw:line draw:style-name="gr34" draw:text-style-name="P12" draw:layer="layout" svg:x1="5.9cm" svg:y1="5.344cm" svg:x2="4.868cm" svg:y2="6.561cm">
          <text:p/>
        </draw:line>
        <draw:line draw:style-name="gr34" draw:text-style-name="P12" draw:layer="layout" svg:x1="4.842cm" svg:y1="5.291cm" svg:x2="5.98cm" svg:y2="6.879cm">
          <text:p/>
        </draw:line>
        <draw:line draw:style-name="gr34" draw:text-style-name="P12" draw:layer="layout" svg:x1="5.265cm" svg:y1="8.466cm" svg:x2="6.297cm" svg:y2="10.212cm">
          <text:p/>
        </draw:line>
        <draw:line draw:style-name="gr34" draw:text-style-name="P12" draw:layer="layout" svg:x1="6.244cm" svg:y1="8.784cm" svg:x2="4.921cm" svg:y2="9.789cm">
          <text:p/>
        </draw:line>
        <draw:line draw:style-name="gr63" draw:text-style-name="P36" draw:layer="layout" svg:x1="2.183cm" svg:y1="6.798cm" svg:x2="3.096cm" svg:y2="8.175cm">
          <text:p/>
        </draw:line>
        <draw:line draw:style-name="gr63" draw:text-style-name="P36" draw:layer="layout" svg:x1="2.117cm" svg:y1="7.911cm" svg:x2="3.413cm" svg:y2="7.276cm">
          <text:p/>
        </draw:line>
        <draw:line draw:style-name="gr63" draw:text-style-name="P36" draw:layer="layout" svg:x1="2.91cm" svg:y1="11.615cm" svg:x2="2.752cm" svg:y2="13.44cm">
          <text:p/>
        </draw:line>
        <draw:line draw:style-name="gr63" draw:text-style-name="P36" draw:layer="layout" svg:x1="2.09cm" svg:y1="12.858cm" svg:x2="3.704cm" svg:y2="11.959cm">
          <text:p/>
        </draw:line>
        <draw:line draw:style-name="gr63" draw:text-style-name="P36" draw:layer="layout" svg:x1="7.607cm" svg:y1="6.445cm" svg:x2="7.646cm" svg:y2="8.122cm">
          <text:p/>
        </draw:line>
        <draw:line draw:style-name="gr63" draw:text-style-name="P36" draw:layer="layout" svg:x1="7.197cm" svg:y1="7.434cm" svg:x2="8.308cm" svg:y2="7.09cm">
          <text:p/>
        </draw:line>
        <draw:line draw:style-name="gr63" draw:text-style-name="P36" draw:layer="layout" svg:x1="9.393cm" svg:y1="9.366cm" svg:x2="8.281cm" svg:y2="10.425cm">
          <text:p/>
        </draw:line>
        <draw:line draw:style-name="gr63" draw:text-style-name="P36" draw:layer="layout" svg:x1="8.308cm" svg:y1="9.525cm" svg:x2="9.128cm" svg:y2="10.425cm">
          <text:p/>
        </draw:lin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Bubbles" presentation:presentation-page-layout-name="AL1T0">
        <draw:rect draw:style-name="gr35" draw:text-style-name="P26" draw:layer="layout" svg:width="9.429cm" svg:height="10.704cm" svg:x="0.626cm" svg:y="4.162cm" draw:corner-radius="0.5cm">
          <text:p text:style-name="P7"><text:span text:style-name="T55">Original Grap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6" draw:text-style-name="P16" draw:layer="layout" svg:width="5.744cm" svg:height="13.424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33">Prim’s Spanning Tree Algorithm:</text:span></text:p>
            <text:p text:style-name="P2"><text:span text:style-name="T33"/></text:p>
            <text:p text:style-name="P2"><text:span text:style-name="T34">Input: A simple, connected graph G with </text:span><text:span text:style-name="T56">n + 1</text:span><text:span text:style-name="T34"> <text:s/>nodes.</text:span></text:p>
            <text:p text:style-name="P2"><text:span text:style-name="T34"/></text:p>
            <text:p text:style-name="P2"><text:span text:style-name="T34">Initialize: Let </text:span><text:span text:style-name="T56">v</text:span><text:span text:style-name="T57">0</text:span><text:span text:style-name="T34"> be any node in G, and let </text:span><text:span text:style-name="T56">T</text:span><text:span text:style-name="T57">0</text:span><text:span text:style-name="T56"> = {v</text:span><text:span text:style-name="T57">0</text:span><text:span text:style-name="T56">}</text:span><text:span text:style-name="T34"> be a tree with one node and no edges.</text:span></text:p>
            <text:p text:style-name="P2"><text:span text:style-name="T34"/></text:p>
            <text:p text:style-name="P2"><text:span text:style-name="T34">For each </text:span><text:span text:style-name="T56">k</text:span><text:span text:style-name="T34"> from {1, 2, …, n}:</text:span></text:p>
            <text:list text:style-name="L1">
              <text:list-item>
                <text:p text:style-name="P2"><text:span text:style-name="T34">Let </text:span><text:span text:style-name="T56">E</text:span><text:span text:style-name="T57">k</text:span><text:span text:style-name="T34"> = {</text:span><text:span text:style-name="T56">e</text:span><text:span text:style-name="T34"> an edge in </text:span><text:span text:style-name="T56">G</text:span><text:span text:style-name="T34"> : </text:span><text:span text:style-name="T56">e</text:span><text:span text:style-name="T34"> has one endpoint in </text:span><text:span text:style-name="T56">T</text:span><text:span text:style-name="T57">k-1</text:span><text:span text:style-name="T34"> and the other endpoint not in </text:span><text:span text:style-name="T56">T</text:span><text:span text:style-name="T57">k-1</text:span><text:span text:style-name="T34">}.</text:span></text:p>
              </text:list-item>
              <text:list-item>
                <text:p text:style-name="P2"><text:span text:style-name="T34">Let </text:span><text:span text:style-name="T56">e</text:span><text:span text:style-name="T57">k</text:span><text:span text:style-name="T34"> be the edge in </text:span><text:span text:style-name="T56">E</text:span><text:span text:style-name="T57">k</text:span><text:span text:style-name="T58"> </text:span><text:span text:style-name="T34">with the smallest weight. (In case of a tie, choose any edge of the smallest weight.)</text:span></text:p>
              </text:list-item>
              <text:list-item>
                <text:p text:style-name="P2"><text:span text:style-name="T34">Let </text:span><text:span text:style-name="T56">T</text:span><text:span text:style-name="T57">k</text:span><text:span text:style-name="T34"> be the tree obtained by adding edge </text:span><text:span text:style-name="T56">e</text:span><text:span text:style-name="T57">k</text:span><text:span text:style-name="T34"> (along with its node not already in</text:span><text:span text:style-name="T56"> T</text:span><text:span text:style-name="T57">k-1</text:span><text:span text:style-name="T34">) to </text:span><text:span text:style-name="T56">T</text:span><text:span text:style-name="T57">k-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utput: The final result </text:span><text:span text:style-name="T39">T</text:span><text:span text:style-name="T59">n</text:span><text:span text:style-name="T37"> is the tree returned by the algorithm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50" draw:text-style-name="P23" draw:layer="layout" svg:width="20.629cm" svg:height="0.797cm" svg:x="0.402cm" svg:y="2.493cm">
          <draw:text-box>
            <text:p text:style-name="P7"><text:span text:style-name="T65">And we continue…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5" draw:text-style-name="P33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3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3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3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3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3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3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3" draw:text-style-name="P28" draw:layer="layout" svg:width="9.429cm" svg:height="10.704cm" svg:x="11.763cm" svg:y="4.186cm" draw:corner-radius="0.5cm">
          <text:p text:style-name="P7"><text:span text:style-name="T55">Tree T</text:span><text:span text:style-name="T61">6</text:span></text:p>
        </draw:rect>
        <draw:g>
          <draw:line draw:style-name="gr58" draw:text-style-name="P29" draw:layer="layout" svg:x1="15.291cm" svg:y1="13.143cm" svg:x2="17.832cm" svg:y2="6.176cm">
            <text:p/>
          </draw:line>
          <draw:line draw:style-name="gr44" draw:text-style-name="P29" draw:layer="layout" svg:x1="19.91cm" svg:y1="8.42cm" svg:x2="17.905cm" svg:y2="13.391cm">
            <text:p/>
          </draw:line>
          <draw:line draw:style-name="gr44" draw:text-style-name="P29" draw:layer="layout" svg:x1="15.397cm" svg:y1="6.122cm" svg:x2="13.042cm" svg:y2="11.211cm">
            <text:p/>
          </draw:line>
          <draw:line draw:style-name="gr63" draw:text-style-name="P35" draw:layer="layout" svg:x1="12.895cm" svg:y1="8.72cm" svg:x2="15.266cm" svg:y2="6.105cm">
            <text:p/>
          </draw:line>
          <draw:line draw:style-name="gr58" draw:text-style-name="P29" draw:layer="layout" svg:x1="17.832cm" svg:y1="6.176cm" svg:x2="19.91cm" svg:y2="8.437cm">
            <text:p/>
          </draw:line>
          <draw:line draw:style-name="gr58" draw:text-style-name="P29" draw:layer="layout" svg:x1="13.042cm" svg:y1="11.212cm" svg:x2="15.202cm" svg:y2="13.279cm">
            <text:p/>
          </draw:line>
          <draw:line draw:style-name="gr44" draw:text-style-name="P29" draw:layer="layout" svg:x1="18.059cm" svg:y1="13.42cm" svg:x2="19.878cm" svg:y2="11.53cm">
            <text:p/>
          </draw:line>
          <draw:line draw:style-name="gr58" draw:text-style-name="P29" draw:layer="layout" svg:x1="15.397cm" svg:y1="6.122cm" svg:x2="17.833cm" svg:y2="6.176cm">
            <text:p/>
          </draw:line>
          <draw:line draw:style-name="gr44" draw:text-style-name="P29" draw:layer="layout" svg:x1="18.059cm" svg:y1="13.42cm" svg:x2="15.104cm" svg:y2="13.244cm">
            <text:p/>
          </draw:line>
          <draw:line draw:style-name="gr44" draw:text-style-name="P29" draw:layer="layout" svg:x1="12.912cm" svg:y1="8.879cm" svg:x2="13.042cm" svg:y2="11.211cm">
            <text:p/>
          </draw:line>
          <draw:line draw:style-name="gr63" draw:text-style-name="P35" draw:layer="layout" svg:x1="19.911cm" svg:y1="8.42cm" svg:x2="19.846cm" svg:y2="11.636cm">
            <text:p/>
          </draw:line>
          <draw:custom-shape draw:style-name="gr45" draw:text-style-name="P30" draw:layer="layout" svg:width="0.443cm" svg:height="0.407cm" svg:x="15.093cm" svg:y="5.903cm">
            <text:p text:style-name="P7"><text:span text:style-name="T6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0" draw:layer="layout" svg:width="0.421cm" svg:height="0.457cm" svg:x="17.585cm" svg:y="5.96cm">
            <text:p text:style-name="P7"><text:span text:style-name="T6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0" draw:layer="layout" svg:width="0.421cm" svg:height="0.456cm" svg:x="19.717cm" svg:y="8.226cm">
            <text:p text:style-name="P7"><text:span text:style-name="T62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0" draw:layer="layout" svg:width="0.422cm" svg:height="0.456cm" svg:x="19.642cm" svg:y="11.326cm">
            <text:p text:style-name="P7"><text:span text:style-name="T62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draw:layer="layout" svg:width="0.421cm" svg:height="0.457cm" svg:x="17.765cm" svg:y="13.175cm">
            <text:p text:style-name="P7"><text:span text:style-name="T63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layout" svg:width="0.42cm" svg:height="0.456cm" svg:x="15.013cm" svg:y="13.029cm">
            <text:p text:style-name="P7"><text:span text:style-name="T62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0" draw:layer="layout" svg:width="0.42cm" svg:height="0.457cm" svg:x="12.82cm" svg:y="10.966cm">
            <text:p text:style-name="P7"><text:span text:style-name="T62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0" draw:layer="layout" svg:width="0.422cm" svg:height="0.457cm" svg:x="12.729cm" svg:y="8.511cm">
            <text:p text:style-name="P7"><text:span text:style-name="T62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34" draw:layer="layout" svg:width="0.78cm" svg:height="0.963cm" svg:x="13.342cm" svg:y="6.782cm">
            <draw:text-box>
              <text:p><text:span text:style-name="T66">2</text:span></text:p>
            </draw:text-box>
          </draw:frame>
          <draw:frame draw:style-name="gr51" draw:text-style-name="P32" draw:layer="layout" svg:width="0.52cm" svg:height="0.963cm" svg:x="12.216cm" svg:y="9.622cm">
            <draw:text-box>
              <text:p><text:span text:style-name="T64">6</text:span></text:p>
            </draw:text-box>
          </draw:frame>
          <draw:frame draw:style-name="gr65" draw:text-style-name="P37" draw:layer="layout" svg:width="0.747cm" svg:height="0.963cm" svg:x="13.489cm" svg:y="12.136cm">
            <draw:text-box>
              <text:p><text:span text:style-name="T66">3</text:span></text:p>
            </draw:text-box>
          </draw:frame>
          <draw:frame draw:style-name="gr51" draw:text-style-name="P34" draw:layer="layout" svg:width="0.914cm" svg:height="0.963cm" svg:x="16.306cm" svg:y="5.3cm">
            <draw:text-box>
              <text:p><text:span text:style-name="T66">1</text:span></text:p>
            </draw:text-box>
          </draw:frame>
          <draw:frame draw:style-name="gr51" draw:text-style-name="P34" draw:layer="layout" svg:width="0.991cm" svg:height="0.963cm" svg:x="18.766cm" svg:y="6.429cm">
            <draw:text-box>
              <text:p><text:span text:style-name="T66">5</text:span></text:p>
            </draw:text-box>
          </draw:frame>
          <draw:frame draw:style-name="gr65" draw:text-style-name="P37" draw:layer="layout" svg:width="0.731cm" svg:height="0.963cm" svg:x="20.049cm" svg:y="9.415cm">
            <draw:text-box>
              <text:p><text:span text:style-name="T66">3</text:span></text:p>
            </draw:text-box>
          </draw:frame>
          <draw:frame draw:style-name="gr51" draw:text-style-name="P32" draw:layer="layout" svg:width="0.78cm" svg:height="0.963cm" svg:x="15.989cm" svg:y="13.444cm">
            <draw:text-box>
              <text:p><text:span text:style-name="T64">6</text:span></text:p>
            </draw:text-box>
          </draw:frame>
          <draw:frame draw:style-name="gr51" draw:text-style-name="P32" draw:layer="layout" svg:width="1.022cm" svg:height="0.963cm" svg:x="18.913cm" svg:y="12.649cm">
            <draw:text-box>
              <text:p><text:span text:style-name="T64">3</text:span></text:p>
            </draw:text-box>
          </draw:frame>
          <draw:frame draw:style-name="gr51" draw:text-style-name="P32" draw:layer="layout" svg:width="0.812cm" svg:height="0.963cm" svg:x="14.033cm" svg:y="8.407cm">
            <draw:text-box>
              <text:p><text:span text:style-name="T64">3</text:span></text:p>
            </draw:text-box>
          </draw:frame>
          <draw:frame draw:style-name="gr51" draw:text-style-name="P34" draw:layer="layout" svg:width="0.909cm" svg:height="0.963cm" svg:x="16.736cm" svg:y="9.274cm">
            <draw:text-box>
              <text:p><text:span text:style-name="T66">1</text:span></text:p>
            </draw:text-box>
          </draw:frame>
          <draw:frame draw:style-name="gr51" draw:text-style-name="P32" draw:layer="layout" svg:width="0.601cm" svg:height="0.963cm" svg:x="18.378cm" svg:y="9.83cm">
            <draw:text-box>
              <text:p><text:span text:style-name="T64">8</text:span></text:p>
            </draw:text-box>
          </draw:frame>
        </draw:g>
        <draw:line draw:style-name="gr34" draw:text-style-name="P12" draw:layer="layout" svg:x1="5.9cm" svg:y1="5.344cm" svg:x2="4.868cm" svg:y2="6.561cm">
          <text:p/>
        </draw:line>
        <draw:line draw:style-name="gr34" draw:text-style-name="P12" draw:layer="layout" svg:x1="4.842cm" svg:y1="5.291cm" svg:x2="5.98cm" svg:y2="6.879cm">
          <text:p/>
        </draw:line>
        <draw:line draw:style-name="gr34" draw:text-style-name="P12" draw:layer="layout" svg:x1="5.265cm" svg:y1="8.466cm" svg:x2="6.297cm" svg:y2="10.212cm">
          <text:p/>
        </draw:line>
        <draw:line draw:style-name="gr34" draw:text-style-name="P12" draw:layer="layout" svg:x1="6.244cm" svg:y1="8.784cm" svg:x2="4.921cm" svg:y2="9.789cm">
          <text:p/>
        </draw:line>
        <draw:line draw:style-name="gr63" draw:text-style-name="P36" draw:layer="layout" svg:x1="2.183cm" svg:y1="6.798cm" svg:x2="3.096cm" svg:y2="8.175cm">
          <text:p/>
        </draw:line>
        <draw:line draw:style-name="gr63" draw:text-style-name="P36" draw:layer="layout" svg:x1="2.117cm" svg:y1="7.911cm" svg:x2="3.413cm" svg:y2="7.276cm">
          <text:p/>
        </draw:line>
        <draw:line draw:style-name="gr63" draw:text-style-name="P36" draw:layer="layout" svg:x1="2.91cm" svg:y1="11.615cm" svg:x2="2.752cm" svg:y2="13.44cm">
          <text:p/>
        </draw:line>
        <draw:line draw:style-name="gr63" draw:text-style-name="P36" draw:layer="layout" svg:x1="2.09cm" svg:y1="12.858cm" svg:x2="3.704cm" svg:y2="11.959cm">
          <text:p/>
        </draw:line>
        <draw:line draw:style-name="gr63" draw:text-style-name="P36" draw:layer="layout" svg:x1="7.607cm" svg:y1="6.445cm" svg:x2="7.646cm" svg:y2="8.122cm">
          <text:p/>
        </draw:line>
        <draw:line draw:style-name="gr63" draw:text-style-name="P36" draw:layer="layout" svg:x1="7.197cm" svg:y1="7.434cm" svg:x2="8.308cm" svg:y2="7.09cm">
          <text:p/>
        </draw:line>
        <draw:line draw:style-name="gr63" draw:text-style-name="P36" draw:layer="layout" svg:x1="9.393cm" svg:y1="9.366cm" svg:x2="8.281cm" svg:y2="10.425cm">
          <text:p/>
        </draw:line>
        <draw:line draw:style-name="gr63" draw:text-style-name="P36" draw:layer="layout" svg:x1="8.308cm" svg:y1="9.525cm" svg:x2="9.128cm" svg:y2="10.425cm">
          <text:p/>
        </draw:line>
        <draw:circle draw:style-name="gr56" draw:text-style-name="P12" draw:layer="layout" svg:width="1.117cm" svg:height="1.117cm" svg:x="7.034cm" svg:y="9.812cm">
          <text:p/>
        </draw:circle>
        <draw:circle draw:style-name="gr56" draw:text-style-name="P12" draw:layer="layout" svg:width="1.117cm" svg:height="1.117cm" svg:x="7.659cm" svg:y="12.511cm">
          <text:p/>
        </draw:circl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Bubbles" presentation:presentation-page-layout-name="AL1T0">
        <draw:rect draw:style-name="gr35" draw:text-style-name="P26" draw:layer="layout" svg:width="9.429cm" svg:height="10.704cm" svg:x="0.626cm" svg:y="4.162cm" draw:corner-radius="0.5cm">
          <text:p text:style-name="P7"><text:span text:style-name="T55">Original Grap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6" draw:text-style-name="P16" draw:layer="layout" svg:width="5.744cm" svg:height="13.424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33">Prim’s Spanning Tree Algorithm:</text:span></text:p>
            <text:p text:style-name="P2"><text:span text:style-name="T33"/></text:p>
            <text:p text:style-name="P2"><text:span text:style-name="T34">Input: A simple, connected graph G with </text:span><text:span text:style-name="T56">n + 1</text:span><text:span text:style-name="T34"> <text:s/>nodes.</text:span></text:p>
            <text:p text:style-name="P2"><text:span text:style-name="T34"/></text:p>
            <text:p text:style-name="P2"><text:span text:style-name="T34">Initialize: Let </text:span><text:span text:style-name="T56">v</text:span><text:span text:style-name="T57">0</text:span><text:span text:style-name="T34"> be any node in G, and let </text:span><text:span text:style-name="T56">T</text:span><text:span text:style-name="T57">0</text:span><text:span text:style-name="T56"> = {v</text:span><text:span text:style-name="T57">0</text:span><text:span text:style-name="T56">}</text:span><text:span text:style-name="T34"> be a tree with one node and no edges.</text:span></text:p>
            <text:p text:style-name="P2"><text:span text:style-name="T34"/></text:p>
            <text:p text:style-name="P2"><text:span text:style-name="T34">For each </text:span><text:span text:style-name="T56">k</text:span><text:span text:style-name="T34"> from {1, 2, …, n}:</text:span></text:p>
            <text:list text:style-name="L1">
              <text:list-item>
                <text:p text:style-name="P2"><text:span text:style-name="T34">Let </text:span><text:span text:style-name="T56">E</text:span><text:span text:style-name="T57">k</text:span><text:span text:style-name="T34"> = {</text:span><text:span text:style-name="T56">e</text:span><text:span text:style-name="T34"> an edge in </text:span><text:span text:style-name="T56">G</text:span><text:span text:style-name="T34"> : </text:span><text:span text:style-name="T56">e</text:span><text:span text:style-name="T34"> has one endpoint in </text:span><text:span text:style-name="T56">T</text:span><text:span text:style-name="T57">k-1</text:span><text:span text:style-name="T34"> and the other endpoint not in </text:span><text:span text:style-name="T56">T</text:span><text:span text:style-name="T57">k-1</text:span><text:span text:style-name="T34">}.</text:span></text:p>
              </text:list-item>
              <text:list-item>
                <text:p text:style-name="P2"><text:span text:style-name="T34">Let </text:span><text:span text:style-name="T56">e</text:span><text:span text:style-name="T57">k</text:span><text:span text:style-name="T34"> be the edge in </text:span><text:span text:style-name="T56">E</text:span><text:span text:style-name="T57">k</text:span><text:span text:style-name="T58"> </text:span><text:span text:style-name="T34">with the smallest weight. (In case of a tie, choose any edge of the smallest weight.)</text:span></text:p>
              </text:list-item>
              <text:list-item>
                <text:p text:style-name="P2"><text:span text:style-name="T34">Let </text:span><text:span text:style-name="T56">T</text:span><text:span text:style-name="T57">k</text:span><text:span text:style-name="T34"> be the tree obtained by adding edge </text:span><text:span text:style-name="T56">e</text:span><text:span text:style-name="T57">k</text:span><text:span text:style-name="T34"> (along with its node not already in</text:span><text:span text:style-name="T56"> T</text:span><text:span text:style-name="T57">k-1</text:span><text:span text:style-name="T34">) to </text:span><text:span text:style-name="T56">T</text:span><text:span text:style-name="T57">k-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utput: The final result </text:span><text:span text:style-name="T39">T</text:span><text:span text:style-name="T59">n</text:span><text:span text:style-name="T37"> is the tree returned by the algorithm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51" draw:text-style-name="P23" draw:layer="layout" svg:width="20.629cm" svg:height="0.797cm" svg:x="0.402cm" svg:y="2.493cm">
          <draw:text-box>
            <text:p text:style-name="P7"><text:span text:style-name="T65">And now we have covered all the nodes in the graph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5" draw:text-style-name="P33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3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3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3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3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3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3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3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3" draw:text-style-name="P28" draw:layer="layout" svg:width="9.429cm" svg:height="10.704cm" svg:x="11.763cm" svg:y="4.186cm" draw:corner-radius="0.5cm">
          <text:p text:style-name="P7"><text:span text:style-name="T55">Tree T</text:span><text:span text:style-name="T61">7</text:span></text:p>
        </draw:rect>
        <draw:g>
          <draw:line draw:style-name="gr58" draw:text-style-name="P29" draw:layer="layout" svg:x1="15.291cm" svg:y1="13.143cm" svg:x2="17.832cm" svg:y2="6.176cm">
            <text:p/>
          </draw:line>
          <draw:line draw:style-name="gr44" draw:text-style-name="P29" draw:layer="layout" svg:x1="19.91cm" svg:y1="8.42cm" svg:x2="17.905cm" svg:y2="13.391cm">
            <text:p/>
          </draw:line>
          <draw:line draw:style-name="gr44" draw:text-style-name="P29" draw:layer="layout" svg:x1="15.397cm" svg:y1="6.122cm" svg:x2="13.042cm" svg:y2="11.211cm">
            <text:p/>
          </draw:line>
          <draw:line draw:style-name="gr63" draw:text-style-name="P35" draw:layer="layout" svg:x1="12.895cm" svg:y1="8.72cm" svg:x2="15.266cm" svg:y2="6.105cm">
            <text:p/>
          </draw:line>
          <draw:line draw:style-name="gr58" draw:text-style-name="P29" draw:layer="layout" svg:x1="17.832cm" svg:y1="6.176cm" svg:x2="19.91cm" svg:y2="8.437cm">
            <text:p/>
          </draw:line>
          <draw:line draw:style-name="gr58" draw:text-style-name="P29" draw:layer="layout" svg:x1="13.042cm" svg:y1="11.212cm" svg:x2="15.202cm" svg:y2="13.279cm">
            <text:p/>
          </draw:line>
          <draw:line draw:style-name="gr63" draw:text-style-name="P35" draw:layer="layout" svg:x1="18.059cm" svg:y1="13.42cm" svg:x2="19.878cm" svg:y2="11.53cm">
            <text:p/>
          </draw:line>
          <draw:line draw:style-name="gr58" draw:text-style-name="P29" draw:layer="layout" svg:x1="15.397cm" svg:y1="6.122cm" svg:x2="17.833cm" svg:y2="6.176cm">
            <text:p/>
          </draw:line>
          <draw:line draw:style-name="gr44" draw:text-style-name="P29" draw:layer="layout" svg:x1="18.059cm" svg:y1="13.42cm" svg:x2="15.104cm" svg:y2="13.244cm">
            <text:p/>
          </draw:line>
          <draw:line draw:style-name="gr44" draw:text-style-name="P29" draw:layer="layout" svg:x1="12.912cm" svg:y1="8.879cm" svg:x2="13.042cm" svg:y2="11.211cm">
            <text:p/>
          </draw:line>
          <draw:line draw:style-name="gr63" draw:text-style-name="P35" draw:layer="layout" svg:x1="19.911cm" svg:y1="8.42cm" svg:x2="19.846cm" svg:y2="11.636cm">
            <text:p/>
          </draw:line>
          <draw:custom-shape draw:style-name="gr45" draw:text-style-name="P30" draw:layer="layout" svg:width="0.443cm" svg:height="0.407cm" svg:x="15.093cm" svg:y="5.903cm">
            <text:p text:style-name="P7"><text:span text:style-name="T6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0" draw:layer="layout" svg:width="0.421cm" svg:height="0.457cm" svg:x="17.585cm" svg:y="5.96cm">
            <text:p text:style-name="P7"><text:span text:style-name="T6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0" draw:layer="layout" svg:width="0.421cm" svg:height="0.456cm" svg:x="19.717cm" svg:y="8.226cm">
            <text:p text:style-name="P7"><text:span text:style-name="T62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0" draw:layer="layout" svg:width="0.422cm" svg:height="0.456cm" svg:x="19.642cm" svg:y="11.326cm">
            <text:p text:style-name="P7"><text:span text:style-name="T62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30" draw:layer="layout" svg:width="0.421cm" svg:height="0.457cm" svg:x="17.765cm" svg:y="13.175cm">
            <text:p text:style-name="P7"><text:span text:style-name="T62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0" draw:layer="layout" svg:width="0.42cm" svg:height="0.456cm" svg:x="15.013cm" svg:y="13.029cm">
            <text:p text:style-name="P7"><text:span text:style-name="T62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0" draw:layer="layout" svg:width="0.42cm" svg:height="0.457cm" svg:x="12.82cm" svg:y="10.966cm">
            <text:p text:style-name="P7"><text:span text:style-name="T62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0" draw:layer="layout" svg:width="0.422cm" svg:height="0.457cm" svg:x="12.729cm" svg:y="8.511cm">
            <text:p text:style-name="P7"><text:span text:style-name="T62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34" draw:layer="layout" svg:width="0.78cm" svg:height="0.963cm" svg:x="13.342cm" svg:y="6.782cm">
            <draw:text-box>
              <text:p><text:span text:style-name="T66">2</text:span></text:p>
            </draw:text-box>
          </draw:frame>
          <draw:frame draw:style-name="gr51" draw:text-style-name="P32" draw:layer="layout" svg:width="0.52cm" svg:height="0.963cm" svg:x="12.216cm" svg:y="9.622cm">
            <draw:text-box>
              <text:p><text:span text:style-name="T64">6</text:span></text:p>
            </draw:text-box>
          </draw:frame>
          <draw:frame draw:style-name="gr65" draw:text-style-name="P37" draw:layer="layout" svg:width="0.747cm" svg:height="0.963cm" svg:x="13.489cm" svg:y="12.136cm">
            <draw:text-box>
              <text:p><text:span text:style-name="T66">3</text:span></text:p>
            </draw:text-box>
          </draw:frame>
          <draw:frame draw:style-name="gr51" draw:text-style-name="P34" draw:layer="layout" svg:width="0.914cm" svg:height="0.963cm" svg:x="16.306cm" svg:y="5.3cm">
            <draw:text-box>
              <text:p><text:span text:style-name="T66">1</text:span></text:p>
            </draw:text-box>
          </draw:frame>
          <draw:frame draw:style-name="gr51" draw:text-style-name="P34" draw:layer="layout" svg:width="0.991cm" svg:height="0.963cm" svg:x="18.766cm" svg:y="6.429cm">
            <draw:text-box>
              <text:p><text:span text:style-name="T66">5</text:span></text:p>
            </draw:text-box>
          </draw:frame>
          <draw:frame draw:style-name="gr65" draw:text-style-name="P37" draw:layer="layout" svg:width="0.731cm" svg:height="0.963cm" svg:x="20.049cm" svg:y="9.415cm">
            <draw:text-box>
              <text:p><text:span text:style-name="T66">3</text:span></text:p>
            </draw:text-box>
          </draw:frame>
          <draw:frame draw:style-name="gr51" draw:text-style-name="P32" draw:layer="layout" svg:width="0.78cm" svg:height="0.963cm" svg:x="15.989cm" svg:y="13.444cm">
            <draw:text-box>
              <text:p><text:span text:style-name="T64">6</text:span></text:p>
            </draw:text-box>
          </draw:frame>
          <draw:frame draw:style-name="gr65" draw:text-style-name="P37" draw:layer="layout" svg:width="1.022cm" svg:height="0.963cm" svg:x="18.913cm" svg:y="12.649cm">
            <draw:text-box>
              <text:p><text:span text:style-name="T66">3</text:span></text:p>
            </draw:text-box>
          </draw:frame>
          <draw:frame draw:style-name="gr51" draw:text-style-name="P32" draw:layer="layout" svg:width="0.812cm" svg:height="0.963cm" svg:x="14.033cm" svg:y="8.407cm">
            <draw:text-box>
              <text:p><text:span text:style-name="T64">3</text:span></text:p>
            </draw:text-box>
          </draw:frame>
          <draw:frame draw:style-name="gr51" draw:text-style-name="P34" draw:layer="layout" svg:width="0.909cm" svg:height="0.963cm" svg:x="16.736cm" svg:y="9.274cm">
            <draw:text-box>
              <text:p><text:span text:style-name="T66">1</text:span></text:p>
            </draw:text-box>
          </draw:frame>
          <draw:frame draw:style-name="gr51" draw:text-style-name="P32" draw:layer="layout" svg:width="0.601cm" svg:height="0.963cm" svg:x="18.378cm" svg:y="9.83cm">
            <draw:text-box>
              <text:p><text:span text:style-name="T64">8</text:span></text:p>
            </draw:text-box>
          </draw:frame>
        </draw:g>
        <draw:line draw:style-name="gr34" draw:text-style-name="P12" draw:layer="layout" svg:x1="5.9cm" svg:y1="5.344cm" svg:x2="4.868cm" svg:y2="6.561cm">
          <text:p/>
        </draw:line>
        <draw:line draw:style-name="gr34" draw:text-style-name="P12" draw:layer="layout" svg:x1="4.842cm" svg:y1="5.291cm" svg:x2="5.98cm" svg:y2="6.879cm">
          <text:p/>
        </draw:line>
        <draw:line draw:style-name="gr34" draw:text-style-name="P12" draw:layer="layout" svg:x1="5.265cm" svg:y1="8.466cm" svg:x2="6.297cm" svg:y2="10.212cm">
          <text:p/>
        </draw:line>
        <draw:line draw:style-name="gr34" draw:text-style-name="P12" draw:layer="layout" svg:x1="6.244cm" svg:y1="8.784cm" svg:x2="4.921cm" svg:y2="9.789cm">
          <text:p/>
        </draw:line>
        <draw:line draw:style-name="gr63" draw:text-style-name="P36" draw:layer="layout" svg:x1="2.183cm" svg:y1="6.798cm" svg:x2="3.096cm" svg:y2="8.175cm">
          <text:p/>
        </draw:line>
        <draw:line draw:style-name="gr63" draw:text-style-name="P36" draw:layer="layout" svg:x1="2.117cm" svg:y1="7.911cm" svg:x2="3.413cm" svg:y2="7.276cm">
          <text:p/>
        </draw:line>
        <draw:line draw:style-name="gr63" draw:text-style-name="P36" draw:layer="layout" svg:x1="2.91cm" svg:y1="11.615cm" svg:x2="2.752cm" svg:y2="13.44cm">
          <text:p/>
        </draw:line>
        <draw:line draw:style-name="gr63" draw:text-style-name="P36" draw:layer="layout" svg:x1="2.09cm" svg:y1="12.858cm" svg:x2="3.704cm" svg:y2="11.959cm">
          <text:p/>
        </draw:line>
        <draw:line draw:style-name="gr63" draw:text-style-name="P36" draw:layer="layout" svg:x1="7.607cm" svg:y1="6.445cm" svg:x2="7.646cm" svg:y2="8.122cm">
          <text:p/>
        </draw:line>
        <draw:line draw:style-name="gr63" draw:text-style-name="P36" draw:layer="layout" svg:x1="7.197cm" svg:y1="7.434cm" svg:x2="8.308cm" svg:y2="7.09cm">
          <text:p/>
        </draw:line>
        <draw:line draw:style-name="gr63" draw:text-style-name="P36" draw:layer="layout" svg:x1="9.393cm" svg:y1="9.366cm" svg:x2="8.281cm" svg:y2="10.425cm">
          <text:p/>
        </draw:line>
        <draw:line draw:style-name="gr63" draw:text-style-name="P36" draw:layer="layout" svg:x1="8.308cm" svg:y1="9.525cm" svg:x2="9.128cm" svg:y2="10.425cm">
          <text:p/>
        </draw:line>
        <draw:line draw:style-name="gr63" draw:text-style-name="P36" draw:layer="layout" svg:x1="7.699cm" svg:y1="11.986cm" svg:x2="8.176cm" svg:y2="13.044cm">
          <text:p/>
        </draw:line>
        <draw:line draw:style-name="gr63" draw:text-style-name="P36" draw:layer="layout" svg:x1="7.541cm" svg:y1="12.541cm" svg:x2="8.573cm" svg:y2="12.435cm">
          <text:p/>
        </draw:lin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" draw:master-page-name="Bubbles" presentation:presentation-page-layout-name="AL1T0">
        <draw:rect draw:style-name="gr35" draw:text-style-name="P26" draw:layer="layout" svg:width="9.429cm" svg:height="10.704cm" svg:x="0.626cm" svg:y="4.162cm" draw:corner-radius="0.5cm">
          <text:p text:style-name="P7"><text:span text:style-name="T55">Original Grap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. Spanning Tree Algorithm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6" draw:text-style-name="P16" draw:layer="layout" svg:width="5.744cm" svg:height="13.424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33">Prim’s Spanning Tree Algorithm:</text:span></text:p>
            <text:p text:style-name="P2"><text:span text:style-name="T33"/></text:p>
            <text:p text:style-name="P2"><text:span text:style-name="T34">Input: A simple, connected graph G with </text:span><text:span text:style-name="T56">n + 1</text:span><text:span text:style-name="T34"> <text:s/>nodes.</text:span></text:p>
            <text:p text:style-name="P2"><text:span text:style-name="T34"/></text:p>
            <text:p text:style-name="P2"><text:span text:style-name="T34">Initialize: Let </text:span><text:span text:style-name="T56">v</text:span><text:span text:style-name="T57">0</text:span><text:span text:style-name="T34"> be any node in G, and let </text:span><text:span text:style-name="T56">T</text:span><text:span text:style-name="T57">0</text:span><text:span text:style-name="T56"> = {v</text:span><text:span text:style-name="T57">0</text:span><text:span text:style-name="T56">}</text:span><text:span text:style-name="T34"> be a tree with one node and no edges.</text:span></text:p>
            <text:p text:style-name="P2"><text:span text:style-name="T34"/></text:p>
            <text:p text:style-name="P2"><text:span text:style-name="T34">For each </text:span><text:span text:style-name="T56">k</text:span><text:span text:style-name="T34"> from {1, 2, …, n}:</text:span></text:p>
            <text:list text:style-name="L1">
              <text:list-item>
                <text:p text:style-name="P2"><text:span text:style-name="T34">Let </text:span><text:span text:style-name="T56">E</text:span><text:span text:style-name="T57">k</text:span><text:span text:style-name="T34"> = {</text:span><text:span text:style-name="T56">e</text:span><text:span text:style-name="T34"> an edge in </text:span><text:span text:style-name="T56">G</text:span><text:span text:style-name="T34"> : </text:span><text:span text:style-name="T56">e</text:span><text:span text:style-name="T34"> has one endpoint in </text:span><text:span text:style-name="T56">T</text:span><text:span text:style-name="T57">k-1</text:span><text:span text:style-name="T34"> and the other endpoint not in </text:span><text:span text:style-name="T56">T</text:span><text:span text:style-name="T57">k-1</text:span><text:span text:style-name="T34">}.</text:span></text:p>
              </text:list-item>
              <text:list-item>
                <text:p text:style-name="P2"><text:span text:style-name="T34">Let </text:span><text:span text:style-name="T56">e</text:span><text:span text:style-name="T57">k</text:span><text:span text:style-name="T34"> be the edge in </text:span><text:span text:style-name="T56">E</text:span><text:span text:style-name="T57">k</text:span><text:span text:style-name="T58"> </text:span><text:span text:style-name="T34">with the smallest weight. (In case of a tie, choose any edge of the smallest weight.)</text:span></text:p>
              </text:list-item>
              <text:list-item>
                <text:p text:style-name="P2"><text:span text:style-name="T34">Let </text:span><text:span text:style-name="T56">T</text:span><text:span text:style-name="T57">k</text:span><text:span text:style-name="T34"> be the tree obtained by adding edge </text:span><text:span text:style-name="T56">e</text:span><text:span text:style-name="T57">k</text:span><text:span text:style-name="T34"> (along with its node not already in</text:span><text:span text:style-name="T56"> T</text:span><text:span text:style-name="T57">k-1</text:span><text:span text:style-name="T34">) to </text:span><text:span text:style-name="T56">T</text:span><text:span text:style-name="T57">k-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utput: The final result </text:span><text:span text:style-name="T39">T</text:span><text:span text:style-name="T59">n</text:span><text:span text:style-name="T37"> is the tree returned by the algorithm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52" draw:text-style-name="P23" draw:layer="layout" svg:width="20.629cm" svg:height="0.797cm" svg:x="0.402cm" svg:y="2.493cm">
          <draw:text-box>
            <text:p text:style-name="P7"><text:span text:style-name="T65">The result is a minimal spanning tree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5" draw:text-style-name="P33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3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3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3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3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3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3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3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3" draw:text-style-name="P28" draw:layer="layout" svg:width="9.429cm" svg:height="10.704cm" svg:x="11.763cm" svg:y="4.186cm" draw:corner-radius="0.5cm">
          <text:p text:style-name="P7"><text:span text:style-name="T55">Tree T</text:span><text:span text:style-name="T61">7</text:span></text:p>
        </draw:rect>
        <draw:g>
          <draw:line draw:style-name="gr70" draw:text-style-name="P38" draw:layer="layout" svg:x1="15.291cm" svg:y1="13.143cm" svg:x2="17.832cm" svg:y2="6.176cm">
            <text:p/>
          </draw:line>
          <draw:line draw:style-name="gr70" draw:text-style-name="P38" draw:layer="layout" svg:x1="12.895cm" svg:y1="8.72cm" svg:x2="15.266cm" svg:y2="6.105cm">
            <text:p/>
          </draw:line>
          <draw:line draw:style-name="gr70" draw:text-style-name="P38" draw:layer="layout" svg:x1="17.832cm" svg:y1="6.176cm" svg:x2="19.91cm" svg:y2="8.437cm">
            <text:p/>
          </draw:line>
          <draw:line draw:style-name="gr70" draw:text-style-name="P38" draw:layer="layout" svg:x1="13.042cm" svg:y1="11.212cm" svg:x2="15.202cm" svg:y2="13.279cm">
            <text:p/>
          </draw:line>
          <draw:line draw:style-name="gr70" draw:text-style-name="P38" draw:layer="layout" svg:x1="18.059cm" svg:y1="13.42cm" svg:x2="19.878cm" svg:y2="11.53cm">
            <text:p/>
          </draw:line>
          <draw:line draw:style-name="gr70" draw:text-style-name="P38" draw:layer="layout" svg:x1="15.397cm" svg:y1="6.122cm" svg:x2="17.833cm" svg:y2="6.176cm">
            <text:p/>
          </draw:line>
          <draw:line draw:style-name="gr70" draw:text-style-name="P38" draw:layer="layout" svg:x1="19.911cm" svg:y1="8.42cm" svg:x2="19.846cm" svg:y2="11.636cm">
            <text:p/>
          </draw:line>
          <draw:custom-shape draw:style-name="gr71" draw:text-style-name="P39" draw:layer="layout" svg:width="0.443cm" svg:height="0.407cm" svg:x="15.093cm" svg:y="5.903cm">
            <text:p text:style-name="P7"><text:span text:style-name="T6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9" draw:layer="layout" svg:width="0.421cm" svg:height="0.457cm" svg:x="17.585cm" svg:y="5.96cm">
            <text:p text:style-name="P7"><text:span text:style-name="T67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9" draw:layer="layout" svg:width="0.421cm" svg:height="0.456cm" svg:x="19.717cm" svg:y="8.226cm">
            <text:p text:style-name="P7"><text:span text:style-name="T67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9" draw:layer="layout" svg:width="0.422cm" svg:height="0.456cm" svg:x="19.642cm" svg:y="11.326cm">
            <text:p text:style-name="P7"><text:span text:style-name="T67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9" draw:layer="layout" svg:width="0.421cm" svg:height="0.457cm" svg:x="17.765cm" svg:y="13.175cm">
            <text:p text:style-name="P7"><text:span text:style-name="T67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39" draw:layer="layout" svg:width="0.42cm" svg:height="0.456cm" svg:x="15.013cm" svg:y="13.029cm">
            <text:p text:style-name="P7"><text:span text:style-name="T67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39" draw:layer="layout" svg:width="0.42cm" svg:height="0.457cm" svg:x="12.82cm" svg:y="10.966cm">
            <text:p text:style-name="P7"><text:span text:style-name="T67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39" draw:layer="layout" svg:width="0.422cm" svg:height="0.457cm" svg:x="12.729cm" svg:y="8.511cm">
            <text:p text:style-name="P7"><text:span text:style-name="T67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40" draw:layer="layout" svg:width="0.78cm" svg:height="0.963cm" svg:x="13.342cm" svg:y="6.782cm">
            <draw:text-box>
              <text:p><text:span text:style-name="T68">2</text:span></text:p>
            </draw:text-box>
          </draw:frame>
          <draw:frame draw:style-name="gr77" draw:text-style-name="P40" draw:layer="layout" svg:width="0.747cm" svg:height="0.963cm" svg:x="13.489cm" svg:y="12.136cm">
            <draw:text-box>
              <text:p><text:span text:style-name="T68">3</text:span></text:p>
            </draw:text-box>
          </draw:frame>
          <draw:frame draw:style-name="gr77" draw:text-style-name="P40" draw:layer="layout" svg:width="0.914cm" svg:height="0.963cm" svg:x="16.306cm" svg:y="5.3cm">
            <draw:text-box>
              <text:p><text:span text:style-name="T68">1</text:span></text:p>
            </draw:text-box>
          </draw:frame>
          <draw:frame draw:style-name="gr77" draw:text-style-name="P40" draw:layer="layout" svg:width="0.991cm" svg:height="0.963cm" svg:x="18.766cm" svg:y="6.429cm">
            <draw:text-box>
              <text:p><text:span text:style-name="T68">5</text:span></text:p>
            </draw:text-box>
          </draw:frame>
          <draw:frame draw:style-name="gr77" draw:text-style-name="P40" draw:layer="layout" svg:width="0.731cm" svg:height="0.963cm" svg:x="20.049cm" svg:y="9.415cm">
            <draw:text-box>
              <text:p><text:span text:style-name="T68">3</text:span></text:p>
            </draw:text-box>
          </draw:frame>
          <draw:frame draw:style-name="gr77" draw:text-style-name="P40" draw:layer="layout" svg:width="1.022cm" svg:height="0.963cm" svg:x="18.913cm" svg:y="12.649cm">
            <draw:text-box>
              <text:p><text:span text:style-name="T68">3</text:span></text:p>
            </draw:text-box>
          </draw:frame>
          <draw:frame draw:style-name="gr77" draw:text-style-name="P40" draw:layer="layout" svg:width="0.909cm" svg:height="0.963cm" svg:x="16.736cm" svg:y="9.274cm">
            <draw:text-box>
              <text:p><text:span text:style-name="T68">1</text:span></text:p>
            </draw:text-box>
          </draw:frame>
        </draw:g>
        <draw:line draw:style-name="gr34" draw:text-style-name="P12" draw:layer="layout" svg:x1="5.9cm" svg:y1="5.344cm" svg:x2="4.868cm" svg:y2="6.561cm">
          <text:p/>
        </draw:line>
        <draw:line draw:style-name="gr34" draw:text-style-name="P12" draw:layer="layout" svg:x1="4.842cm" svg:y1="5.291cm" svg:x2="5.98cm" svg:y2="6.879cm">
          <text:p/>
        </draw:line>
        <draw:line draw:style-name="gr34" draw:text-style-name="P12" draw:layer="layout" svg:x1="5.265cm" svg:y1="8.466cm" svg:x2="6.297cm" svg:y2="10.212cm">
          <text:p/>
        </draw:line>
        <draw:line draw:style-name="gr34" draw:text-style-name="P12" draw:layer="layout" svg:x1="6.244cm" svg:y1="8.784cm" svg:x2="4.921cm" svg:y2="9.789cm">
          <text:p/>
        </draw:line>
        <draw:line draw:style-name="gr63" draw:text-style-name="P36" draw:layer="layout" svg:x1="2.183cm" svg:y1="6.798cm" svg:x2="3.096cm" svg:y2="8.175cm">
          <text:p/>
        </draw:line>
        <draw:line draw:style-name="gr63" draw:text-style-name="P36" draw:layer="layout" svg:x1="2.117cm" svg:y1="7.911cm" svg:x2="3.413cm" svg:y2="7.276cm">
          <text:p/>
        </draw:line>
        <draw:line draw:style-name="gr63" draw:text-style-name="P36" draw:layer="layout" svg:x1="2.91cm" svg:y1="11.615cm" svg:x2="2.752cm" svg:y2="13.44cm">
          <text:p/>
        </draw:line>
        <draw:line draw:style-name="gr63" draw:text-style-name="P36" draw:layer="layout" svg:x1="2.09cm" svg:y1="12.858cm" svg:x2="3.704cm" svg:y2="11.959cm">
          <text:p/>
        </draw:line>
        <draw:line draw:style-name="gr63" draw:text-style-name="P36" draw:layer="layout" svg:x1="7.607cm" svg:y1="6.445cm" svg:x2="7.646cm" svg:y2="8.122cm">
          <text:p/>
        </draw:line>
        <draw:line draw:style-name="gr63" draw:text-style-name="P36" draw:layer="layout" svg:x1="7.197cm" svg:y1="7.434cm" svg:x2="8.308cm" svg:y2="7.09cm">
          <text:p/>
        </draw:line>
        <draw:line draw:style-name="gr63" draw:text-style-name="P36" draw:layer="layout" svg:x1="9.393cm" svg:y1="9.366cm" svg:x2="8.281cm" svg:y2="10.425cm">
          <text:p/>
        </draw:line>
        <draw:line draw:style-name="gr63" draw:text-style-name="P36" draw:layer="layout" svg:x1="8.308cm" svg:y1="9.525cm" svg:x2="9.128cm" svg:y2="10.425cm">
          <text:p/>
        </draw:line>
        <draw:line draw:style-name="gr63" draw:text-style-name="P36" draw:layer="layout" svg:x1="7.699cm" svg:y1="11.986cm" svg:x2="8.176cm" svg:y2="13.044cm">
          <text:p/>
        </draw:line>
        <draw:line draw:style-name="gr63" draw:text-style-name="P36" draw:layer="layout" svg:x1="7.541cm" svg:y1="12.541cm" svg:x2="8.573cm" svg:y2="12.435cm">
          <text:p/>
        </draw:lin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Bubbles" presentation:presentation-page-layout-name="AL1T0">
        <draw:frame presentation:style-name="pr4" draw:text-style-name="P9" draw:layer="layout" svg:width="25.199cm" svg:height="1.971cm" svg:x="1.448cm" svg:y="0.151cm" presentation:class="title" presentation:user-transformed="true">
          <draw:text-box>
            <text:p text:style-name="P2"><text:span text:style-name="T4">Conclusion</text:span></text:p>
          </draw:text-box>
        </draw:frame>
        <draw:frame presentation:style-name="pr53" draw:text-style-name="P6" draw:layer="layout" svg:width="25.599cm" svg:height="11.793cm" svg:x="1.264cm" svg:y="3.088cm">
          <draw:text-box>
            <text:p text:style-name="P5"><text:span text:style-name="T69">Tree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3-29T17:04:25.996464906</dc:date>
    <meta:editing-duration>P1DT16H18M5S</meta:editing-duration>
    <meta:editing-cycles>2100</meta:editing-cycles>
    <meta:generator>LibreOffice/5.1.6.2$Linux_X86_64 LibreOffice_project/10m0$Build-2</meta:generator>
    <meta:document-statistic meta:object-count="2120"/>
  </office:meta>
</office:document-meta>
</file>